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8252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DQ0_0</text:p>
          </table:table-cell>
          <table:table-cell table:style-name="ce4" office:value-type="string" calcext:value-type="string">
            <text:p>B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826" calcext:value-type="float">
            <text:p>129.83</text:p>
          </table:table-cell>
          <table:table-cell table:style-name="ce7" office:value-type="float" office:value="131.13" calcext:value-type="float">
            <text:p>131.13</text:p>
          </table:table-cell>
          <table:table-cell table:style-name="ce10" table:formula="of:=AVERAGE([.D2:.E2])" office:value-type="float" office:value="130.478" calcext:value-type="float">
            <text:p>130.48</text:p>
          </table:table-cell>
          <table:table-cell table:style-name="ce12"/>
          <table:table-cell table:style-name="ce12" office:value-type="float" office:value="76.54" calcext:value-type="float">
            <text:p>76.54</text:p>
          </table:table-cell>
          <table:table-cell table:style-name="ce12" table:formula="of:=[.G2]*INTERNAL_40" office:value-type="float" office:value="0" calcext:value-type="float">
            <text:p>0.00</text:p>
          </table:table-cell>
          <table:table-cell table:style-name="ce12" table:formula="of:=[.H2]*EXTERNAL_40" office:value-type="float" office:value="443.932" calcext:value-type="float">
            <text:p>443.93</text:p>
          </table:table-cell>
          <table:table-cell table:style-name="ce4" table:number-columns-repeated="3"/>
          <table:table-cell table:style-name="ce4" table:formula="of:=VIA_18*[.K2]+VIA_13*[.L2]+VIA_16*[.M2]" office:value-type="float" office:value="0" calcext:value-type="float">
            <text:p>0</text:p>
          </table:table-cell>
          <table:table-cell table:style-name="ce12" table:formula="of:=[.I2]+[.J2]+[.N2]+[.F2]" office:value-type="float" office:value="574.41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2]-[.P2]" office:value-type="float" office:value="0.0250000000000909" calcext:value-type="float">
            <text:p>0.03</text:p>
          </table:table-cell>
          <table:table-cell table:formula="of:=([.P2]-([.F2]+[.N2]))" office:value-type="float" office:value="443.907" calcext:value-type="float">
            <text:p>443.91</text:p>
          </table:table-cell>
          <table:table-cell table:formula="of:=[.R2]/INTERNAL_40" office:value-type="float" office:value="70.4614285714286" calcext:value-type="float">
            <text:p>70.46</text:p>
          </table:table-cell>
          <table:table-cell table:formula="of:=[.R2]/EXTERNAL_40" office:value-type="float" office:value="76.5356896551724" calcext:value-type="float">
            <text:p>76.54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3" calcext:value-type="float">
            <text:p>6.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1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5.454" calcext:value-type="float">
            <text:p>125.45</text:p>
          </table:table-cell>
          <table:table-cell table:style-name="ce7" office:value-type="float" office:value="126.714" calcext:value-type="float">
            <text:p>126.71</text:p>
          </table:table-cell>
          <table:table-cell table:style-name="ce10" table:formula="of:=AVERAGE([.D3:.E3])" office:value-type="float" office:value="126.084" calcext:value-type="float">
            <text:p>126.08</text:p>
          </table:table-cell>
          <table:table-cell table:style-name="ce12"/>
          <table:table-cell table:style-name="ce12" office:value-type="float" office:value="77.29" calcext:value-type="float">
            <text:p>77.29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448.282" calcext:value-type="float">
            <text:p>448.28</text:p>
          </table:table-cell>
          <table:table-cell table:style-name="ce4" table:number-columns-repeated="3"/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574.366" calcext:value-type="float">
            <text:p>574.37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3]-[.P3]" office:value-type="float" office:value="-0.0190000000000055" calcext:value-type="float">
            <text:p>-0.02</text:p>
          </table:table-cell>
          <table:table-cell table:formula="of:=([.P3]-([.F3]+[.N3]))" office:value-type="float" office:value="448.301" calcext:value-type="float">
            <text:p>448.30</text:p>
          </table:table-cell>
          <table:table-cell table:formula="of:=[.R3]/INTERNAL_40" office:value-type="float" office:value="71.1588888888889" calcext:value-type="float">
            <text:p>71.16</text:p>
          </table:table-cell>
          <table:table-cell table:formula="of:=[.R3]/EXTERNAL_40" office:value-type="float" office:value="77.293275862069" calcext:value-type="float">
            <text:p>77.29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6.2" calcext:value-type="float">
            <text:p>6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0.531" calcext:value-type="float">
            <text:p>120.53</text:p>
          </table:table-cell>
          <table:table-cell table:style-name="ce7" office:value-type="float" office:value="121.743" calcext:value-type="float">
            <text:p>121.74</text:p>
          </table:table-cell>
          <table:table-cell table:style-name="ce10" table:formula="of:=AVERAGE([.D4:.E4])" office:value-type="float" office:value="121.137" calcext:value-type="float">
            <text:p>121.14</text:p>
          </table:table-cell>
          <table:table-cell table:style-name="ce12"/>
          <table:table-cell table:style-name="ce12" office:value-type="float" office:value="78.15" calcext:value-type="float">
            <text:p>78.15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453.27" calcext:value-type="float">
            <text:p>453.27</text:p>
          </table:table-cell>
          <table:table-cell table:style-name="ce4" table:number-columns-repeated="3"/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574.407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4]-[.P4]" office:value-type="float" office:value="0.0220000000000482" calcext:value-type="float">
            <text:p>0.02</text:p>
          </table:table-cell>
          <table:table-cell table:formula="of:=([.P4]-([.F4]+[.N4]))" office:value-type="float" office:value="453.248" calcext:value-type="float">
            <text:p>453.25</text:p>
          </table:table-cell>
          <table:table-cell table:formula="of:=[.R4]/INTERNAL_40" office:value-type="float" office:value="71.944126984127" calcext:value-type="float">
            <text:p>71.94</text:p>
          </table:table-cell>
          <table:table-cell table:formula="of:=[.R4]/EXTERNAL_40" office:value-type="float" office:value="78.1462068965517" calcext:value-type="float">
            <text:p>78.15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8" calcext:value-type="float">
            <text:p>5.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3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599" calcext:value-type="float">
            <text:p>129.60</text:p>
          </table:table-cell>
          <table:table-cell table:style-name="ce7" office:value-type="float" office:value="130.901" calcext:value-type="float">
            <text:p>130.90</text:p>
          </table:table-cell>
          <table:table-cell table:style-name="ce10" table:formula="of:=AVERAGE([.D5:.E5])" office:value-type="float" office:value="130.25" calcext:value-type="float">
            <text:p>130.25</text:p>
          </table:table-cell>
          <table:table-cell table:style-name="ce12"/>
          <table:table-cell table:style-name="ce12" office:value-type="float" office:value="76.58" calcext:value-type="float">
            <text:p>76.58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444.164" calcext:value-type="float">
            <text:p>444.16</text:p>
          </table:table-cell>
          <table:table-cell table:style-name="ce4" table:number-columns-repeated="3"/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574.414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5]-[.P5]" office:value-type="float" office:value="0.0289999999999964" calcext:value-type="float">
            <text:p>0.03</text:p>
          </table:table-cell>
          <table:table-cell table:formula="of:=([.P5]-([.F5]+[.N5]))" office:value-type="float" office:value="444.135" calcext:value-type="float">
            <text:p>444.14</text:p>
          </table:table-cell>
          <table:table-cell table:formula="of:=[.R5]/INTERNAL_40" office:value-type="float" office:value="70.4976190476191" calcext:value-type="float">
            <text:p>70.50</text:p>
          </table:table-cell>
          <table:table-cell table:formula="of:=[.R5]/EXTERNAL_40" office:value-type="float" office:value="76.575" calcext:value-type="float">
            <text:p>76.58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4</text:p>
          </table:table-cell>
          <table:table-cell table:style-name="ce4" office:value-type="string" calcext:value-type="string">
            <text:p>G1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79.988" calcext:value-type="float">
            <text:p>79.99</text:p>
          </table:table-cell>
          <table:table-cell table:style-name="ce7" office:value-type="float" office:value="80.792" calcext:value-type="float">
            <text:p>80.79</text:p>
          </table:table-cell>
          <table:table-cell table:style-name="ce10" table:formula="of:=AVERAGE([.D6:.E6])" office:value-type="float" office:value="80.39" calcext:value-type="float">
            <text:p>80.39</text:p>
          </table:table-cell>
          <table:table-cell table:style-name="ce12"/>
          <table:table-cell table:style-name="ce12" office:value-type="float" office:value="81.526" calcext:value-type="float">
            <text:p>81.53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472.8508" calcext:value-type="float">
            <text:p>472.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]+VIA_13*[.L6]+VIA_16*[.M6]" office:value-type="float" office:value="22.8" calcext:value-type="float">
            <text:p>22.8</text:p>
          </table:table-cell>
          <table:table-cell table:style-name="ce12" table:formula="of:=[.I6]+[.J6]+[.N6]+[.F6]" office:value-type="float" office:value="576.0408" calcext:value-type="float">
            <text:p>576.04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6]-[.P6]" office:value-type="float" office:value="1.6558" calcext:value-type="float">
            <text:p>1.66</text:p>
          </table:table-cell>
          <table:table-cell table:formula="of:=([.P6]-([.F6]+[.N6]))" office:value-type="float" office:value="471.195" calcext:value-type="float">
            <text:p>471.20</text:p>
          </table:table-cell>
          <table:table-cell table:formula="of:=[.R6]/INTERNAL_40" office:value-type="float" office:value="74.7928571428571" calcext:value-type="float">
            <text:p>74.79</text:p>
          </table:table-cell>
          <table:table-cell table:formula="of:=[.R6]/EXTERNAL_40" office:value-type="float" office:value="81.2405172413793" calcext:value-type="float">
            <text:p>81.2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5</text:p>
          </table:table-cell>
          <table:table-cell table:style-name="ce4" office:value-type="string" calcext:value-type="string">
            <text:p>G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3.235" calcext:value-type="float">
            <text:p>83.24</text:p>
          </table:table-cell>
          <table:table-cell table:style-name="ce7" office:value-type="float" office:value="84.072" calcext:value-type="float">
            <text:p>84.07</text:p>
          </table:table-cell>
          <table:table-cell table:style-name="ce10" table:formula="of:=AVERAGE([.D7:.E7])" office:value-type="float" office:value="83.6535" calcext:value-type="float">
            <text:p>83.65</text:p>
          </table:table-cell>
          <table:table-cell table:style-name="ce12"/>
          <table:table-cell table:style-name="ce12" office:value-type="float" office:value="80.61" calcext:value-type="float">
            <text:p>80.61</text:p>
          </table:table-cell>
          <table:table-cell table:style-name="ce12" table:formula="of:=[.G7]*INTERNAL_40" office:value-type="float" office:value="0" calcext:value-type="float">
            <text:p>0.00</text:p>
          </table:table-cell>
          <table:table-cell table:style-name="ce12" table:formula="of:=[.H7]*EXTERNAL_40" office:value-type="float" office:value="467.538" calcext:value-type="float">
            <text:p>467.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]+VIA_13*[.L7]+VIA_16*[.M7]" office:value-type="float" office:value="22.8" calcext:value-type="float">
            <text:p>22.8</text:p>
          </table:table-cell>
          <table:table-cell table:style-name="ce12" table:formula="of:=[.I7]+[.J7]+[.N7]+[.F7]" office:value-type="float" office:value="573.9915" calcext:value-type="float">
            <text:p>573.9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7]-[.P7]" office:value-type="float" office:value="-0.393500000000017" calcext:value-type="float">
            <text:p>-0.39</text:p>
          </table:table-cell>
          <table:table-cell table:formula="of:=([.P7]-([.F7]+[.N7]))" office:value-type="float" office:value="467.9315" calcext:value-type="float">
            <text:p>467.93</text:p>
          </table:table-cell>
          <table:table-cell table:formula="of:=[.R7]/INTERNAL_40" office:value-type="float" office:value="74.2748412698413" calcext:value-type="float">
            <text:p>74.27</text:p>
          </table:table-cell>
          <table:table-cell table:formula="of:=[.R7]/EXTERNAL_40" office:value-type="float" office:value="80.6778448275862" calcext:value-type="float">
            <text:p>80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6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231" calcext:value-type="float">
            <text:p>108.23</text:p>
          </table:table-cell>
          <table:table-cell table:style-name="ce7" office:value-type="float" office:value="109.319" calcext:value-type="float">
            <text:p>109.32</text:p>
          </table:table-cell>
          <table:table-cell table:style-name="ce10" table:formula="of:=AVERAGE([.D8:.E8])" office:value-type="float" office:value="108.775" calcext:value-type="float">
            <text:p>108.78</text:p>
          </table:table-cell>
          <table:table-cell table:style-name="ce12"/>
          <table:table-cell table:style-name="ce12" office:value-type="float" office:value="76.378" calcext:value-type="float">
            <text:p>76.38</text:p>
          </table:table-cell>
          <table:table-cell table:style-name="ce12" table:formula="of:=[.G8]*INTERNAL_40" office:value-type="float" office:value="0" calcext:value-type="float">
            <text:p>0.00</text:p>
          </table:table-cell>
          <table:table-cell table:style-name="ce12" table:formula="of:=[.H8]*EXTERNAL_40" office:value-type="float" office:value="442.9924" calcext:value-type="float">
            <text:p>442.9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]+VIA_13*[.L8]+VIA_16*[.M8]" office:value-type="float" office:value="22.8" calcext:value-type="float">
            <text:p>22.8</text:p>
          </table:table-cell>
          <table:table-cell table:style-name="ce12" table:formula="of:=[.I8]+[.J8]+[.N8]+[.F8]" office:value-type="float" office:value="574.5674" calcext:value-type="float">
            <text:p>574.57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8]-[.P8]" office:value-type="float" office:value="0.18240000000003" calcext:value-type="float">
            <text:p>0.18</text:p>
          </table:table-cell>
          <table:table-cell table:formula="of:=([.P8]-([.F8]+[.N8]))" office:value-type="float" office:value="442.81" calcext:value-type="float">
            <text:p>442.81</text:p>
          </table:table-cell>
          <table:table-cell table:formula="of:=[.R8]/INTERNAL_40" office:value-type="float" office:value="70.2873015873016" calcext:value-type="float">
            <text:p>70.29</text:p>
          </table:table-cell>
          <table:table-cell table:formula="of:=[.R8]/EXTERNAL_40" office:value-type="float" office:value="76.3465517241379" calcext:value-type="float">
            <text:p>76.35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7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437" calcext:value-type="float">
            <text:p>108.44</text:p>
          </table:table-cell>
          <table:table-cell table:style-name="ce7" office:value-type="float" office:value="109.527" calcext:value-type="float">
            <text:p>109.53</text:p>
          </table:table-cell>
          <table:table-cell table:style-name="ce10" table:formula="of:=AVERAGE([.D9:.E9])" office:value-type="float" office:value="108.982" calcext:value-type="float">
            <text:p>108.98</text:p>
          </table:table-cell>
          <table:table-cell table:style-name="ce12"/>
          <table:table-cell table:style-name="ce12" office:value-type="float" office:value="76.332" calcext:value-type="float">
            <text:p>76.33</text:p>
          </table:table-cell>
          <table:table-cell table:style-name="ce12" table:formula="of:=[.G9]*INTERNAL_40" office:value-type="float" office:value="0" calcext:value-type="float">
            <text:p>0.00</text:p>
          </table:table-cell>
          <table:table-cell table:style-name="ce12" table:formula="of:=[.H9]*EXTERNAL_40" office:value-type="float" office:value="442.7256" calcext:value-type="float">
            <text:p>442.7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]+VIA_13*[.L9]+VIA_16*[.M9]" office:value-type="float" office:value="22.8" calcext:value-type="float">
            <text:p>22.8</text:p>
          </table:table-cell>
          <table:table-cell table:style-name="ce12" table:formula="of:=[.I9]+[.J9]+[.N9]+[.F9]" office:value-type="float" office:value="574.5076" calcext:value-type="float">
            <text:p>574.5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9]-[.P9]" office:value-type="float" office:value="0.12259999999992" calcext:value-type="float">
            <text:p>0.12</text:p>
          </table:table-cell>
          <table:table-cell table:formula="of:=([.P9]-([.F9]+[.N9]))" office:value-type="float" office:value="442.603" calcext:value-type="float">
            <text:p>442.60</text:p>
          </table:table-cell>
          <table:table-cell table:formula="of:=[.R9]/INTERNAL_40" office:value-type="float" office:value="70.2544444444444" calcext:value-type="float">
            <text:p>70.25</text:p>
          </table:table-cell>
          <table:table-cell table:formula="of:=[.R9]/EXTERNAL_40" office:value-type="float" office:value="76.3108620689655" calcext:value-type="float">
            <text:p>76.31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office:value-type="float" office:value="11.4" calcext:value-type="float">
            <text:p>11.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31.014" calcext:value-type="float">
            <text:p>131.01</text:p>
          </table:table-cell>
          <table:table-cell table:style-name="ce7" office:value-type="float" office:value="132.33" calcext:value-type="float">
            <text:p>132.33</text:p>
          </table:table-cell>
          <table:table-cell table:style-name="ce10" table:formula="of:=AVERAGE([.D10:.E10])" office:value-type="float" office:value="131.672" calcext:value-type="float">
            <text:p>131.67</text:p>
          </table:table-cell>
          <table:table-cell table:style-name="ce12"/>
          <table:table-cell table:style-name="ce12" office:value-type="float" office:value="76.33" calcext:value-type="float">
            <text:p>76.33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442.714" calcext:value-type="float">
            <text:p>442.71</text:p>
          </table:table-cell>
          <table:table-cell table:style-name="ce4" table:number-columns-repeated="3"/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574.386" calcext:value-type="float">
            <text:p>574.3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10]-[.P10]" office:value-type="float" office:value="0.000999999999976353" calcext:value-type="float">
            <text:p>0.00</text:p>
          </table:table-cell>
          <table:table-cell table:formula="of:=([.P10]-([.F10]+[.N10]))" office:value-type="float" office:value="442.713" calcext:value-type="float">
            <text:p>442.71</text:p>
          </table:table-cell>
          <table:table-cell table:formula="of:=[.R10]/INTERNAL_40" office:value-type="float" office:value="70.2719047619048" calcext:value-type="float">
            <text:p>70.27</text:p>
          </table:table-cell>
          <table:table-cell table:formula="of:=[.R10]/EXTERNAL_40" office:value-type="float" office:value="76.3298275862069" calcext:value-type="float">
            <text:p>76.33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office:value-type="float" office:value="7.2" calcext:value-type="float">
            <text:p>7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637" calcext:value-type="float">
            <text:p>94.64</text:p>
          </table:table-cell>
          <table:table-cell table:style-name="ce7" office:value-type="float" office:value="95.588" calcext:value-type="float">
            <text:p>95.59</text:p>
          </table:table-cell>
          <table:table-cell table:style-name="ce10" table:formula="of:=AVERAGE([.D11:.E11])" office:value-type="float" office:value="95.1125" calcext:value-type="float">
            <text:p>95.11</text:p>
          </table:table-cell>
          <table:table-cell table:style-name="ce12"/>
          <table:table-cell table:style-name="ce12" office:value-type="float" office:value="82.995" calcext:value-type="float">
            <text:p>83.00</text:p>
          </table:table-cell>
          <table:table-cell table:style-name="ce12" table:formula="of:=[.G11]*INTERNAL_80" office:value-type="float" office:value="0" calcext:value-type="float">
            <text:p>0.00</text:p>
          </table:table-cell>
          <table:table-cell table:style-name="ce12" table:formula="of:=[.H11]*EXTERNAL_80" office:value-type="float" office:value="456.4725" calcext:value-type="float">
            <text:p>456.4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]+VIA_13*[.L11]+VIA_16*[.M11]" office:value-type="float" office:value="22.8" calcext:value-type="float">
            <text:p>22.8</text:p>
          </table:table-cell>
          <table:table-cell table:style-name="ce12" table:formula="of:=[.I11]+[.J11]+[.N11]+[.F11]" office:value-type="float" office:value="574.385" calcext:value-type="float">
            <text:p>574.3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office:value-type="float" office:value="10.9" calcext:value-type="float">
            <text:p>10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0.376" calcext:value-type="float">
            <text:p>110.38</text:p>
          </table:table-cell>
          <table:table-cell table:style-name="ce8" office:value-type="float" office:value="111.486" calcext:value-type="float">
            <text:p>111.49</text:p>
          </table:table-cell>
          <table:table-cell table:formula="of:=AVERAGE([.D12:.E12])" office:value-type="float" office:value="110.931" calcext:value-type="float">
            <text:p>110.93</text:p>
          </table:table-cell>
          <table:table-cell/>
          <table:table-cell office:value-type="float" office:value="63.12" calcext:value-type="float">
            <text:p>63.12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366.096" calcext:value-type="float">
            <text:p>366.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2]+VIA_13*[.L12]+VIA_16*[.M12]" office:value-type="float" office:value="22.8" calcext:value-type="float">
            <text:p>22.8</text:p>
          </table:table-cell>
          <table:table-cell table:formula="of:=[.I12]+[.J12]+[.N12]+[.F12]" office:value-type="float" office:value="499.827" calcext:value-type="float">
            <text:p>499.83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2]-[.P12]" office:value-type="float" office:value="0.0109999999999673" calcext:value-type="float">
            <text:p>0.01</text:p>
          </table:table-cell>
          <table:table-cell table:formula="of:=([.P12]-([.F12]+[.N12]))" office:value-type="float" office:value="366.085" calcext:value-type="float">
            <text:p>366.09</text:p>
          </table:table-cell>
          <table:table-cell table:formula="of:=[.R12]/INTERNAL_40" office:value-type="float" office:value="58.1087301587302" calcext:value-type="float">
            <text:p>58.11</text:p>
          </table:table-cell>
          <table:table-cell table:formula="of:=[.R12]/EXTERNAL_40" office:value-type="float" office:value="63.1181034482759" calcext:value-type="float">
            <text:p>63.12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7.637" calcext:value-type="float">
            <text:p>107.64</text:p>
          </table:table-cell>
          <table:table-cell table:style-name="ce8" office:value-type="float" office:value="108.719" calcext:value-type="float">
            <text:p>108.72</text:p>
          </table:table-cell>
          <table:table-cell table:formula="of:=AVERAGE([.D13:.E13])" office:value-type="float" office:value="108.178" calcext:value-type="float">
            <text:p>108.18</text:p>
          </table:table-cell>
          <table:table-cell/>
          <table:table-cell office:value-type="float" office:value="67.429" calcext:value-type="float">
            <text:p>67.43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391.0882" calcext:value-type="float">
            <text:p>391.09</text:p>
          </table:table-cell>
          <table:table-cell table:number-columns-repeated="3"/>
          <table:table-cell table:formula="of:=VIA_18*[.K13]+VIA_13*[.L13]+VIA_16*[.M13]" office:value-type="float" office:value="0" calcext:value-type="float">
            <text:p>0</text:p>
          </table:table-cell>
          <table:table-cell table:formula="of:=[.I13]+[.J13]+[.N13]+[.F13]" office:value-type="float" office:value="499.2662" calcext:value-type="float">
            <text:p>499.27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3]-[.P13]" office:value-type="float" office:value="-0.549800000000062" calcext:value-type="float">
            <text:p>-0.55</text:p>
          </table:table-cell>
          <table:table-cell table:formula="of:=([.P13]-([.F13]+[.N13]))" office:value-type="float" office:value="391.638" calcext:value-type="float">
            <text:p>391.64</text:p>
          </table:table-cell>
          <table:table-cell table:formula="of:=[.R13]/INTERNAL_40" office:value-type="float" office:value="62.1647619047619" calcext:value-type="float">
            <text:p>62.16</text:p>
          </table:table-cell>
          <table:table-cell table:formula="of:=[.R13]/EXTERNAL_40" office:value-type="float" office:value="67.5237931034483" calcext:value-type="float">
            <text:p>67.52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Q1_2</text:p>
          </table:table-cell>
          <table:table-cell office:value-type="string" calcext:value-type="string">
            <text:p>A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1.812" calcext:value-type="float">
            <text:p>131.81</text:p>
          </table:table-cell>
          <table:table-cell table:style-name="ce8" office:value-type="float" office:value="133.136" calcext:value-type="float">
            <text:p>133.14</text:p>
          </table:table-cell>
          <table:table-cell table:formula="of:=AVERAGE([.D14:.E14])" office:value-type="float" office:value="132.474" calcext:value-type="float">
            <text:p>132.47</text:p>
          </table:table-cell>
          <table:table-cell/>
          <table:table-cell office:value-type="float" office:value="63.576" calcext:value-type="float">
            <text:p>63.58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368.7408" calcext:value-type="float">
            <text:p>368.74</text:p>
          </table:table-cell>
          <table:table-cell table:number-columns-repeated="3"/>
          <table:table-cell table:formula="of:=VIA_18*[.K14]+VIA_13*[.L14]+VIA_16*[.M14]" office:value-type="float" office:value="0" calcext:value-type="float">
            <text:p>0</text:p>
          </table:table-cell>
          <table:table-cell table:formula="of:=[.I14]+[.J14]+[.N14]+[.F14]" office:value-type="float" office:value="501.2148" calcext:value-type="float">
            <text:p>501.21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4]-[.P14]" office:value-type="float" office:value="1.39879999999994" calcext:value-type="float">
            <text:p>1.40</text:p>
          </table:table-cell>
          <table:table-cell table:formula="of:=([.P14]-([.F14]+[.N14]))" office:value-type="float" office:value="367.342" calcext:value-type="float">
            <text:p>367.34</text:p>
          </table:table-cell>
          <table:table-cell table:formula="of:=[.R14]/INTERNAL_40" office:value-type="float" office:value="58.308253968254" calcext:value-type="float">
            <text:p>58.31</text:p>
          </table:table-cell>
          <table:table-cell table:formula="of:=[.R14]/EXTERNAL_40" office:value-type="float" office:value="63.3348275862069" calcext:value-type="float">
            <text:p>63.33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130" calcext:value-type="float">
            <text:p>1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3</text:p>
          </table:table-cell>
          <table:table-cell office:value-type="string" calcext:value-type="string">
            <text:p>B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923" calcext:value-type="float">
            <text:p>117.92</text:p>
          </table:table-cell>
          <table:table-cell table:style-name="ce8" office:value-type="float" office:value="119.109" calcext:value-type="float">
            <text:p>119.11</text:p>
          </table:table-cell>
          <table:table-cell table:formula="of:=AVERAGE([.D15:.E15])" office:value-type="float" office:value="118.516" calcext:value-type="float">
            <text:p>118.52</text:p>
          </table:table-cell>
          <table:table-cell/>
          <table:table-cell office:value-type="float" office:value="65.74" calcext:value-type="float">
            <text:p>65.74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381.292" calcext:value-type="float">
            <text:p>381.29</text:p>
          </table:table-cell>
          <table:table-cell table:number-columns-repeated="3"/>
          <table:table-cell table:formula="of:=VIA_18*[.K15]+VIA_13*[.L15]+VIA_16*[.M15]" office:value-type="float" office:value="0" calcext:value-type="float">
            <text:p>0</text:p>
          </table:table-cell>
          <table:table-cell table:formula="of:=[.I15]+[.J15]+[.N15]+[.F15]" office:value-type="float" office:value="499.808" calcext:value-type="float">
            <text:p>499.81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5]-[.P15]" office:value-type="float" office:value="-0.0080000000000382" calcext:value-type="float">
            <text:p>-0.01</text:p>
          </table:table-cell>
          <table:table-cell table:formula="of:=([.P15]-([.F15]+[.N15]))" office:value-type="float" office:value="381.3" calcext:value-type="float">
            <text:p>381.30</text:p>
          </table:table-cell>
          <table:table-cell table:formula="of:=[.R15]/INTERNAL_40" office:value-type="float" office:value="60.5238095238095" calcext:value-type="float">
            <text:p>60.52</text:p>
          </table:table-cell>
          <table:table-cell table:formula="of:=[.R15]/EXTERNAL_40" office:value-type="float" office:value="65.7413793103448" calcext:value-type="float">
            <text:p>65.74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50" calcext:value-type="float">
            <text:p>1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4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.742" calcext:value-type="float">
            <text:p>109.74</text:p>
          </table:table-cell>
          <table:table-cell table:style-name="ce8" office:value-type="float" office:value="110.844" calcext:value-type="float">
            <text:p>110.84</text:p>
          </table:table-cell>
          <table:table-cell table:formula="of:=AVERAGE([.D16:.E16])" office:value-type="float" office:value="110.293" calcext:value-type="float">
            <text:p>110.29</text:p>
          </table:table-cell>
          <table:table-cell/>
          <table:table-cell office:value-type="float" office:value="63.241" calcext:value-type="float">
            <text:p>63.24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366.7978" calcext:value-type="float">
            <text:p>366.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6]+VIA_13*[.L16]+VIA_16*[.M16]" office:value-type="float" office:value="22.8" calcext:value-type="float">
            <text:p>22.8</text:p>
          </table:table-cell>
          <table:table-cell table:formula="of:=[.I16]+[.J16]+[.N16]+[.F16]" office:value-type="float" office:value="499.8908" calcext:value-type="float">
            <text:p>499.89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6]-[.P16]" office:value-type="float" office:value="0.074799999999982" calcext:value-type="float">
            <text:p>0.07</text:p>
          </table:table-cell>
          <table:table-cell table:formula="of:=([.P16]-([.F16]+[.N16]))" office:value-type="float" office:value="366.723" calcext:value-type="float">
            <text:p>366.72</text:p>
          </table:table-cell>
          <table:table-cell table:formula="of:=[.R16]/INTERNAL_40" office:value-type="float" office:value="58.21" calcext:value-type="float">
            <text:p>58.21</text:p>
          </table:table-cell>
          <table:table-cell table:formula="of:=[.R16]/EXTERNAL_40" office:value-type="float" office:value="63.2281034482759" calcext:value-type="float">
            <text:p>63.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5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5.861" calcext:value-type="float">
            <text:p>105.86</text:p>
          </table:table-cell>
          <table:table-cell table:style-name="ce8" office:value-type="float" office:value="106.925" calcext:value-type="float">
            <text:p>106.93</text:p>
          </table:table-cell>
          <table:table-cell table:formula="of:=AVERAGE([.D17:.E17])" office:value-type="float" office:value="106.393" calcext:value-type="float">
            <text:p>106.39</text:p>
          </table:table-cell>
          <table:table-cell/>
          <table:table-cell office:value-type="float" office:value="63.914" calcext:value-type="float">
            <text:p>63.91</text:p>
          </table:table-cell>
          <table:table-cell table:formula="of:=[.G17]*INTERNAL_40" office:value-type="float" office:value="0" calcext:value-type="float">
            <text:p>0.00</text:p>
          </table:table-cell>
          <table:table-cell table:formula="of:=[.H17]*EXTERNAL_40" office:value-type="float" office:value="370.7012" calcext:value-type="float">
            <text:p>370.7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7]+VIA_13*[.L17]+VIA_16*[.M17]" office:value-type="float" office:value="22.8" calcext:value-type="float">
            <text:p>22.8</text:p>
          </table:table-cell>
          <table:table-cell table:formula="of:=[.I17]+[.J17]+[.N17]+[.F17]" office:value-type="float" office:value="499.8942" calcext:value-type="float">
            <text:p>499.89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7]-[.P17]" office:value-type="float" office:value="0.0781999999999243" calcext:value-type="float">
            <text:p>0.08</text:p>
          </table:table-cell>
          <table:table-cell table:formula="of:=([.P17]-([.F17]+[.N17]))" office:value-type="float" office:value="370.623" calcext:value-type="float">
            <text:p>370.62</text:p>
          </table:table-cell>
          <table:table-cell table:formula="of:=[.R17]/INTERNAL_40" office:value-type="float" office:value="58.8290476190476" calcext:value-type="float">
            <text:p>58.83</text:p>
          </table:table-cell>
          <table:table-cell table:formula="of:=[.R17]/EXTERNAL_40" office:value-type="float" office:value="63.9005172413793" calcext:value-type="float">
            <text:p>63.90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float" office:value="574.385" calcext:value-type="float">
            <text:p>574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6</text:p>
          </table:table-cell>
          <table:table-cell office:value-type="string" calcext:value-type="string">
            <text:p>A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163" calcext:value-type="float">
            <text:p>133.16</text:p>
          </table:table-cell>
          <table:table-cell table:style-name="ce8" office:value-type="float" office:value="134.501" calcext:value-type="float">
            <text:p>134.50</text:p>
          </table:table-cell>
          <table:table-cell table:formula="of:=AVERAGE([.D18:.E18])" office:value-type="float" office:value="133.832" calcext:value-type="float">
            <text:p>133.83</text:p>
          </table:table-cell>
          <table:table-cell/>
          <table:table-cell office:value-type="float" office:value="59.177" calcext:value-type="float">
            <text:p>59.18</text:p>
          </table:table-cell>
          <table:table-cell table:formula="of:=[.G18]*INTERNAL_40" office:value-type="float" office:value="0" calcext:value-type="float">
            <text:p>0.00</text:p>
          </table:table-cell>
          <table:table-cell table:formula="of:=[.H18]*EXTERNAL_40" office:value-type="float" office:value="343.2266" calcext:value-type="float">
            <text:p>343.2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8]+VIA_13*[.L18]+VIA_16*[.M18]" office:value-type="float" office:value="22.8" calcext:value-type="float">
            <text:p>22.8</text:p>
          </table:table-cell>
          <table:table-cell table:formula="of:=[.I18]+[.J18]+[.N18]+[.F18]" office:value-type="float" office:value="499.8586" calcext:value-type="float">
            <text:p>499.86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8]-[.P18]" office:value-type="float" office:value="0.0425999999999362" calcext:value-type="float">
            <text:p>0.04</text:p>
          </table:table-cell>
          <table:table-cell table:formula="of:=([.P18]-([.F18]+[.N18]))" office:value-type="float" office:value="343.184" calcext:value-type="float">
            <text:p>343.18</text:p>
          </table:table-cell>
          <table:table-cell table:formula="of:=[.R18]/INTERNAL_40" office:value-type="float" office:value="54.4736507936508" calcext:value-type="float">
            <text:p>54.47</text:p>
          </table:table-cell>
          <table:table-cell table:formula="of:=[.R18]/EXTERNAL_40" office:value-type="float" office:value="59.1696551724138" calcext:value-type="float">
            <text:p>59.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7</text:p>
          </table:table-cell>
          <table:table-cell office:value-type="string" calcext:value-type="string">
            <text:p>B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744" calcext:value-type="float">
            <text:p>117.74</text:p>
          </table:table-cell>
          <table:table-cell table:style-name="ce8" office:value-type="float" office:value="118.928" calcext:value-type="float">
            <text:p>118.93</text:p>
          </table:table-cell>
          <table:table-cell table:formula="of:=AVERAGE([.D19:.E19])" office:value-type="float" office:value="118.336" calcext:value-type="float">
            <text:p>118.34</text:p>
          </table:table-cell>
          <table:table-cell/>
          <table:table-cell office:value-type="float" office:value="61.869" calcext:value-type="float">
            <text:p>61.87</text:p>
          </table:table-cell>
          <table:table-cell table:formula="of:=[.G19]*INTERNAL_40" office:value-type="float" office:value="0" calcext:value-type="float">
            <text:p>0.00</text:p>
          </table:table-cell>
          <table:table-cell table:formula="of:=[.H19]*EXTERNAL_40" office:value-type="float" office:value="358.8402" calcext:value-type="float">
            <text:p>358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9]+VIA_13*[.L19]+VIA_16*[.M19]" office:value-type="float" office:value="22.8" calcext:value-type="float">
            <text:p>22.8</text:p>
          </table:table-cell>
          <table:table-cell table:formula="of:=[.I19]+[.J19]+[.N19]+[.F19]" office:value-type="float" office:value="499.9762" calcext:value-type="float">
            <text:p>499.98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9]-[.P19]" office:value-type="float" office:value="0.160199999999975" calcext:value-type="float">
            <text:p>0.16</text:p>
          </table:table-cell>
          <table:table-cell table:formula="of:=([.P19]-([.F19]+[.N19]))" office:value-type="float" office:value="358.68" calcext:value-type="float">
            <text:p>358.68</text:p>
          </table:table-cell>
          <table:table-cell table:formula="of:=[.R19]/INTERNAL_40" office:value-type="float" office:value="56.9333333333333" calcext:value-type="float">
            <text:p>56.93</text:p>
          </table:table-cell>
          <table:table-cell table:formula="of:=[.R19]/EXTERNAL_40" office:value-type="float" office:value="61.8413793103448" calcext:value-type="float">
            <text:p>61.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1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1.331" calcext:value-type="float">
            <text:p>111.33</text:p>
          </table:table-cell>
          <table:table-cell table:style-name="ce8" office:value-type="float" office:value="112.449" calcext:value-type="float">
            <text:p>112.45</text:p>
          </table:table-cell>
          <table:table-cell table:formula="of:=AVERAGE([.D20:.E20])" office:value-type="float" office:value="111.89" calcext:value-type="float">
            <text:p>111.89</text:p>
          </table:table-cell>
          <table:table-cell/>
          <table:table-cell office:value-type="float" office:value="63.015" calcext:value-type="float">
            <text:p>63.02</text:p>
          </table:table-cell>
          <table:table-cell table:formula="of:=[.G20]*INTERNAL_40" office:value-type="float" office:value="0" calcext:value-type="float">
            <text:p>0.00</text:p>
          </table:table-cell>
          <table:table-cell table:formula="of:=[.H20]*EXTERNAL_40" office:value-type="float" office:value="365.487" calcext:value-type="float">
            <text:p>365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20]+VIA_13*[.L20]+VIA_16*[.M20]" office:value-type="float" office:value="22.8" calcext:value-type="float">
            <text:p>22.8</text:p>
          </table:table-cell>
          <table:table-cell table:formula="of:=[.I20]+[.J20]+[.N20]+[.F20]" office:value-type="float" office:value="500.177" calcext:value-type="float">
            <text:p>500.18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20]-[.P20]" office:value-type="float" office:value="0.360999999999933" calcext:value-type="float">
            <text:p>0.36</text:p>
          </table:table-cell>
          <table:table-cell table:formula="of:=([.P20]-([.F20]+[.N20]))" office:value-type="float" office:value="365.126" calcext:value-type="float">
            <text:p>365.13</text:p>
          </table:table-cell>
          <table:table-cell table:formula="of:=[.R20]/INTERNAL_40" office:value-type="float" office:value="57.9565079365079" calcext:value-type="float">
            <text:p>57.96</text:p>
          </table:table-cell>
          <table:table-cell table:formula="of:=[.R20]/EXTERNAL_40" office:value-type="float" office:value="62.9527586206897" calcext:value-type="float">
            <text:p>62.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1</text:p>
          </table:table-cell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6.555" calcext:value-type="float">
            <text:p>126.56</text:p>
          </table:table-cell>
          <table:table-cell table:style-name="ce8" office:value-type="float" office:value="127.827" calcext:value-type="float">
            <text:p>127.83</text:p>
          </table:table-cell>
          <table:table-cell table:formula="of:=AVERAGE([.D21:.E21])" office:value-type="float" office:value="127.191" calcext:value-type="float">
            <text:p>127.19</text:p>
          </table:table-cell>
          <table:table-cell/>
          <table:table-cell office:value-type="float" office:value="67.75" calcext:value-type="float">
            <text:p>67.75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372.625" calcext:value-type="float">
            <text:p>372.63</text:p>
          </table:table-cell>
          <table:table-cell table:number-columns-repeated="3"/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499.816" calcext:value-type="float">
            <text:p>499.82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2_0</text:p>
          </table:table-cell>
          <table:table-cell table:style-name="ce4" office:value-type="string" calcext:value-type="string">
            <text:p>E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858" calcext:value-type="float">
            <text:p>105.86</text:p>
          </table:table-cell>
          <table:table-cell table:style-name="ce7" office:value-type="float" office:value="106.922" calcext:value-type="float">
            <text:p>106.92</text:p>
          </table:table-cell>
          <table:table-cell table:style-name="ce10" table:formula="of:=AVERAGE([.D22:.E22])" office:value-type="float" office:value="106.39" calcext:value-type="float">
            <text:p>106.39</text:p>
          </table:table-cell>
          <table:table-cell table:style-name="ce12"/>
          <table:table-cell table:style-name="ce12" office:value-type="float" office:value="59.941" calcext:value-type="float">
            <text:p>59.94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347.6578" calcext:value-type="float">
            <text:p>347.6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2]+VIA_13*[.L22]+VIA_16*[.M22]" office:value-type="float" office:value="22.8" calcext:value-type="float">
            <text:p>22.8</text:p>
          </table:table-cell>
          <table:table-cell table:style-name="ce12" table:formula="of:=[.I22]+[.J22]+[.N22]+[.F22]" office:value-type="float" office:value="476.8478" calcext:value-type="float">
            <text:p>476.8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2]-[.P22]" office:value-type="float" office:value="0.102800000000002" calcext:value-type="float">
            <text:p>0.10</text:p>
          </table:table-cell>
          <table:table-cell table:formula="of:=([.P22]-([.F22]+[.N22]))" office:value-type="float" office:value="347.555" calcext:value-type="float">
            <text:p>347.56</text:p>
          </table:table-cell>
          <table:table-cell table:formula="of:=[.R22]/INTERNAL_40" office:value-type="float" office:value="55.1674603174603" calcext:value-type="float">
            <text:p>55.17</text:p>
          </table:table-cell>
          <table:table-cell table:formula="of:=[.R22]/EXTERNAL_40" office:value-type="float" office:value="59.923275862069" calcext:value-type="float">
            <text:p>59.92</text:p>
          </table:table-cell>
          <table:table-cell table:number-columns-repeated="3"/>
          <table:table-cell office:value-type="string" calcext:value-type="string">
            <text:p>Assumes -2 speed FPGA (rated for 800 MT/s for DDR3L in HR bank)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1</text:p>
          </table:table-cell>
          <table:table-cell table:style-name="ce4" office:value-type="string" calcext:value-type="string">
            <text:p>E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729" calcext:value-type="float">
            <text:p>109.73</text:p>
          </table:table-cell>
          <table:table-cell table:style-name="ce7" office:value-type="float" office:value="110.831" calcext:value-type="float">
            <text:p>110.83</text:p>
          </table:table-cell>
          <table:table-cell table:style-name="ce10" table:formula="of:=AVERAGE([.D23:.E23])" office:value-type="float" office:value="110.28" calcext:value-type="float">
            <text:p>110.28</text:p>
          </table:table-cell>
          <table:table-cell table:style-name="ce12" office:value-type="float" office:value="54.71" calcext:value-type="float">
            <text:p>54.71</text:p>
          </table:table-cell>
          <table:table-cell table:style-name="ce12"/>
          <table:table-cell table:style-name="ce12" table:formula="of:=[.G23]*INTERNAL_40" office:value-type="float" office:value="344.673" calcext:value-type="float">
            <text:p>344.67</text:p>
          </table:table-cell>
          <table:table-cell table:style-name="ce12" table:formula="of:=[.H2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3]+VIA_13*[.L23]+VIA_16*[.M23]" office:value-type="float" office:value="21.8" calcext:value-type="float">
            <text:p>21.8</text:p>
          </table:table-cell>
          <table:table-cell table:style-name="ce12" table:formula="of:=[.I23]+[.J23]+[.N23]+[.F23]" office:value-type="float" office:value="476.753" calcext:value-type="float">
            <text:p>476.7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3]-[.P23]" office:value-type="float" office:value="0.0080000000000382" calcext:value-type="float">
            <text:p>0.01</text:p>
          </table:table-cell>
          <table:table-cell table:formula="of:=([.P23]-([.F23]+[.N23]))" office:value-type="float" office:value="344.665" calcext:value-type="float">
            <text:p>344.67</text:p>
          </table:table-cell>
          <table:table-cell table:formula="of:=[.R23]/INTERNAL_40" office:value-type="float" office:value="54.7087301587302" calcext:value-type="float">
            <text:p>54.71</text:p>
          </table:table-cell>
          <table:table-cell table:formula="of:=[.R23]/EXTERNAL_40" office:value-type="float" office:value="59.425" calcext:value-type="float">
            <text:p>59.43</text:p>
          </table:table-cell>
          <table:table-cell table:number-columns-repeated="3"/>
          <table:table-cell office:value-type="string" calcext:value-type="string">
            <text:p>and DDR3L 1600 memory device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2</text:p>
          </table:table-cell>
          <table:table-cell table:style-name="ce4" office:value-type="string" calcext:value-type="string">
            <text:p>J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689" calcext:value-type="float">
            <text:p>68.69</text:p>
          </table:table-cell>
          <table:table-cell table:style-name="ce7" office:value-type="float" office:value="69.379" calcext:value-type="float">
            <text:p>69.38</text:p>
          </table:table-cell>
          <table:table-cell table:style-name="ce10" table:formula="of:=AVERAGE([.D24:.E24])" office:value-type="float" office:value="69.034" calcext:value-type="float">
            <text:p>69.03</text:p>
          </table:table-cell>
          <table:table-cell table:style-name="ce12"/>
          <table:table-cell table:style-name="ce12" office:value-type="float" office:value="66.36" calcext:value-type="float">
            <text:p>66.36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384.888" calcext:value-type="float">
            <text:p>384.8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4]+VIA_13*[.L24]+VIA_16*[.M24]" office:value-type="float" office:value="22.8" calcext:value-type="float">
            <text:p>22.8</text:p>
          </table:table-cell>
          <table:table-cell table:style-name="ce12" table:formula="of:=[.I24]+[.J24]+[.N24]+[.F24]" office:value-type="float" office:value="476.722" calcext:value-type="float">
            <text:p>476.72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4]-[.P24]" office:value-type="float" office:value="-0.0230000000000246" calcext:value-type="float">
            <text:p>-0.02</text:p>
          </table:table-cell>
          <table:table-cell table:formula="of:=([.P24]-([.F24]+[.N24]))" office:value-type="float" office:value="384.911" calcext:value-type="float">
            <text:p>384.91</text:p>
          </table:table-cell>
          <table:table-cell table:formula="of:=[.R24]/INTERNAL_40" office:value-type="float" office:value="61.0969841269841" calcext:value-type="float">
            <text:p>61.10</text:p>
          </table:table-cell>
          <table:table-cell table:formula="of:=[.R24]/EXTERNAL_40" office:value-type="float" office:value="66.3639655172414" calcext:value-type="float">
            <text:p>66.3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3</text:p>
          </table:table-cell>
          <table:table-cell table:style-name="ce4" office:value-type="string" calcext:value-type="string">
            <text:p>J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134" calcext:value-type="float">
            <text:p>68.13</text:p>
          </table:table-cell>
          <table:table-cell table:style-name="ce7" office:value-type="float" office:value="68.818" calcext:value-type="float">
            <text:p>68.82</text:p>
          </table:table-cell>
          <table:table-cell table:style-name="ce10" table:formula="of:=AVERAGE([.D25:.E25])" office:value-type="float" office:value="68.476" calcext:value-type="float">
            <text:p>68.48</text:p>
          </table:table-cell>
          <table:table-cell table:style-name="ce12"/>
          <table:table-cell table:style-name="ce12" office:value-type="float" office:value="66.389" calcext:value-type="float">
            <text:p>66.39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385.0562" calcext:value-type="float">
            <text:p>385.0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5]+VIA_13*[.L25]+VIA_16*[.M25]" office:value-type="float" office:value="22.8" calcext:value-type="float">
            <text:p>22.8</text:p>
          </table:table-cell>
          <table:table-cell table:style-name="ce12" table:formula="of:=[.I25]+[.J25]+[.N25]+[.F25]" office:value-type="float" office:value="476.3322" calcext:value-type="float">
            <text:p>476.33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5]-[.P25]" office:value-type="float" office:value="-0.412800000000004" calcext:value-type="float">
            <text:p>-0.41</text:p>
          </table:table-cell>
          <table:table-cell table:formula="of:=([.P25]-([.F25]+[.N25]))" office:value-type="float" office:value="385.469" calcext:value-type="float">
            <text:p>385.47</text:p>
          </table:table-cell>
          <table:table-cell table:formula="of:=[.R25]/INTERNAL_40" office:value-type="float" office:value="61.1855555555556" calcext:value-type="float">
            <text:p>61.19</text:p>
          </table:table-cell>
          <table:table-cell table:formula="of:=[.R25]/EXTERNAL_40" office:value-type="float" office:value="66.4601724137931" calcext:value-type="float">
            <text:p>66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4</text:p>
          </table:table-cell>
          <table:table-cell table:style-name="ce4" office:value-type="string" calcext:value-type="string">
            <text:p>D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4.592" calcext:value-type="float">
            <text:p>104.59</text:p>
          </table:table-cell>
          <table:table-cell table:style-name="ce7" office:value-type="float" office:value="105.644" calcext:value-type="float">
            <text:p>105.64</text:p>
          </table:table-cell>
          <table:table-cell table:style-name="ce10" table:formula="of:=AVERAGE([.D26:.E26])" office:value-type="float" office:value="105.118" calcext:value-type="float">
            <text:p>105.12</text:p>
          </table:table-cell>
          <table:table-cell table:style-name="ce12" office:value-type="float" office:value="55.988" calcext:value-type="float">
            <text:p>55.99</text:p>
          </table:table-cell>
          <table:table-cell table:style-name="ce12"/>
          <table:table-cell table:style-name="ce12" table:formula="of:=[.G26]*INTERNAL_40" office:value-type="float" office:value="352.7244" calcext:value-type="float">
            <text:p>352.72</text:p>
          </table:table-cell>
          <table:table-cell table:style-name="ce12" table:formula="of:=[.H2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6]+VIA_13*[.L26]+VIA_16*[.M26]" office:value-type="float" office:value="21.8" calcext:value-type="float">
            <text:p>21.8</text:p>
          </table:table-cell>
          <table:table-cell table:style-name="ce12" table:formula="of:=[.I26]+[.J26]+[.N26]+[.F26]" office:value-type="float" office:value="479.6424" calcext:value-type="float">
            <text:p>479.6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6]-[.P26]" office:value-type="float" office:value="2.8974" calcext:value-type="float">
            <text:p>2.90</text:p>
          </table:table-cell>
          <table:table-cell table:formula="of:=([.P26]-([.F26]+[.N26]))" office:value-type="float" office:value="349.827" calcext:value-type="float">
            <text:p>349.83</text:p>
          </table:table-cell>
          <table:table-cell table:formula="of:=[.R26]/INTERNAL_40" office:value-type="float" office:value="55.5280952380952" calcext:value-type="float">
            <text:p>55.53</text:p>
          </table:table-cell>
          <table:table-cell table:formula="of:=[.R26]/EXTERNAL_40" office:value-type="float" office:value="60.315" calcext:value-type="float">
            <text:p>60.3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5</text:p>
          </table:table-cell>
          <table:table-cell table:style-name="ce4" office:value-type="string" calcext:value-type="string">
            <text:p>E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274" calcext:value-type="float">
            <text:p>109.27</text:p>
          </table:table-cell>
          <table:table-cell table:style-name="ce7" office:value-type="float" office:value="110.372" calcext:value-type="float">
            <text:p>110.37</text:p>
          </table:table-cell>
          <table:table-cell table:style-name="ce10" table:formula="of:=AVERAGE([.D27:.E27])" office:value-type="float" office:value="109.823" calcext:value-type="float">
            <text:p>109.82</text:p>
          </table:table-cell>
          <table:table-cell table:style-name="ce12" office:value-type="float" office:value="55.384" calcext:value-type="float">
            <text:p>55.38</text:p>
          </table:table-cell>
          <table:table-cell table:style-name="ce12"/>
          <table:table-cell table:style-name="ce12" table:formula="of:=[.G27]*INTERNAL_40" office:value-type="float" office:value="348.9192" calcext:value-type="float">
            <text:p>348.92</text:p>
          </table:table-cell>
          <table:table-cell table:style-name="ce12" table:formula="of:=[.H2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7]+VIA_13*[.L27]+VIA_16*[.M27]" office:value-type="float" office:value="21.8" calcext:value-type="float">
            <text:p>21.8</text:p>
          </table:table-cell>
          <table:table-cell table:style-name="ce12" table:formula="of:=[.I27]+[.J27]+[.N27]+[.F27]" office:value-type="float" office:value="480.5422" calcext:value-type="float">
            <text:p>480.5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7]-[.P27]" office:value-type="float" office:value="3.79719999999998" calcext:value-type="float">
            <text:p>3.80</text:p>
          </table:table-cell>
          <table:table-cell table:formula="of:=([.P27]-([.F27]+[.N27]))" office:value-type="float" office:value="345.122" calcext:value-type="float">
            <text:p>345.12</text:p>
          </table:table-cell>
          <table:table-cell table:formula="of:=[.R27]/INTERNAL_40" office:value-type="float" office:value="54.7812698412698" calcext:value-type="float">
            <text:p>54.78</text:p>
          </table:table-cell>
          <table:table-cell table:formula="of:=[.R27]/EXTERNAL_40" office:value-type="float" office:value="59.5037931034483" calcext:value-type="float">
            <text:p>59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6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5.303" calcext:value-type="float">
            <text:p>95.30</text:p>
          </table:table-cell>
          <table:table-cell table:style-name="ce7" office:value-type="float" office:value="96.261" calcext:value-type="float">
            <text:p>96.26</text:p>
          </table:table-cell>
          <table:table-cell table:style-name="ce10" table:formula="of:=AVERAGE([.D28:.E28])" office:value-type="float" office:value="95.782" calcext:value-type="float">
            <text:p>95.78</text:p>
          </table:table-cell>
          <table:table-cell table:style-name="ce12"/>
          <table:table-cell table:style-name="ce12" office:value-type="float" office:value="61.837" calcext:value-type="float">
            <text:p>61.84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358.6546" calcext:value-type="float">
            <text:p>358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8]+VIA_13*[.L28]+VIA_16*[.M28]" office:value-type="float" office:value="22.8" calcext:value-type="float">
            <text:p>22.8</text:p>
          </table:table-cell>
          <table:table-cell table:style-name="ce12" table:formula="of:=[.I28]+[.J28]+[.N28]+[.F28]" office:value-type="float" office:value="477.2366" calcext:value-type="float">
            <text:p>477.2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8]-[.P28]" office:value-type="float" office:value="0.491600000000005" calcext:value-type="float">
            <text:p>0.49</text:p>
          </table:table-cell>
          <table:table-cell table:formula="of:=([.P28]-([.F28]+[.N28]))" office:value-type="float" office:value="358.163" calcext:value-type="float">
            <text:p>358.16</text:p>
          </table:table-cell>
          <table:table-cell table:formula="of:=[.R28]/INTERNAL_40" office:value-type="float" office:value="56.8512698412699" calcext:value-type="float">
            <text:p>56.85</text:p>
          </table:table-cell>
          <table:table-cell table:formula="of:=[.R28]/EXTERNAL_40" office:value-type="float" office:value="61.7522413793103" calcext:value-type="float">
            <text:p>61.7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7</text:p>
          </table:table-cell>
          <table:table-cell table:style-name="ce4" office:value-type="string" calcext:value-type="string">
            <text:p>E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124" calcext:value-type="float">
            <text:p>105.12</text:p>
          </table:table-cell>
          <table:table-cell table:style-name="ce7" office:value-type="float" office:value="106.18" calcext:value-type="float">
            <text:p>106.18</text:p>
          </table:table-cell>
          <table:table-cell table:style-name="ce10" table:formula="of:=AVERAGE([.D29:.E29])" office:value-type="float" office:value="105.652" calcext:value-type="float">
            <text:p>105.65</text:p>
          </table:table-cell>
          <table:table-cell table:style-name="ce12"/>
          <table:table-cell table:style-name="ce12" office:value-type="float" office:value="60.068" calcext:value-type="float">
            <text:p>60.07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348.3944" calcext:value-type="float">
            <text:p>348.3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9]+VIA_13*[.L29]+VIA_16*[.M29]" office:value-type="float" office:value="22.8" calcext:value-type="float">
            <text:p>22.8</text:p>
          </table:table-cell>
          <table:table-cell table:style-name="ce12" table:formula="of:=[.I29]+[.J29]+[.N29]+[.F29]" office:value-type="float" office:value="476.8464" calcext:value-type="float">
            <text:p>476.8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9]-[.P29]" office:value-type="float" office:value="0.101399999999956" calcext:value-type="float">
            <text:p>0.10</text:p>
          </table:table-cell>
          <table:table-cell table:formula="of:=([.P29]-([.F29]+[.N29]))" office:value-type="float" office:value="348.293" calcext:value-type="float">
            <text:p>348.29</text:p>
          </table:table-cell>
          <table:table-cell table:formula="of:=[.R29]/INTERNAL_40" office:value-type="float" office:value="55.2846031746032" calcext:value-type="float">
            <text:p>55.28</text:p>
          </table:table-cell>
          <table:table-cell table:formula="of:=[.R29]/EXTERNAL_40" office:value-type="float" office:value="60.0505172413793" calcext:value-type="float">
            <text:p>60.0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D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16.786" calcext:value-type="float">
            <text:p>116.79</text:p>
          </table:table-cell>
          <table:table-cell table:style-name="ce7" office:value-type="float" office:value="117.96" calcext:value-type="float">
            <text:p>117.96</text:p>
          </table:table-cell>
          <table:table-cell table:style-name="ce10" table:formula="of:=AVERAGE([.D30:.E30])" office:value-type="float" office:value="117.373" calcext:value-type="float">
            <text:p>117.37</text:p>
          </table:table-cell>
          <table:table-cell table:style-name="ce12"/>
          <table:table-cell table:style-name="ce12" office:value-type="float" office:value="58.045" calcext:value-type="float">
            <text:p>58.05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336.661" calcext:value-type="float">
            <text:p>336.6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0]+VIA_13*[.L30]+VIA_16*[.M30]" office:value-type="float" office:value="22.8" calcext:value-type="float">
            <text:p>22.8</text:p>
          </table:table-cell>
          <table:table-cell table:style-name="ce12" table:formula="of:=[.I30]+[.J30]+[.N30]+[.F30]" office:value-type="float" office:value="476.834" calcext:value-type="float">
            <text:p>476.83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30]-[.P30]" office:value-type="float" office:value="0.0889999999999986" calcext:value-type="float">
            <text:p>0.09</text:p>
          </table:table-cell>
          <table:table-cell table:formula="of:=([.P30]-([.F30]+[.N30]))" office:value-type="float" office:value="336.572" calcext:value-type="float">
            <text:p>336.57</text:p>
          </table:table-cell>
          <table:table-cell table:formula="of:=[.R30]/INTERNAL_40" office:value-type="float" office:value="53.424126984127" calcext:value-type="float">
            <text:p>53.42</text:p>
          </table:table-cell>
          <table:table-cell table:formula="of:=[.R30]/EXTERNAL_40" office:value-type="float" office:value="58.0296551724138" calcext:value-type="float">
            <text:p>58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H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0.49" calcext:value-type="float">
            <text:p>90.49</text:p>
          </table:table-cell>
          <table:table-cell table:style-name="ce7" office:value-type="float" office:value="91.4" calcext:value-type="float">
            <text:p>91.40</text:p>
          </table:table-cell>
          <table:table-cell table:style-name="ce10" table:formula="of:=AVERAGE([.D31:.E31])" office:value-type="float" office:value="90.945" calcext:value-type="float">
            <text:p>90.95</text:p>
          </table:table-cell>
          <table:table-cell table:style-name="ce12"/>
          <table:table-cell table:style-name="ce12" office:value-type="float" office:value="66" calcext:value-type="float">
            <text:p>66.00</text:p>
          </table:table-cell>
          <table:table-cell table:style-name="ce12" table:formula="of:=[.G31]*INTERNAL_80" office:value-type="float" office:value="0" calcext:value-type="float">
            <text:p>0.00</text:p>
          </table:table-cell>
          <table:table-cell table:style-name="ce12" table:formula="of:=[.H31]*EXTERNAL_80" office:value-type="float" office:value="363" calcext:value-type="float">
            <text:p>363.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1]+VIA_13*[.L31]+VIA_16*[.M31]" office:value-type="float" office:value="22.8" calcext:value-type="float">
            <text:p>22.8</text:p>
          </table:table-cell>
          <table:table-cell table:style-name="ce12" table:formula="of:=[.I31]+[.J31]+[.N31]+[.F31]" office:value-type="float" office:value="476.745" calcext:value-type="float">
            <text:p>476.7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B1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398" calcext:value-type="float">
            <text:p>146.40</text:p>
          </table:table-cell>
          <table:table-cell table:style-name="ce8" office:value-type="float" office:value="147.87" calcext:value-type="float">
            <text:p>147.87</text:p>
          </table:table-cell>
          <table:table-cell table:formula="of:=AVERAGE([.D32:.E32])" office:value-type="float" office:value="147.134" calcext:value-type="float">
            <text:p>147.13</text:p>
          </table:table-cell>
          <table:table-cell/>
          <table:table-cell office:value-type="float" office:value="44.166" calcext:value-type="float">
            <text:p>44.17</text:p>
          </table:table-cell>
          <table:table-cell table:formula="of:=[.G32]*INTERNAL_40" office:value-type="float" office:value="0" calcext:value-type="float">
            <text:p>0.00</text:p>
          </table:table-cell>
          <table:table-cell table:formula="of:=[.H32]*EXTERNAL_40" office:value-type="float" office:value="256.1628" calcext:value-type="float">
            <text:p>256.16</text:p>
          </table:table-cell>
          <table:table-cell table:number-columns-repeated="3"/>
          <table:table-cell table:formula="of:=VIA_18*[.K32]+VIA_13*[.L32]+VIA_16*[.M32]" office:value-type="float" office:value="0" calcext:value-type="float">
            <text:p>0</text:p>
          </table:table-cell>
          <table:table-cell table:formula="of:=[.I32]+[.J32]+[.N32]+[.F32]" office:value-type="float" office:value="403.2968" calcext:value-type="float">
            <text:p>403.30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2]-[.P32]" office:value-type="float" office:value="-14.7017" calcext:value-type="float">
            <text:p>-14.70</text:p>
          </table:table-cell>
          <table:table-cell table:formula="of:=([.P32]-([.F32]+[.N32]))" office:value-type="float" office:value="270.8645" calcext:value-type="float">
            <text:p>270.86</text:p>
          </table:table-cell>
          <table:table-cell table:formula="of:=[.R32]/INTERNAL_40" office:value-type="float" office:value="42.9943650793651" calcext:value-type="float">
            <text:p>42.99</text:p>
          </table:table-cell>
          <table:table-cell table:formula="of:=[.R32]/EXTERNAL_40" office:value-type="float" office:value="46.700775862069" calcext:value-type="float">
            <text:p>46.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A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2.558" calcext:value-type="float">
            <text:p>142.56</text:p>
          </table:table-cell>
          <table:table-cell table:style-name="ce8" office:value-type="float" office:value="143.99" calcext:value-type="float">
            <text:p>143.99</text:p>
          </table:table-cell>
          <table:table-cell table:formula="of:=AVERAGE([.D33:.E33])" office:value-type="float" office:value="143.274" calcext:value-type="float">
            <text:p>143.27</text:p>
          </table:table-cell>
          <table:table-cell/>
          <table:table-cell office:value-type="float" office:value="41.918" calcext:value-type="float">
            <text:p>41.92</text:p>
          </table:table-cell>
          <table:table-cell table:formula="of:=[.G33]*INTERNAL_40" office:value-type="float" office:value="0" calcext:value-type="float">
            <text:p>0.00</text:p>
          </table:table-cell>
          <table:table-cell table:formula="of:=[.H33]*EXTERNAL_40" office:value-type="float" office:value="243.1244" calcext:value-type="float">
            <text:p>243.12</text:p>
          </table:table-cell>
          <table:table-cell table:number-columns-repeated="3"/>
          <table:table-cell table:formula="of:=VIA_18*[.K33]+VIA_13*[.L33]+VIA_16*[.M33]" office:value-type="float" office:value="0" calcext:value-type="float">
            <text:p>0</text:p>
          </table:table-cell>
          <table:table-cell table:formula="of:=[.I33]+[.J33]+[.N33]+[.F33]" office:value-type="float" office:value="386.3984" calcext:value-type="float">
            <text:p>386.40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3]-[.P33]" office:value-type="float" office:value="-31.6001" calcext:value-type="float">
            <text:p>-31.60</text:p>
          </table:table-cell>
          <table:table-cell table:formula="of:=([.P33]-([.F33]+[.N33]))" office:value-type="float" office:value="274.7245" calcext:value-type="float">
            <text:p>274.72</text:p>
          </table:table-cell>
          <table:table-cell table:formula="of:=[.R33]/INTERNAL_40" office:value-type="float" office:value="43.6070634920635" calcext:value-type="float">
            <text:p>43.61</text:p>
          </table:table-cell>
          <table:table-cell table:formula="of:=[.R33]/EXTERNAL_40" office:value-type="float" office:value="47.3662931034483" calcext:value-type="float">
            <text:p>47.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2</text:p>
          </table:table-cell>
          <table:table-cell office:value-type="string" calcext:value-type="string">
            <text:p>A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643" calcext:value-type="float">
            <text:p>146.64</text:p>
          </table:table-cell>
          <table:table-cell table:style-name="ce8" office:value-type="float" office:value="148.117" calcext:value-type="float">
            <text:p>148.12</text:p>
          </table:table-cell>
          <table:table-cell table:formula="of:=AVERAGE([.D34:.E34])" office:value-type="float" office:value="147.38" calcext:value-type="float">
            <text:p>147.38</text:p>
          </table:table-cell>
          <table:table-cell/>
          <table:table-cell office:value-type="float" office:value="39.876" calcext:value-type="float">
            <text:p>39.88</text:p>
          </table:table-cell>
          <table:table-cell table:formula="of:=[.G34]*INTERNAL_40" office:value-type="float" office:value="0" calcext:value-type="float">
            <text:p>0.00</text:p>
          </table:table-cell>
          <table:table-cell table:formula="of:=[.H34]*EXTERNAL_40" office:value-type="float" office:value="231.2808" calcext:value-type="float">
            <text:p>231.28</text:p>
          </table:table-cell>
          <table:table-cell table:number-columns-repeated="3"/>
          <table:table-cell table:formula="of:=VIA_18*[.K34]+VIA_13*[.L34]+VIA_16*[.M34]" office:value-type="float" office:value="0" calcext:value-type="float">
            <text:p>0</text:p>
          </table:table-cell>
          <table:table-cell table:formula="of:=[.I34]+[.J34]+[.N34]+[.F34]" office:value-type="float" office:value="378.6608" calcext:value-type="float">
            <text:p>378.66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4]-[.P34]" office:value-type="float" office:value="-39.3377" calcext:value-type="float">
            <text:p>-39.34</text:p>
          </table:table-cell>
          <table:table-cell table:formula="of:=([.P34]-([.F34]+[.N34]))" office:value-type="float" office:value="270.6185" calcext:value-type="float">
            <text:p>270.62</text:p>
          </table:table-cell>
          <table:table-cell table:formula="of:=[.R34]/INTERNAL_40" office:value-type="float" office:value="42.9553174603175" calcext:value-type="float">
            <text:p>42.96</text:p>
          </table:table-cell>
          <table:table-cell table:formula="of:=[.R34]/EXTERNAL_40" office:value-type="float" office:value="46.6583620689655" calcext:value-type="float">
            <text:p>46.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3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562" calcext:value-type="float">
            <text:p>139.56</text:p>
          </table:table-cell>
          <table:table-cell table:style-name="ce8" office:value-type="float" office:value="140.964" calcext:value-type="float">
            <text:p>140.96</text:p>
          </table:table-cell>
          <table:table-cell table:formula="of:=AVERAGE([.D35:.E35])" office:value-type="float" office:value="140.263" calcext:value-type="float">
            <text:p>140.26</text:p>
          </table:table-cell>
          <table:table-cell/>
          <table:table-cell office:value-type="float" office:value="40.125" calcext:value-type="float">
            <text:p>40.13</text:p>
          </table:table-cell>
          <table:table-cell table:formula="of:=[.G35]*INTERNAL_40" office:value-type="float" office:value="0" calcext:value-type="float">
            <text:p>0.00</text:p>
          </table:table-cell>
          <table:table-cell table:formula="of:=[.H35]*EXTERNAL_40" office:value-type="float" office:value="232.725" calcext:value-type="float">
            <text:p>232.73</text:p>
          </table:table-cell>
          <table:table-cell table:number-columns-repeated="3"/>
          <table:table-cell table:formula="of:=VIA_18*[.K35]+VIA_13*[.L35]+VIA_16*[.M35]" office:value-type="float" office:value="0" calcext:value-type="float">
            <text:p>0</text:p>
          </table:table-cell>
          <table:table-cell table:formula="of:=[.I35]+[.J35]+[.N35]+[.F35]" office:value-type="float" office:value="372.988" calcext:value-type="float">
            <text:p>372.99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5]-[.P35]" office:value-type="float" office:value="-45.0105" calcext:value-type="float">
            <text:p>-45.01</text:p>
          </table:table-cell>
          <table:table-cell table:formula="of:=([.P35]-([.F35]+[.N35]))" office:value-type="float" office:value="277.7355" calcext:value-type="float">
            <text:p>277.74</text:p>
          </table:table-cell>
          <table:table-cell table:formula="of:=[.R35]/INTERNAL_40" office:value-type="float" office:value="44.085" calcext:value-type="float">
            <text:p>44.09</text:p>
          </table:table-cell>
          <table:table-cell table:formula="of:=[.R35]/EXTERNAL_40" office:value-type="float" office:value="47.8854310344828" calcext:value-type="float">
            <text:p>47.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4</text:p>
          </table:table-cell>
          <table:table-cell office:value-type="string" calcext:value-type="string">
            <text:p>A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0.186" calcext:value-type="float">
            <text:p>150.19</text:p>
          </table:table-cell>
          <table:table-cell table:style-name="ce8" office:value-type="float" office:value="151.696" calcext:value-type="float">
            <text:p>151.70</text:p>
          </table:table-cell>
          <table:table-cell table:formula="of:=AVERAGE([.D36:.E36])" office:value-type="float" office:value="150.941" calcext:value-type="float">
            <text:p>150.94</text:p>
          </table:table-cell>
          <table:table-cell/>
          <table:table-cell office:value-type="float" office:value="47.609" calcext:value-type="float">
            <text:p>47.61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76.1322" calcext:value-type="float">
            <text:p>276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6]+VIA_13*[.L36]+VIA_16*[.M36]" office:value-type="float" office:value="22.8" calcext:value-type="float">
            <text:p>22.8</text:p>
          </table:table-cell>
          <table:table-cell table:formula="of:=[.I36]+[.J36]+[.N36]+[.F36]" office:value-type="float" office:value="449.8732" calcext:value-type="float">
            <text:p>449.87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6]-[.P36]" office:value-type="float" office:value="31.8747" calcext:value-type="float">
            <text:p>31.87</text:p>
          </table:table-cell>
          <table:table-cell table:formula="of:=([.P36]-([.F36]+[.N36]))" office:value-type="float" office:value="244.2575" calcext:value-type="float">
            <text:p>244.26</text:p>
          </table:table-cell>
          <table:table-cell table:formula="of:=[.R36]/INTERNAL_40" office:value-type="float" office:value="38.7710317460317" calcext:value-type="float">
            <text:p>38.77</text:p>
          </table:table-cell>
          <table:table-cell table:formula="of:=[.R36]/EXTERNAL_40" office:value-type="float" office:value="42.1133620689655" calcext:value-type="float">
            <text:p>42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5</text:p>
          </table:table-cell>
          <table:table-cell office:value-type="string" calcext:value-type="string">
            <text:p>B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6.27" calcext:value-type="float">
            <text:p>136.27</text:p>
          </table:table-cell>
          <table:table-cell table:style-name="ce8" office:value-type="float" office:value="137.64" calcext:value-type="float">
            <text:p>137.64</text:p>
          </table:table-cell>
          <table:table-cell table:formula="of:=AVERAGE([.D37:.E37])" office:value-type="float" office:value="136.955" calcext:value-type="float">
            <text:p>136.96</text:p>
          </table:table-cell>
          <table:table-cell/>
          <table:table-cell office:value-type="float" office:value="47.192" calcext:value-type="float">
            <text:p>47.19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273.7136" calcext:value-type="float">
            <text:p>273.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7]+VIA_13*[.L37]+VIA_16*[.M37]" office:value-type="float" office:value="22.8" calcext:value-type="float">
            <text:p>22.8</text:p>
          </table:table-cell>
          <table:table-cell table:formula="of:=[.I37]+[.J37]+[.N37]+[.F37]" office:value-type="float" office:value="433.4686" calcext:value-type="float">
            <text:p>433.47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7]-[.P37]" office:value-type="float" office:value="15.4701" calcext:value-type="float">
            <text:p>15.47</text:p>
          </table:table-cell>
          <table:table-cell table:formula="of:=([.P37]-([.F37]+[.N37]))" office:value-type="float" office:value="258.2435" calcext:value-type="float">
            <text:p>258.24</text:p>
          </table:table-cell>
          <table:table-cell table:formula="of:=[.R37]/INTERNAL_40" office:value-type="float" office:value="40.9910317460317" calcext:value-type="float">
            <text:p>40.99</text:p>
          </table:table-cell>
          <table:table-cell table:formula="of:=[.R37]/EXTERNAL_40" office:value-type="float" office:value="44.5247413793103" calcext:value-type="float">
            <text:p>44.52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1">
          <table:table-cell office:value-type="string" calcext:value-type="string">
            <text:p>DQ3_6</text:p>
          </table:table-cell>
          <table:table-cell office:value-type="string" calcext:value-type="string">
            <text:p>D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8.647" calcext:value-type="float">
            <text:p>128.65</text:p>
          </table:table-cell>
          <table:table-cell table:style-name="ce8" office:value-type="float" office:value="129.939" calcext:value-type="float">
            <text:p>129.94</text:p>
          </table:table-cell>
          <table:table-cell table:formula="of:=AVERAGE([.D38:.E38])" office:value-type="float" office:value="129.293" calcext:value-type="float">
            <text:p>129.29</text:p>
          </table:table-cell>
          <table:table-cell/>
          <table:table-cell office:value-type="float" office:value="47.026" calcext:value-type="float">
            <text:p>47.03</text:p>
          </table:table-cell>
          <table:table-cell table:formula="of:=[.G38]*INTERNAL_40" office:value-type="float" office:value="0" calcext:value-type="float">
            <text:p>0.00</text:p>
          </table:table-cell>
          <table:table-cell table:formula="of:=[.H38]*EXTERNAL_40" office:value-type="float" office:value="272.7508" calcext:value-type="float">
            <text:p>272.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8]+VIA_13*[.L38]+VIA_16*[.M38]" office:value-type="float" office:value="22.8" calcext:value-type="float">
            <text:p>22.8</text:p>
          </table:table-cell>
          <table:table-cell table:formula="of:=[.I38]+[.J38]+[.N38]+[.F38]" office:value-type="float" office:value="424.8438" calcext:value-type="float">
            <text:p>424.84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8]-[.P38]" office:value-type="float" office:value="6.84530000000007" calcext:value-type="float">
            <text:p>6.85</text:p>
          </table:table-cell>
          <table:table-cell table:formula="of:=([.P38]-([.F38]+[.N38]))" office:value-type="float" office:value="265.9055" calcext:value-type="float">
            <text:p>265.91</text:p>
          </table:table-cell>
          <table:table-cell table:formula="of:=[.R38]/INTERNAL_40" office:value-type="float" office:value="42.2072222222222" calcext:value-type="float">
            <text:p>42.21</text:p>
          </table:table-cell>
          <table:table-cell table:formula="of:=[.R38]/EXTERNAL_40" office:value-type="float" office:value="45.845775862069" calcext:value-type="float">
            <text:p>45.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7</text:p>
          </table:table-cell>
          <table:table-cell office:value-type="string" calcext:value-type="string">
            <text:p>D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2.363" calcext:value-type="float">
            <text:p>132.36</text:p>
          </table:table-cell>
          <table:table-cell table:style-name="ce8" office:value-type="float" office:value="133.693" calcext:value-type="float">
            <text:p>133.69</text:p>
          </table:table-cell>
          <table:table-cell table:formula="of:=AVERAGE([.D39:.E39])" office:value-type="float" office:value="133.028" calcext:value-type="float">
            <text:p>133.03</text:p>
          </table:table-cell>
          <table:table-cell/>
          <table:table-cell office:value-type="float" office:value="45.778" calcext:value-type="float">
            <text:p>45.78</text:p>
          </table:table-cell>
          <table:table-cell table:formula="of:=[.G39]*INTERNAL_40" office:value-type="float" office:value="0" calcext:value-type="float">
            <text:p>0.00</text:p>
          </table:table-cell>
          <table:table-cell table:formula="of:=[.H39]*EXTERNAL_40" office:value-type="float" office:value="265.5124" calcext:value-type="float">
            <text:p>265.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9]+VIA_13*[.L39]+VIA_16*[.M39]" office:value-type="float" office:value="22.8" calcext:value-type="float">
            <text:p>22.8</text:p>
          </table:table-cell>
          <table:table-cell table:formula="of:=[.I39]+[.J39]+[.N39]+[.F39]" office:value-type="float" office:value="421.3404" calcext:value-type="float">
            <text:p>421.34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39]-[.P39]" office:value-type="float" office:value="3.34190000000001" calcext:value-type="float">
            <text:p>3.34</text:p>
          </table:table-cell>
          <table:table-cell table:formula="of:=([.P39]-([.F39]+[.N39]))" office:value-type="float" office:value="262.1705" calcext:value-type="float">
            <text:p>262.17</text:p>
          </table:table-cell>
          <table:table-cell table:formula="of:=[.R39]/INTERNAL_40" office:value-type="float" office:value="41.6143650793651" calcext:value-type="float">
            <text:p>41.61</text:p>
          </table:table-cell>
          <table:table-cell table:formula="of:=[.R39]/EXTERNAL_40" office:value-type="float" office:value="45.2018103448276" calcext:value-type="float">
            <text:p>45.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3</text:p>
          </table:table-cell>
          <table:table-cell office:value-type="string" calcext:value-type="string">
            <text:p>C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0.349" calcext:value-type="float">
            <text:p>130.35</text:p>
          </table:table-cell>
          <table:table-cell table:style-name="ce8" office:value-type="float" office:value="131.659" calcext:value-type="float">
            <text:p>131.66</text:p>
          </table:table-cell>
          <table:table-cell table:formula="of:=AVERAGE([.D40:.E40])" office:value-type="float" office:value="131.004" calcext:value-type="float">
            <text:p>131.00</text:p>
          </table:table-cell>
          <table:table-cell/>
          <table:table-cell office:value-type="float" office:value="42.835" calcext:value-type="float">
            <text:p>42.84</text:p>
          </table:table-cell>
          <table:table-cell table:formula="of:=[.G40]*INTERNAL_40" office:value-type="float" office:value="0" calcext:value-type="float">
            <text:p>0.00</text:p>
          </table:table-cell>
          <table:table-cell table:formula="of:=[.H40]*EXTERNAL_40" office:value-type="float" office:value="248.443" calcext:value-type="float">
            <text:p>248.44</text:p>
          </table:table-cell>
          <table:table-cell table:number-columns-repeated="3"/>
          <table:table-cell table:formula="of:=VIA_18*[.K40]+VIA_13*[.L40]+VIA_16*[.M40]" office:value-type="float" office:value="0" calcext:value-type="float">
            <text:p>0</text:p>
          </table:table-cell>
          <table:table-cell table:formula="of:=[.I40]+[.J40]+[.N40]+[.F40]" office:value-type="float" office:value="379.447" calcext:value-type="float">
            <text:p>379.45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40]-[.P40]" office:value-type="float" office:value="-38.5515" calcext:value-type="float">
            <text:p>-38.55</text:p>
          </table:table-cell>
          <table:table-cell table:formula="of:=([.P40]-([.F40]+[.N40]))" office:value-type="float" office:value="286.9945" calcext:value-type="float">
            <text:p>286.99</text:p>
          </table:table-cell>
          <table:table-cell table:formula="of:=[.R40]/INTERNAL_40" office:value-type="float" office:value="45.5546825396826" calcext:value-type="float">
            <text:p>45.55</text:p>
          </table:table-cell>
          <table:table-cell table:formula="of:=[.R40]/EXTERNAL_40" office:value-type="float" office:value="49.4818103448276" calcext:value-type="float">
            <text:p>49.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3</text:p>
          </table:table-cell>
          <table:table-cell office:value-type="string" calcext:value-type="string">
            <text:p>C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0.617" calcext:value-type="float">
            <text:p>140.62</text:p>
          </table:table-cell>
          <table:table-cell table:style-name="ce8" office:value-type="float" office:value="142.031" calcext:value-type="float">
            <text:p>142.03</text:p>
          </table:table-cell>
          <table:table-cell table:formula="of:=AVERAGE([.D41:.E41])" office:value-type="float" office:value="141.324" calcext:value-type="float">
            <text:p>141.32</text:p>
          </table:table-cell>
          <table:table-cell/>
          <table:table-cell office:value-type="float" office:value="46.159" calcext:value-type="float">
            <text:p>46.16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253.8745" calcext:value-type="float">
            <text:p>253.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41]+VIA_13*[.L41]+VIA_16*[.M41]" office:value-type="float" office:value="22.8" calcext:value-type="float">
            <text:p>22.8</text:p>
          </table:table-cell>
          <table:table-cell table:formula="of:=[.I41]+[.J41]+[.N41]+[.F41]" office:value-type="float" office:value="417.9985" calcext:value-type="float">
            <text:p>418.00</text:p>
          </table:table-cell>
          <table:table-cell table:formula="of:=DQS3" office:value-type="float" office:value="417.9985" calcext:value-type="float">
            <text:p>418.00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4_0</text:p>
          </table:table-cell>
          <table:table-cell table:style-name="ce4" office:value-type="string" calcext:value-type="string">
            <text:p>T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0.602" calcext:value-type="float">
            <text:p>100.60</text:p>
          </table:table-cell>
          <table:table-cell table:style-name="ce7" office:value-type="float" office:value="101.614" calcext:value-type="float">
            <text:p>101.61</text:p>
          </table:table-cell>
          <table:table-cell table:style-name="ce10" table:formula="of:=AVERAGE([.D42:.E42])" office:value-type="float" office:value="101.108" calcext:value-type="float">
            <text:p>101.11</text:p>
          </table:table-cell>
          <table:table-cell table:style-name="ce12"/>
          <table:table-cell table:style-name="ce12" office:value-type="float" office:value="39.24" calcext:value-type="float">
            <text:p>39.24</text:p>
          </table:table-cell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227.592" calcext:value-type="float">
            <text:p>227.59</text:p>
          </table:table-cell>
          <table:table-cell table:style-name="ce4" table:number-columns-repeated="3"/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float" office:value="328.7" calcext:value-type="float">
            <text:p>328.70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42]-[.P42]" office:value-type="float" office:value="-43.069" calcext:value-type="float">
            <text:p>-43.07</text:p>
          </table:table-cell>
          <table:table-cell table:formula="of:=([.P42]-([.F42]+[.N42]))" office:value-type="float" office:value="270.661" calcext:value-type="float">
            <text:p>270.66</text:p>
          </table:table-cell>
          <table:table-cell table:formula="of:=[.R42]/INTERNAL_40" office:value-type="float" office:value="42.9620634920635" calcext:value-type="float">
            <text:p>42.96</text:p>
          </table:table-cell>
          <table:table-cell table:formula="of:=[.R42]/EXTERNAL_40" office:value-type="float" office:value="46.6656896551724" calcext:value-type="float">
            <text:p>4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1</text:p>
          </table:table-cell>
          <table:table-cell table:style-name="ce4" office:value-type="string" calcext:value-type="string">
            <text:p>T2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8.721" calcext:value-type="float">
            <text:p>88.72</text:p>
          </table:table-cell>
          <table:table-cell table:style-name="ce7" office:value-type="float" office:value="89.613" calcext:value-type="float">
            <text:p>89.61</text:p>
          </table:table-cell>
          <table:table-cell table:style-name="ce10" table:formula="of:=AVERAGE([.D43:.E43])" office:value-type="float" office:value="89.167" calcext:value-type="float">
            <text:p>89.17</text:p>
          </table:table-cell>
          <table:table-cell table:style-name="ce12"/>
          <table:table-cell table:style-name="ce12" office:value-type="float" office:value="40.075" calcext:value-type="float">
            <text:p>40.08</text:p>
          </table:table-cell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232.435" calcext:value-type="float">
            <text:p>232.44</text:p>
          </table:table-cell>
          <table:table-cell table:style-name="ce4" table:number-columns-repeated="3"/>
          <table:table-cell table:style-name="ce4" table:formula="of:=VIA_18*[.K43]+VIA_13*[.L43]+VIA_16*[.M43]" office:value-type="float" office:value="0" calcext:value-type="float">
            <text:p>0</text:p>
          </table:table-cell>
          <table:table-cell table:style-name="ce12" table:formula="of:=[.I43]+[.J43]+[.N43]+[.F43]" office:value-type="float" office:value="321.602" calcext:value-type="float">
            <text:p>321.60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43]-[.P43]" office:value-type="float" office:value="-50.167" calcext:value-type="float">
            <text:p>-50.17</text:p>
          </table:table-cell>
          <table:table-cell table:formula="of:=([.P43]-([.F43]+[.N43]))" office:value-type="float" office:value="282.602" calcext:value-type="float">
            <text:p>282.60</text:p>
          </table:table-cell>
          <table:table-cell table:formula="of:=[.R43]/INTERNAL_40" office:value-type="float" office:value="44.8574603174603" calcext:value-type="float">
            <text:p>44.86</text:p>
          </table:table-cell>
          <table:table-cell table:formula="of:=[.R43]/EXTERNAL_40" office:value-type="float" office:value="48.7244827586207" calcext:value-type="float">
            <text:p>48.7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2</text:p>
          </table:table-cell>
          <table:table-cell table:style-name="ce4" office:value-type="string" calcext:value-type="string">
            <text:p>U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13.856" calcext:value-type="float">
            <text:p>113.86</text:p>
          </table:table-cell>
          <table:table-cell table:style-name="ce7" office:value-type="float" office:value="115" calcext:value-type="float">
            <text:p>115.00</text:p>
          </table:table-cell>
          <table:table-cell table:style-name="ce10" table:formula="of:=AVERAGE([.D44:.E44])" office:value-type="float" office:value="114.428" calcext:value-type="float">
            <text:p>114.43</text:p>
          </table:table-cell>
          <table:table-cell table:style-name="ce12"/>
          <table:table-cell table:style-name="ce12" office:value-type="float" office:value="38.903" calcext:value-type="float">
            <text:p>38.90</text:p>
          </table:table-cell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225.6374" calcext:value-type="float">
            <text:p>225.64</text:p>
          </table:table-cell>
          <table:table-cell table:style-name="ce4" table:number-columns-repeated="3"/>
          <table:table-cell table:style-name="ce4" table:formula="of:=VIA_18*[.K44]+VIA_13*[.L44]+VIA_16*[.M44]" office:value-type="float" office:value="0" calcext:value-type="float">
            <text:p>0</text:p>
          </table:table-cell>
          <table:table-cell table:style-name="ce12" table:formula="of:=[.I44]+[.J44]+[.N44]+[.F44]" office:value-type="float" office:value="340.0654" calcext:value-type="float">
            <text:p>340.07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44]-[.P44]" office:value-type="float" office:value="-31.7036" calcext:value-type="float">
            <text:p>-31.70</text:p>
          </table:table-cell>
          <table:table-cell table:formula="of:=([.P44]-([.F44]+[.N44]))" office:value-type="float" office:value="257.341" calcext:value-type="float">
            <text:p>257.34</text:p>
          </table:table-cell>
          <table:table-cell table:formula="of:=[.R44]/INTERNAL_40" office:value-type="float" office:value="40.8477777777778" calcext:value-type="float">
            <text:p>40.85</text:p>
          </table:table-cell>
          <table:table-cell table:formula="of:=[.R44]/EXTERNAL_40" office:value-type="float" office:value="44.3691379310345" calcext:value-type="float">
            <text:p>44.3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3</text:p>
          </table:table-cell>
          <table:table-cell table:style-name="ce4" office:value-type="string" calcext:value-type="string">
            <text:p>U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6.204" calcext:value-type="float">
            <text:p>106.20</text:p>
          </table:table-cell>
          <table:table-cell table:style-name="ce7" office:value-type="float" office:value="107.272" calcext:value-type="float">
            <text:p>107.27</text:p>
          </table:table-cell>
          <table:table-cell table:style-name="ce10" table:formula="of:=AVERAGE([.D45:.E45])" office:value-type="float" office:value="106.738" calcext:value-type="float">
            <text:p>106.74</text:p>
          </table:table-cell>
          <table:table-cell table:style-name="ce12"/>
          <table:table-cell table:style-name="ce12" office:value-type="float" office:value="40.152" calcext:value-type="float">
            <text:p>40.15</text:p>
          </table:table-cell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232.8816" calcext:value-type="float">
            <text:p>232.88</text:p>
          </table:table-cell>
          <table:table-cell table:style-name="ce4" table:number-columns-repeated="3"/>
          <table:table-cell table:style-name="ce4" table:formula="of:=VIA_18*[.K45]+VIA_13*[.L45]+VIA_16*[.M45]" office:value-type="float" office:value="0" calcext:value-type="float">
            <text:p>0</text:p>
          </table:table-cell>
          <table:table-cell table:style-name="ce12" table:formula="of:=[.I45]+[.J45]+[.N45]+[.F45]" office:value-type="float" office:value="339.6196" calcext:value-type="float">
            <text:p>339.62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45]-[.P45]" office:value-type="float" office:value="-32.1494" calcext:value-type="float">
            <text:p>-32.15</text:p>
          </table:table-cell>
          <table:table-cell table:formula="of:=([.P45]-([.F45]+[.N45]))" office:value-type="float" office:value="265.031" calcext:value-type="float">
            <text:p>265.03</text:p>
          </table:table-cell>
          <table:table-cell table:formula="of:=[.R45]/INTERNAL_40" office:value-type="float" office:value="42.0684126984127" calcext:value-type="float">
            <text:p>42.07</text:p>
          </table:table-cell>
          <table:table-cell table:formula="of:=[.R45]/EXTERNAL_40" office:value-type="float" office:value="45.695" calcext:value-type="float">
            <text:p>45.7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4</text:p>
          </table:table-cell>
          <table:table-cell table:style-name="ce4" office:value-type="string" calcext:value-type="string">
            <text:p>U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79.379" calcext:value-type="float">
            <text:p>79.38</text:p>
          </table:table-cell>
          <table:table-cell table:style-name="ce7" office:value-type="float" office:value="80.176" calcext:value-type="float">
            <text:p>80.18</text:p>
          </table:table-cell>
          <table:table-cell table:style-name="ce10" table:formula="of:=AVERAGE([.D46:.E46])" office:value-type="float" office:value="79.7775" calcext:value-type="float">
            <text:p>79.78</text:p>
          </table:table-cell>
          <table:table-cell table:style-name="ce12"/>
          <table:table-cell table:style-name="ce12" office:value-type="float" office:value="52.698" calcext:value-type="float">
            <text:p>52.70</text:p>
          </table:table-cell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305.6484" calcext:value-type="float">
            <text:p>305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6]+VIA_13*[.L46]+VIA_16*[.M46]" office:value-type="float" office:value="22.8" calcext:value-type="float">
            <text:p>22.8</text:p>
          </table:table-cell>
          <table:table-cell table:style-name="ce12" table:formula="of:=[.I46]+[.J46]+[.N46]+[.F46]" office:value-type="float" office:value="408.2259" calcext:value-type="float">
            <text:p>408.23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46]-[.P46]" office:value-type="float" office:value="36.4569" calcext:value-type="float">
            <text:p>36.46</text:p>
          </table:table-cell>
          <table:table-cell table:formula="of:=([.P46]-([.F46]+[.N46]))" office:value-type="float" office:value="269.1915" calcext:value-type="float">
            <text:p>269.19</text:p>
          </table:table-cell>
          <table:table-cell table:formula="of:=[.R46]/INTERNAL_40" office:value-type="float" office:value="42.7288095238095" calcext:value-type="float">
            <text:p>42.73</text:p>
          </table:table-cell>
          <table:table-cell table:formula="of:=[.R46]/EXTERNAL_40" office:value-type="float" office:value="46.4123275862069" calcext:value-type="float">
            <text:p>46.4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5</text:p>
          </table:table-cell>
          <table:table-cell table:style-name="ce4" office:value-type="string" calcext:value-type="string">
            <text:p>V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6.011" calcext:value-type="float">
            <text:p>86.01</text:p>
          </table:table-cell>
          <table:table-cell table:style-name="ce7" office:value-type="float" office:value="86.876" calcext:value-type="float">
            <text:p>86.88</text:p>
          </table:table-cell>
          <table:table-cell table:style-name="ce10" table:formula="of:=AVERAGE([.D47:.E47])" office:value-type="float" office:value="86.4435" calcext:value-type="float">
            <text:p>86.44</text:p>
          </table:table-cell>
          <table:table-cell table:style-name="ce12"/>
          <table:table-cell table:style-name="ce12" office:value-type="float" office:value="51.683" calcext:value-type="float">
            <text:p>51.68</text:p>
          </table:table-cell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299.7614" calcext:value-type="float">
            <text:p>299.7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7]+VIA_13*[.L47]+VIA_16*[.M47]" office:value-type="float" office:value="22.8" calcext:value-type="float">
            <text:p>22.8</text:p>
          </table:table-cell>
          <table:table-cell table:style-name="ce12" table:formula="of:=[.I47]+[.J47]+[.N47]+[.F47]" office:value-type="float" office:value="409.0049" calcext:value-type="float">
            <text:p>409.00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47]-[.P47]" office:value-type="float" office:value="37.2359" calcext:value-type="float">
            <text:p>37.24</text:p>
          </table:table-cell>
          <table:table-cell table:formula="of:=([.P47]-([.F47]+[.N47]))" office:value-type="float" office:value="262.5255" calcext:value-type="float">
            <text:p>262.53</text:p>
          </table:table-cell>
          <table:table-cell table:formula="of:=[.R47]/INTERNAL_40" office:value-type="float" office:value="41.6707142857143" calcext:value-type="float">
            <text:p>41.67</text:p>
          </table:table-cell>
          <table:table-cell table:formula="of:=[.R47]/EXTERNAL_40" office:value-type="float" office:value="45.2630172413793" calcext:value-type="float">
            <text:p>45.2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6</text:p>
          </table:table-cell>
          <table:table-cell table:style-name="ce4" office:value-type="string" calcext:value-type="string">
            <text:p>W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9.719" calcext:value-type="float">
            <text:p>129.72</text:p>
          </table:table-cell>
          <table:table-cell table:style-name="ce7" office:value-type="float" office:value="131.023" calcext:value-type="float">
            <text:p>131.02</text:p>
          </table:table-cell>
          <table:table-cell table:style-name="ce10" table:formula="of:=AVERAGE([.D48:.E48])" office:value-type="float" office:value="130.371" calcext:value-type="float">
            <text:p>130.37</text:p>
          </table:table-cell>
          <table:table-cell table:style-name="ce12"/>
          <table:table-cell table:style-name="ce12" office:value-type="float" office:value="47.02" calcext:value-type="float">
            <text:p>47.02</text:p>
          </table:table-cell>
          <table:table-cell table:style-name="ce12" table:formula="of:=[.G48]*INTERNAL_40" office:value-type="float" office:value="0" calcext:value-type="float">
            <text:p>0.00</text:p>
          </table:table-cell>
          <table:table-cell table:style-name="ce12" table:formula="of:=[.H48]*EXTERNAL_40" office:value-type="float" office:value="272.716" calcext:value-type="float">
            <text:p>272.7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8]+VIA_13*[.L48]+VIA_16*[.M48]" office:value-type="float" office:value="22.8" calcext:value-type="float">
            <text:p>22.8</text:p>
          </table:table-cell>
          <table:table-cell table:style-name="ce12" table:formula="of:=[.I48]+[.J48]+[.N48]+[.F48]" office:value-type="float" office:value="425.887" calcext:value-type="float">
            <text:p>425.89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48]-[.P48]" office:value-type="float" office:value="54.118" calcext:value-type="float">
            <text:p>54.12</text:p>
          </table:table-cell>
          <table:table-cell table:formula="of:=([.P48]-([.F48]+[.N48]))" office:value-type="float" office:value="218.598" calcext:value-type="float">
            <text:p>218.60</text:p>
          </table:table-cell>
          <table:table-cell table:formula="of:=[.R48]/INTERNAL_40" office:value-type="float" office:value="34.6980952380952" calcext:value-type="float">
            <text:p>34.70</text:p>
          </table:table-cell>
          <table:table-cell table:formula="of:=[.R48]/EXTERNAL_40" office:value-type="float" office:value="37.6893103448276" calcext:value-type="float">
            <text:p>37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7</text:p>
          </table:table-cell>
          <table:table-cell table:style-name="ce4" office:value-type="string" calcext:value-type="string">
            <text:p>W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4.706" calcext:value-type="float">
            <text:p>124.71</text:p>
          </table:table-cell>
          <table:table-cell table:style-name="ce7" office:value-type="float" office:value="125.96" calcext:value-type="float">
            <text:p>125.96</text:p>
          </table:table-cell>
          <table:table-cell table:style-name="ce10" table:formula="of:=AVERAGE([.D49:.E49])" office:value-type="float" office:value="125.333" calcext:value-type="float">
            <text:p>125.33</text:p>
          </table:table-cell>
          <table:table-cell table:style-name="ce12"/>
          <table:table-cell table:style-name="ce12" office:value-type="float" office:value="48.144" calcext:value-type="float">
            <text:p>48.14</text:p>
          </table:table-cell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279.2352" calcext:value-type="float">
            <text:p>279.2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9]+VIA_13*[.L49]+VIA_16*[.M49]" office:value-type="float" office:value="22.8" calcext:value-type="float">
            <text:p>22.8</text:p>
          </table:table-cell>
          <table:table-cell table:style-name="ce12" table:formula="of:=[.I49]+[.J49]+[.N49]+[.F49]" office:value-type="float" office:value="427.3682" calcext:value-type="float">
            <text:p>427.37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49]-[.P49]" office:value-type="float" office:value="55.5992" calcext:value-type="float">
            <text:p>55.60</text:p>
          </table:table-cell>
          <table:table-cell table:formula="of:=([.P49]-([.F49]+[.N49]))" office:value-type="float" office:value="223.636" calcext:value-type="float">
            <text:p>223.64</text:p>
          </table:table-cell>
          <table:table-cell table:formula="of:=[.R49]/INTERNAL_40" office:value-type="float" office:value="35.4977777777778" calcext:value-type="float">
            <text:p>35.50</text:p>
          </table:table-cell>
          <table:table-cell table:formula="of:=[.R49]/EXTERNAL_40" office:value-type="float" office:value="38.5579310344828" calcext:value-type="float">
            <text:p>38.5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4</text:p>
          </table:table-cell>
          <table:table-cell table:style-name="ce4" office:value-type="string" calcext:value-type="string">
            <text:p>V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3.424" calcext:value-type="float">
            <text:p>123.42</text:p>
          </table:table-cell>
          <table:table-cell table:style-name="ce7" office:value-type="float" office:value="124.664" calcext:value-type="float">
            <text:p>124.66</text:p>
          </table:table-cell>
          <table:table-cell table:style-name="ce10" table:formula="of:=AVERAGE([.D50:.E50])" office:value-type="float" office:value="124.044" calcext:value-type="float">
            <text:p>124.04</text:p>
          </table:table-cell>
          <table:table-cell table:style-name="ce12"/>
          <table:table-cell table:style-name="ce12" office:value-type="float" office:value="47.31" calcext:value-type="float">
            <text:p>47.31</text:p>
          </table:table-cell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274.398" calcext:value-type="float">
            <text:p>274.4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0]+VIA_13*[.L50]+VIA_16*[.M50]" office:value-type="float" office:value="22.8" calcext:value-type="float">
            <text:p>22.8</text:p>
          </table:table-cell>
          <table:table-cell table:style-name="ce12" table:formula="of:=[.I50]+[.J50]+[.N50]+[.F50]" office:value-type="float" office:value="421.242" calcext:value-type="float">
            <text:p>421.24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50]-[.P50]" office:value-type="float" office:value="49.4730000000001" calcext:value-type="float">
            <text:p>49.47</text:p>
          </table:table-cell>
          <table:table-cell table:formula="of:=([.P50]-([.F50]+[.N50]))" office:value-type="float" office:value="224.925" calcext:value-type="float">
            <text:p>224.93</text:p>
          </table:table-cell>
          <table:table-cell table:formula="of:=[.R50]/INTERNAL_40" office:value-type="float" office:value="35.7023809523809" calcext:value-type="float">
            <text:p>35.70</text:p>
          </table:table-cell>
          <table:table-cell table:formula="of:=[.R50]/EXTERNAL_40" office:value-type="float" office:value="38.7801724137931" calcext:value-type="float">
            <text:p>38.7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4</text:p>
          </table:table-cell>
          <table:table-cell table:style-name="ce4" office:value-type="string" calcext:value-type="string">
            <text:p>T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95.478" calcext:value-type="float">
            <text:p>95.48</text:p>
          </table:table-cell>
          <table:table-cell table:style-name="ce7" office:value-type="float" office:value="96.438" calcext:value-type="float">
            <text:p>96.44</text:p>
          </table:table-cell>
          <table:table-cell table:style-name="ce10" table:formula="of:=AVERAGE([.D51:.E51])" office:value-type="float" office:value="95.958" calcext:value-type="float">
            <text:p>95.96</text:p>
          </table:table-cell>
          <table:table-cell table:style-name="ce12"/>
          <table:table-cell table:style-name="ce12" office:value-type="float" office:value="46.002" calcext:value-type="float">
            <text:p>46.00</text:p>
          </table:table-cell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253.011" calcext:value-type="float">
            <text:p>253.0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1]+VIA_13*[.L51]+VIA_16*[.M51]" office:value-type="float" office:value="22.8" calcext:value-type="float">
            <text:p>22.8</text:p>
          </table:table-cell>
          <table:table-cell table:style-name="ce12" table:formula="of:=[.I51]+[.J51]+[.N51]+[.F51]" office:value-type="float" office:value="371.769" calcext:value-type="float">
            <text:p>371.77</text:p>
          </table:table-cell>
          <table:table-cell table:style-name="ce12" table:formula="of:=DQS4" office:value-type="float" office:value="371.769" calcext:value-type="float">
            <text:p>371.77</text:p>
          </table:table-cell>
          <table:table-cell table:style-name="ce15" table:formula="of:=[.O51]-[.P5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5_0</text:p>
          </table:table-cell>
          <table:table-cell office:value-type="string" calcext:value-type="string">
            <text:p>Y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4.667" calcext:value-type="float">
            <text:p>134.67</text:p>
          </table:table-cell>
          <table:table-cell table:style-name="ce8" office:value-type="float" office:value="136.021" calcext:value-type="float">
            <text:p>136.02</text:p>
          </table:table-cell>
          <table:table-cell table:formula="of:=AVERAGE([.D52:.E52])" office:value-type="float" office:value="135.344" calcext:value-type="float">
            <text:p>135.34</text:p>
          </table:table-cell>
          <table:table-cell/>
          <table:table-cell office:value-type="float" office:value="38.406" calcext:value-type="float">
            <text:p>38.41</text:p>
          </table:table-cell>
          <table:table-cell table:formula="of:=[.G52]*INTERNAL_40" office:value-type="float" office:value="0" calcext:value-type="float">
            <text:p>0.00</text:p>
          </table:table-cell>
          <table:table-cell table:formula="of:=[.H52]*EXTERNAL_40" office:value-type="float" office:value="222.7548" calcext:value-type="float">
            <text:p>222.75</text:p>
          </table:table-cell>
          <table:table-cell table:number-columns-repeated="3"/>
          <table:table-cell table:formula="of:=VIA_18*[.K52]+VIA_13*[.L52]+VIA_16*[.M52]" office:value-type="float" office:value="0" calcext:value-type="float">
            <text:p>0</text:p>
          </table:table-cell>
          <table:table-cell table:formula="of:=[.I52]+[.J52]+[.N52]+[.F52]" office:value-type="float" office:value="358.0988" calcext:value-type="float">
            <text:p>358.10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52]-[.P52]" office:value-type="float" office:value="-88.8227" calcext:value-type="float">
            <text:p>-88.82</text:p>
          </table:table-cell>
          <table:table-cell table:formula="of:=([.P52]-([.F52]+[.N52]))" office:value-type="float" office:value="311.5775" calcext:value-type="float">
            <text:p>311.58</text:p>
          </table:table-cell>
          <table:table-cell table:formula="of:=[.R52]/INTERNAL_40" office:value-type="float" office:value="49.456746031746" calcext:value-type="float">
            <text:p>49.46</text:p>
          </table:table-cell>
          <table:table-cell table:formula="of:=[.R52]/EXTERNAL_40" office:value-type="float" office:value="53.7202586206897" calcext:value-type="float">
            <text:p>53.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1</text:p>
          </table:table-cell>
          <table:table-cell office:value-type="string" calcext:value-type="string">
            <text:p>Y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4.836" calcext:value-type="float">
            <text:p>124.84</text:p>
          </table:table-cell>
          <table:table-cell table:style-name="ce8" office:value-type="float" office:value="126.09" calcext:value-type="float">
            <text:p>126.09</text:p>
          </table:table-cell>
          <table:table-cell table:formula="of:=AVERAGE([.D53:.E53])" office:value-type="float" office:value="125.463" calcext:value-type="float">
            <text:p>125.46</text:p>
          </table:table-cell>
          <table:table-cell/>
          <table:table-cell office:value-type="float" office:value="39.655" calcext:value-type="float">
            <text:p>39.66</text:p>
          </table:table-cell>
          <table:table-cell table:formula="of:=[.G53]*INTERNAL_40" office:value-type="float" office:value="0" calcext:value-type="float">
            <text:p>0.00</text:p>
          </table:table-cell>
          <table:table-cell table:formula="of:=[.H53]*EXTERNAL_40" office:value-type="float" office:value="229.999" calcext:value-type="float">
            <text:p>230.00</text:p>
          </table:table-cell>
          <table:table-cell table:number-columns-repeated="3"/>
          <table:table-cell table:formula="of:=VIA_18*[.K53]+VIA_13*[.L53]+VIA_16*[.M53]" office:value-type="float" office:value="0" calcext:value-type="float">
            <text:p>0</text:p>
          </table:table-cell>
          <table:table-cell table:formula="of:=[.I53]+[.J53]+[.N53]+[.F53]" office:value-type="float" office:value="355.462" calcext:value-type="float">
            <text:p>355.46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53]-[.P53]" office:value-type="float" office:value="-91.4595" calcext:value-type="float">
            <text:p>-91.46</text:p>
          </table:table-cell>
          <table:table-cell table:formula="of:=([.P53]-([.F53]+[.N53]))" office:value-type="float" office:value="321.4585" calcext:value-type="float">
            <text:p>321.46</text:p>
          </table:table-cell>
          <table:table-cell table:formula="of:=[.R53]/INTERNAL_40" office:value-type="float" office:value="51.0251587301587" calcext:value-type="float">
            <text:p>51.03</text:p>
          </table:table-cell>
          <table:table-cell table:formula="of:=[.R53]/EXTERNAL_40" office:value-type="float" office:value="55.4238793103448" calcext:value-type="float">
            <text:p>55.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2</text:p>
          </table:table-cell>
          <table:table-cell office:value-type="string" calcext:value-type="string">
            <text:p>AA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2.211" calcext:value-type="float">
            <text:p>112.21</text:p>
          </table:table-cell>
          <table:table-cell table:style-name="ce8" office:value-type="float" office:value="113.339" calcext:value-type="float">
            <text:p>113.34</text:p>
          </table:table-cell>
          <table:table-cell table:formula="of:=AVERAGE([.D54:.E54])" office:value-type="float" office:value="112.775" calcext:value-type="float">
            <text:p>112.78</text:p>
          </table:table-cell>
          <table:table-cell/>
          <table:table-cell office:value-type="float" office:value="42.362" calcext:value-type="float">
            <text:p>42.36</text:p>
          </table:table-cell>
          <table:table-cell table:formula="of:=[.G54]*INTERNAL_40" office:value-type="float" office:value="0" calcext:value-type="float">
            <text:p>0.00</text:p>
          </table:table-cell>
          <table:table-cell table:formula="of:=[.H54]*EXTERNAL_40" office:value-type="float" office:value="245.6996" calcext:value-type="float">
            <text:p>245.70</text:p>
          </table:table-cell>
          <table:table-cell table:number-columns-repeated="3"/>
          <table:table-cell table:formula="of:=VIA_18*[.K54]+VIA_13*[.L54]+VIA_16*[.M54]" office:value-type="float" office:value="0" calcext:value-type="float">
            <text:p>0</text:p>
          </table:table-cell>
          <table:table-cell table:formula="of:=[.I54]+[.J54]+[.N54]+[.F54]" office:value-type="float" office:value="358.4746" calcext:value-type="float">
            <text:p>358.47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54]-[.P54]" office:value-type="float" office:value="-88.4469" calcext:value-type="float">
            <text:p>-88.45</text:p>
          </table:table-cell>
          <table:table-cell table:formula="of:=([.P54]-([.F54]+[.N54]))" office:value-type="float" office:value="334.1465" calcext:value-type="float">
            <text:p>334.15</text:p>
          </table:table-cell>
          <table:table-cell table:formula="of:=[.R54]/INTERNAL_40" office:value-type="float" office:value="53.039126984127" calcext:value-type="float">
            <text:p>53.04</text:p>
          </table:table-cell>
          <table:table-cell table:formula="of:=[.R54]/EXTERNAL_40" office:value-type="float" office:value="57.6114655172414" calcext:value-type="float">
            <text:p>5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3</text:p>
          </table:table-cell>
          <table:table-cell office:value-type="string" calcext:value-type="string">
            <text:p>AB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0.739" calcext:value-type="float">
            <text:p>120.74</text:p>
          </table:table-cell>
          <table:table-cell table:style-name="ce8" office:value-type="float" office:value="121.953" calcext:value-type="float">
            <text:p>121.95</text:p>
          </table:table-cell>
          <table:table-cell table:formula="of:=AVERAGE([.D55:.E55])" office:value-type="float" office:value="121.346" calcext:value-type="float">
            <text:p>121.35</text:p>
          </table:table-cell>
          <table:table-cell/>
          <table:table-cell office:value-type="float" office:value="42.109" calcext:value-type="float">
            <text:p>42.11</text:p>
          </table:table-cell>
          <table:table-cell table:formula="of:=[.G55]*INTERNAL_40" office:value-type="float" office:value="0" calcext:value-type="float">
            <text:p>0.00</text:p>
          </table:table-cell>
          <table:table-cell table:formula="of:=[.H55]*EXTERNAL_40" office:value-type="float" office:value="244.2322" calcext:value-type="float">
            <text:p>244.23</text:p>
          </table:table-cell>
          <table:table-cell table:number-columns-repeated="3"/>
          <table:table-cell table:formula="of:=VIA_18*[.K55]+VIA_13*[.L55]+VIA_16*[.M55]" office:value-type="float" office:value="0" calcext:value-type="float">
            <text:p>0</text:p>
          </table:table-cell>
          <table:table-cell table:formula="of:=[.I55]+[.J55]+[.N55]+[.F55]" office:value-type="float" office:value="365.5782" calcext:value-type="float">
            <text:p>365.58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55]-[.P55]" office:value-type="float" office:value="-81.3433" calcext:value-type="float">
            <text:p>-81.34</text:p>
          </table:table-cell>
          <table:table-cell table:formula="of:=([.P55]-([.F55]+[.N55]))" office:value-type="float" office:value="325.5755" calcext:value-type="float">
            <text:p>325.58</text:p>
          </table:table-cell>
          <table:table-cell table:formula="of:=[.R55]/INTERNAL_40" office:value-type="float" office:value="51.6786507936508" calcext:value-type="float">
            <text:p>51.68</text:p>
          </table:table-cell>
          <table:table-cell table:formula="of:=[.R55]/EXTERNAL_40" office:value-type="float" office:value="56.1337068965517" calcext:value-type="float">
            <text:p>56.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4</text:p>
          </table:table-cell>
          <table:table-cell office:value-type="string" calcext:value-type="string">
            <text:p>V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5.291" calcext:value-type="float">
            <text:p>105.29</text:p>
          </table:table-cell>
          <table:table-cell table:style-name="ce8" office:value-type="float" office:value="106.349" calcext:value-type="float">
            <text:p>106.35</text:p>
          </table:table-cell>
          <table:table-cell table:formula="of:=AVERAGE([.D56:.E56])" office:value-type="float" office:value="105.82" calcext:value-type="float">
            <text:p>105.82</text:p>
          </table:table-cell>
          <table:table-cell/>
          <table:table-cell office:value-type="float" office:value="49.559" calcext:value-type="float">
            <text:p>49.56</text:p>
          </table:table-cell>
          <table:table-cell table:formula="of:=[.G56]*INTERNAL_40" office:value-type="float" office:value="0" calcext:value-type="float">
            <text:p>0.00</text:p>
          </table:table-cell>
          <table:table-cell table:formula="of:=[.H56]*EXTERNAL_40" office:value-type="float" office:value="287.4422" calcext:value-type="float">
            <text:p>287.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6]+VIA_13*[.L56]+VIA_16*[.M56]" office:value-type="float" office:value="22.8" calcext:value-type="float">
            <text:p>22.8</text:p>
          </table:table-cell>
          <table:table-cell table:formula="of:=[.I56]+[.J56]+[.N56]+[.F56]" office:value-type="float" office:value="416.0622" calcext:value-type="float">
            <text:p>416.06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56]-[.P56]" office:value-type="float" office:value="-30.8593" calcext:value-type="float">
            <text:p>-30.86</text:p>
          </table:table-cell>
          <table:table-cell table:formula="of:=([.P56]-([.F56]+[.N56]))" office:value-type="float" office:value="318.3015" calcext:value-type="float">
            <text:p>318.30</text:p>
          </table:table-cell>
          <table:table-cell table:formula="of:=[.R56]/INTERNAL_40" office:value-type="float" office:value="50.5240476190476" calcext:value-type="float">
            <text:p>50.52</text:p>
          </table:table-cell>
          <table:table-cell table:formula="of:=[.R56]/EXTERNAL_40" office:value-type="float" office:value="54.8795689655172" calcext:value-type="float">
            <text:p>54.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5</text:p>
          </table:table-cell>
          <table:table-cell office:value-type="string" calcext:value-type="string">
            <text:p>W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8.411" calcext:value-type="float">
            <text:p>108.41</text:p>
          </table:table-cell>
          <table:table-cell table:style-name="ce8" office:value-type="float" office:value="109.501" calcext:value-type="float">
            <text:p>109.50</text:p>
          </table:table-cell>
          <table:table-cell table:formula="of:=AVERAGE([.D57:.E57])" office:value-type="float" office:value="108.956" calcext:value-type="float">
            <text:p>108.96</text:p>
          </table:table-cell>
          <table:table-cell/>
          <table:table-cell office:value-type="float" office:value="49.393" calcext:value-type="float">
            <text:p>49.39</text:p>
          </table:table-cell>
          <table:table-cell table:formula="of:=[.G57]*INTERNAL_40" office:value-type="float" office:value="0" calcext:value-type="float">
            <text:p>0.00</text:p>
          </table:table-cell>
          <table:table-cell table:formula="of:=[.H57]*EXTERNAL_40" office:value-type="float" office:value="286.4794" calcext:value-type="float">
            <text:p>286.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7]+VIA_13*[.L57]+VIA_16*[.M57]" office:value-type="float" office:value="22.8" calcext:value-type="float">
            <text:p>22.8</text:p>
          </table:table-cell>
          <table:table-cell table:formula="of:=[.I57]+[.J57]+[.N57]+[.F57]" office:value-type="float" office:value="418.2354" calcext:value-type="float">
            <text:p>418.24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57]-[.P57]" office:value-type="float" office:value="-28.6861" calcext:value-type="float">
            <text:p>-28.69</text:p>
          </table:table-cell>
          <table:table-cell table:formula="of:=([.P57]-([.F57]+[.N57]))" office:value-type="float" office:value="315.1655" calcext:value-type="float">
            <text:p>315.17</text:p>
          </table:table-cell>
          <table:table-cell table:formula="of:=[.R57]/INTERNAL_40" office:value-type="float" office:value="50.0262698412698" calcext:value-type="float">
            <text:p>50.03</text:p>
          </table:table-cell>
          <table:table-cell table:formula="of:=[.R57]/EXTERNAL_40" office:value-type="float" office:value="54.3388793103448" calcext:value-type="float">
            <text:p>54.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6</text:p>
          </table:table-cell>
          <table:table-cell office:value-type="string" calcext:value-type="string">
            <text:p>V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7.997" calcext:value-type="float">
            <text:p>108.00</text:p>
          </table:table-cell>
          <table:table-cell table:style-name="ce8" office:value-type="float" office:value="109.083" calcext:value-type="float">
            <text:p>109.08</text:p>
          </table:table-cell>
          <table:table-cell table:formula="of:=AVERAGE([.D58:.E58])" office:value-type="float" office:value="108.54" calcext:value-type="float">
            <text:p>108.54</text:p>
          </table:table-cell>
          <table:table-cell/>
          <table:table-cell office:value-type="float" office:value="52.211" calcext:value-type="float">
            <text:p>52.21</text:p>
          </table:table-cell>
          <table:table-cell table:formula="of:=[.G58]*INTERNAL_40" office:value-type="float" office:value="0" calcext:value-type="float">
            <text:p>0.00</text:p>
          </table:table-cell>
          <table:table-cell table:formula="of:=[.H58]*EXTERNAL_40" office:value-type="float" office:value="302.8238" calcext:value-type="float">
            <text:p>302.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8]+VIA_13*[.L58]+VIA_16*[.M58]" office:value-type="float" office:value="22.8" calcext:value-type="float">
            <text:p>22.8</text:p>
          </table:table-cell>
          <table:table-cell table:formula="of:=[.I58]+[.J58]+[.N58]+[.F58]" office:value-type="float" office:value="434.1638" calcext:value-type="float">
            <text:p>434.16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58]-[.P58]" office:value-type="float" office:value="-12.7576999999999" calcext:value-type="float">
            <text:p>-12.76</text:p>
          </table:table-cell>
          <table:table-cell table:formula="of:=([.P58]-([.F58]+[.N58]))" office:value-type="float" office:value="315.5815" calcext:value-type="float">
            <text:p>315.58</text:p>
          </table:table-cell>
          <table:table-cell table:formula="of:=[.R58]/INTERNAL_40" office:value-type="float" office:value="50.0923015873016" calcext:value-type="float">
            <text:p>50.09</text:p>
          </table:table-cell>
          <table:table-cell table:formula="of:=[.R58]/EXTERNAL_40" office:value-type="float" office:value="54.4106034482759" calcext:value-type="float">
            <text:p>54.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7</text:p>
          </table:table-cell>
          <table:table-cell office:value-type="string" calcext:value-type="string">
            <text:p>AA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0.21" calcext:value-type="float">
            <text:p>110.21</text:p>
          </table:table-cell>
          <table:table-cell table:style-name="ce8" office:value-type="float" office:value="111.318" calcext:value-type="float">
            <text:p>111.32</text:p>
          </table:table-cell>
          <table:table-cell table:formula="of:=AVERAGE([.D59:.E59])" office:value-type="float" office:value="110.764" calcext:value-type="float">
            <text:p>110.76</text:p>
          </table:table-cell>
          <table:table-cell/>
          <table:table-cell office:value-type="float" office:value="51.221" calcext:value-type="float">
            <text:p>51.22</text:p>
          </table:table-cell>
          <table:table-cell table:formula="of:=[.G59]*INTERNAL_40" office:value-type="float" office:value="0" calcext:value-type="float">
            <text:p>0.00</text:p>
          </table:table-cell>
          <table:table-cell table:formula="of:=[.H59]*EXTERNAL_40" office:value-type="float" office:value="297.0818" calcext:value-type="float">
            <text:p>297.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9]+VIA_13*[.L59]+VIA_16*[.M59]" office:value-type="float" office:value="22.8" calcext:value-type="float">
            <text:p>22.8</text:p>
          </table:table-cell>
          <table:table-cell table:formula="of:=[.I59]+[.J59]+[.N59]+[.F59]" office:value-type="float" office:value="430.6458" calcext:value-type="float">
            <text:p>430.65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59]-[.P59]" office:value-type="float" office:value="-16.2757" calcext:value-type="float">
            <text:p>-16.28</text:p>
          </table:table-cell>
          <table:table-cell table:formula="of:=([.P59]-([.F59]+[.N59]))" office:value-type="float" office:value="313.3575" calcext:value-type="float">
            <text:p>313.36</text:p>
          </table:table-cell>
          <table:table-cell table:formula="of:=[.R59]/INTERNAL_40" office:value-type="float" office:value="49.7392857142857" calcext:value-type="float">
            <text:p>49.74</text:p>
          </table:table-cell>
          <table:table-cell table:formula="of:=[.R59]/EXTERNAL_40" office:value-type="float" office:value="54.0271551724138" calcext:value-type="float">
            <text:p>54.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5</text:p>
          </table:table-cell>
          <table:table-cell office:value-type="string" calcext:value-type="string">
            <text:p>AB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8.563" calcext:value-type="float">
            <text:p>128.56</text:p>
          </table:table-cell>
          <table:table-cell table:style-name="ce8" office:value-type="float" office:value="129.855" calcext:value-type="float">
            <text:p>129.86</text:p>
          </table:table-cell>
          <table:table-cell table:formula="of:=AVERAGE([.D60:.E60])" office:value-type="float" office:value="129.209" calcext:value-type="float">
            <text:p>129.21</text:p>
          </table:table-cell>
          <table:table-cell/>
          <table:table-cell office:value-type="float" office:value="39.865" calcext:value-type="float">
            <text:p>39.87</text:p>
          </table:table-cell>
          <table:table-cell table:formula="of:=[.G60]*INTERNAL_40" office:value-type="float" office:value="0" calcext:value-type="float">
            <text:p>0.00</text:p>
          </table:table-cell>
          <table:table-cell table:formula="of:=[.H60]*EXTERNAL_40" office:value-type="float" office:value="231.217" calcext:value-type="float">
            <text:p>231.22</text:p>
          </table:table-cell>
          <table:table-cell table:number-columns-repeated="3"/>
          <table:table-cell table:formula="of:=VIA_18*[.K60]+VIA_13*[.L60]+VIA_16*[.M60]" office:value-type="float" office:value="0" calcext:value-type="float">
            <text:p>0</text:p>
          </table:table-cell>
          <table:table-cell table:formula="of:=[.I60]+[.J60]+[.N60]+[.F60]" office:value-type="float" office:value="360.426" calcext:value-type="float">
            <text:p>360.43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60]-[.P60]" office:value-type="float" office:value="-86.4954999999999" calcext:value-type="float">
            <text:p>-86.50</text:p>
          </table:table-cell>
          <table:table-cell table:formula="of:=([.P60]-([.F60]+[.N60]))" office:value-type="float" office:value="317.7125" calcext:value-type="float">
            <text:p>317.71</text:p>
          </table:table-cell>
          <table:table-cell table:formula="of:=[.R60]/INTERNAL_40" office:value-type="float" office:value="50.4305555555556" calcext:value-type="float">
            <text:p>50.43</text:p>
          </table:table-cell>
          <table:table-cell table:formula="of:=[.R60]/EXTERNAL_40" office:value-type="float" office:value="54.7780172413793" calcext:value-type="float">
            <text:p>54.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5</text:p>
          </table:table-cell>
          <table:table-cell office:value-type="string" calcext:value-type="string">
            <text:p>AA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7.765" calcext:value-type="float">
            <text:p>137.77</text:p>
          </table:table-cell>
          <table:table-cell table:style-name="ce8" office:value-type="float" office:value="139.149" calcext:value-type="float">
            <text:p>139.15</text:p>
          </table:table-cell>
          <table:table-cell table:formula="of:=AVERAGE([.D61:.E61])" office:value-type="float" office:value="138.457" calcext:value-type="float">
            <text:p>138.46</text:p>
          </table:table-cell>
          <table:table-cell/>
          <table:table-cell office:value-type="float" office:value="51.939" calcext:value-type="float">
            <text:p>51.94</text:p>
          </table:table-cell>
          <table:table-cell table:formula="of:=[.G61]*INTERNAL_80" office:value-type="float" office:value="0" calcext:value-type="float">
            <text:p>0.00</text:p>
          </table:table-cell>
          <table:table-cell table:formula="of:=[.H61]*EXTERNAL_80" office:value-type="float" office:value="285.6645" calcext:value-type="float">
            <text:p>285.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61]+VIA_13*[.L61]+VIA_16*[.M61]" office:value-type="float" office:value="22.8" calcext:value-type="float">
            <text:p>22.8</text:p>
          </table:table-cell>
          <table:table-cell table:formula="of:=[.I61]+[.J61]+[.N61]+[.F61]" office:value-type="float" office:value="446.9215" calcext:value-type="float">
            <text:p>446.92</text:p>
          </table:table-cell>
          <table:table-cell table:formula="of:=DQS5" office:value-type="float" office:value="446.9215" calcext:value-type="float">
            <text:p>446.92</text:p>
          </table:table-cell>
          <table:table-cell table:style-name="ce15" table:formula="of:=[.O61]-[.P6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6_0</text:p>
          </table:table-cell>
          <table:table-cell table:style-name="ce4" office:value-type="string" calcext:value-type="string">
            <text:p>Y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4.446" calcext:value-type="float">
            <text:p>94.45</text:p>
          </table:table-cell>
          <table:table-cell table:style-name="ce7" office:value-type="float" office:value="95.395" calcext:value-type="float">
            <text:p>95.40</text:p>
          </table:table-cell>
          <table:table-cell table:style-name="ce10" table:formula="of:=AVERAGE([.D62:.E62])" office:value-type="float" office:value="94.9205" calcext:value-type="float">
            <text:p>94.92</text:p>
          </table:table-cell>
          <table:table-cell table:style-name="ce12"/>
          <table:table-cell table:style-name="ce12" office:value-type="float" office:value="45.859" calcext:value-type="float">
            <text:p>45.86</text:p>
          </table:table-cell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265.9822" calcext:value-type="float">
            <text:p>265.98</text:p>
          </table:table-cell>
          <table:table-cell table:style-name="ce4" table:number-columns-repeated="3"/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float" office:value="360.9027" calcext:value-type="float">
            <text:p>360.90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62]-[.P62]" office:value-type="float" office:value="-17.4573" calcext:value-type="float">
            <text:p>-17.46</text:p>
          </table:table-cell>
          <table:table-cell table:formula="of:=([.P62]-([.F62]+[.N62]))" office:value-type="float" office:value="283.4395" calcext:value-type="float">
            <text:p>283.44</text:p>
          </table:table-cell>
          <table:table-cell table:formula="of:=[.R62]/INTERNAL_40" office:value-type="float" office:value="44.9903968253968" calcext:value-type="float">
            <text:p>44.99</text:p>
          </table:table-cell>
          <table:table-cell table:formula="of:=[.R62]/EXTERNAL_40" office:value-type="float" office:value="48.8688793103448" calcext:value-type="float">
            <text:p>48.8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1</text:p>
          </table:table-cell>
          <table:table-cell table:style-name="ce4" office:value-type="string" calcext:value-type="string">
            <text:p>AB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12.28" calcext:value-type="float">
            <text:p>112.28</text:p>
          </table:table-cell>
          <table:table-cell table:style-name="ce7" office:value-type="float" office:value="113.408" calcext:value-type="float">
            <text:p>113.41</text:p>
          </table:table-cell>
          <table:table-cell table:style-name="ce10" table:formula="of:=AVERAGE([.D63:.E63])" office:value-type="float" office:value="112.844" calcext:value-type="float">
            <text:p>112.84</text:p>
          </table:table-cell>
          <table:table-cell table:style-name="ce12"/>
          <table:table-cell table:style-name="ce12" office:value-type="float" office:value="47.829" calcext:value-type="float">
            <text:p>47.83</text:p>
          </table:table-cell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277.4082" calcext:value-type="float">
            <text:p>277.4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3]+VIA_13*[.L63]+VIA_16*[.M63]" office:value-type="float" office:value="22.8" calcext:value-type="float">
            <text:p>22.8</text:p>
          </table:table-cell>
          <table:table-cell table:style-name="ce12" table:formula="of:=[.I63]+[.J63]+[.N63]+[.F63]" office:value-type="float" office:value="413.0522" calcext:value-type="float">
            <text:p>413.05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63]-[.P63]" office:value-type="float" office:value="34.6922" calcext:value-type="float">
            <text:p>34.69</text:p>
          </table:table-cell>
          <table:table-cell table:formula="of:=([.P63]-([.F63]+[.N63]))" office:value-type="float" office:value="242.716" calcext:value-type="float">
            <text:p>242.72</text:p>
          </table:table-cell>
          <table:table-cell table:formula="of:=[.R63]/INTERNAL_40" office:value-type="float" office:value="38.5263492063492" calcext:value-type="float">
            <text:p>38.53</text:p>
          </table:table-cell>
          <table:table-cell table:formula="of:=[.R63]/EXTERNAL_40" office:value-type="float" office:value="41.8475862068966" calcext:value-type="float">
            <text:p>41.8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2</text:p>
          </table:table-cell>
          <table:table-cell table:style-name="ce4" office:value-type="string" calcext:value-type="string">
            <text:p>AA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6.864" calcext:value-type="float">
            <text:p>96.86</text:p>
          </table:table-cell>
          <table:table-cell table:style-name="ce7" office:value-type="float" office:value="97.837" calcext:value-type="float">
            <text:p>97.84</text:p>
          </table:table-cell>
          <table:table-cell table:style-name="ce10" table:formula="of:=AVERAGE([.D64:.E64])" office:value-type="float" office:value="97.3505" calcext:value-type="float">
            <text:p>97.35</text:p>
          </table:table-cell>
          <table:table-cell table:style-name="ce12"/>
          <table:table-cell table:style-name="ce12" office:value-type="float" office:value="53.157" calcext:value-type="float">
            <text:p>53.16</text:p>
          </table:table-cell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308.3106" calcext:value-type="float">
            <text:p>308.31</text:p>
          </table:table-cell>
          <table:table-cell table:style-name="ce4" table:number-columns-repeated="3"/>
          <table:table-cell table:style-name="ce4" table:formula="of:=VIA_18*[.K64]+VIA_13*[.L64]+VIA_16*[.M64]" office:value-type="float" office:value="0" calcext:value-type="float">
            <text:p>0</text:p>
          </table:table-cell>
          <table:table-cell table:style-name="ce12" table:formula="of:=[.I64]+[.J64]+[.N64]+[.F64]" office:value-type="float" office:value="405.6611" calcext:value-type="float">
            <text:p>405.66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64]-[.P64]" office:value-type="float" office:value="27.3011" calcext:value-type="float">
            <text:p>27.30</text:p>
          </table:table-cell>
          <table:table-cell table:formula="of:=([.P64]-([.F64]+[.N64]))" office:value-type="float" office:value="281.0095" calcext:value-type="float">
            <text:p>281.01</text:p>
          </table:table-cell>
          <table:table-cell table:formula="of:=[.R64]/INTERNAL_40" office:value-type="float" office:value="44.6046825396825" calcext:value-type="float">
            <text:p>44.60</text:p>
          </table:table-cell>
          <table:table-cell table:formula="of:=[.R64]/EXTERNAL_40" office:value-type="float" office:value="48.4499137931035" calcext:value-type="float">
            <text:p>48.4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3</text:p>
          </table:table-cell>
          <table:table-cell table:style-name="ce4" office:value-type="string" calcext:value-type="string">
            <text:p>AB1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7.763" calcext:value-type="float">
            <text:p>107.76</text:p>
          </table:table-cell>
          <table:table-cell table:style-name="ce7" office:value-type="float" office:value="108.847" calcext:value-type="float">
            <text:p>108.85</text:p>
          </table:table-cell>
          <table:table-cell table:style-name="ce10" table:formula="of:=AVERAGE([.D65:.E65])" office:value-type="float" office:value="108.305" calcext:value-type="float">
            <text:p>108.31</text:p>
          </table:table-cell>
          <table:table-cell table:style-name="ce12"/>
          <table:table-cell table:style-name="ce12" office:value-type="float" office:value="53.138" calcext:value-type="float">
            <text:p>53.14</text:p>
          </table:table-cell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308.2004" calcext:value-type="float">
            <text:p>308.20</text:p>
          </table:table-cell>
          <table:table-cell table:style-name="ce4" table:number-columns-repeated="3"/>
          <table:table-cell table:style-name="ce4" table:formula="of:=VIA_18*[.K65]+VIA_13*[.L65]+VIA_16*[.M65]" office:value-type="float" office:value="0" calcext:value-type="float">
            <text:p>0</text:p>
          </table:table-cell>
          <table:table-cell table:style-name="ce12" table:formula="of:=[.I65]+[.J65]+[.N65]+[.F65]" office:value-type="float" office:value="416.5054" calcext:value-type="float">
            <text:p>416.51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65]-[.P65]" office:value-type="float" office:value="38.1454" calcext:value-type="float">
            <text:p>38.15</text:p>
          </table:table-cell>
          <table:table-cell table:formula="of:=([.P65]-([.F65]+[.N65]))" office:value-type="float" office:value="270.055" calcext:value-type="float">
            <text:p>270.06</text:p>
          </table:table-cell>
          <table:table-cell table:formula="of:=[.R65]/INTERNAL_40" office:value-type="float" office:value="42.865873015873" calcext:value-type="float">
            <text:p>42.87</text:p>
          </table:table-cell>
          <table:table-cell table:formula="of:=[.R65]/EXTERNAL_40" office:value-type="float" office:value="46.5612068965517" calcext:value-type="float">
            <text:p>46.5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4</text:p>
          </table:table-cell>
          <table:table-cell table:style-name="ce4" office:value-type="string" calcext:value-type="string">
            <text:p>Y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1.768" calcext:value-type="float">
            <text:p>91.77</text:p>
          </table:table-cell>
          <table:table-cell table:style-name="ce7" office:value-type="float" office:value="92.69" calcext:value-type="float">
            <text:p>92.69</text:p>
          </table:table-cell>
          <table:table-cell table:style-name="ce10" table:formula="of:=AVERAGE([.D66:.E66])" office:value-type="float" office:value="92.229" calcext:value-type="float">
            <text:p>92.23</text:p>
          </table:table-cell>
          <table:table-cell table:style-name="ce12"/>
          <table:table-cell table:style-name="ce12" office:value-type="float" office:value="53.718" calcext:value-type="float">
            <text:p>53.72</text:p>
          </table:table-cell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311.5644" calcext:value-type="float">
            <text:p>311.5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6]+VIA_13*[.L66]+VIA_16*[.M66]" office:value-type="float" office:value="22.8" calcext:value-type="float">
            <text:p>22.8</text:p>
          </table:table-cell>
          <table:table-cell table:style-name="ce12" table:formula="of:=[.I66]+[.J66]+[.N66]+[.F66]" office:value-type="float" office:value="426.5934" calcext:value-type="float">
            <text:p>426.59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66]-[.P66]" office:value-type="float" office:value="48.2334" calcext:value-type="float">
            <text:p>48.23</text:p>
          </table:table-cell>
          <table:table-cell table:formula="of:=([.P66]-([.F66]+[.N66]))" office:value-type="float" office:value="263.331" calcext:value-type="float">
            <text:p>263.33</text:p>
          </table:table-cell>
          <table:table-cell table:formula="of:=[.R66]/INTERNAL_40" office:value-type="float" office:value="41.7985714285714" calcext:value-type="float">
            <text:p>41.80</text:p>
          </table:table-cell>
          <table:table-cell table:formula="of:=[.R66]/EXTERNAL_40" office:value-type="float" office:value="45.4018965517241" calcext:value-type="float">
            <text:p>45.4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5</text:p>
          </table:table-cell>
          <table:table-cell table:style-name="ce4" office:value-type="string" calcext:value-type="string">
            <text:p>W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402" calcext:value-type="float">
            <text:p>90.40</text:p>
          </table:table-cell>
          <table:table-cell table:style-name="ce7" office:value-type="float" office:value="91.31" calcext:value-type="float">
            <text:p>91.31</text:p>
          </table:table-cell>
          <table:table-cell table:style-name="ce10" table:formula="of:=AVERAGE([.D67:.E67])" office:value-type="float" office:value="90.856" calcext:value-type="float">
            <text:p>90.86</text:p>
          </table:table-cell>
          <table:table-cell table:style-name="ce12"/>
          <table:table-cell table:style-name="ce12" office:value-type="float" office:value="54.821" calcext:value-type="float">
            <text:p>54.82</text:p>
          </table:table-cell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317.9618" calcext:value-type="float">
            <text:p>317.9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7]+VIA_13*[.L67]+VIA_16*[.M67]" office:value-type="float" office:value="22.8" calcext:value-type="float">
            <text:p>22.8</text:p>
          </table:table-cell>
          <table:table-cell table:style-name="ce12" table:formula="of:=[.I67]+[.J67]+[.N67]+[.F67]" office:value-type="float" office:value="431.6178" calcext:value-type="float">
            <text:p>431.62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67]-[.P67]" office:value-type="float" office:value="53.2578" calcext:value-type="float">
            <text:p>53.26</text:p>
          </table:table-cell>
          <table:table-cell table:formula="of:=([.P67]-([.F67]+[.N67]))" office:value-type="float" office:value="264.704" calcext:value-type="float">
            <text:p>264.70</text:p>
          </table:table-cell>
          <table:table-cell table:formula="of:=[.R67]/INTERNAL_40" office:value-type="float" office:value="42.0165079365079" calcext:value-type="float">
            <text:p>42.02</text:p>
          </table:table-cell>
          <table:table-cell table:formula="of:=[.R67]/EXTERNAL_40" office:value-type="float" office:value="45.6386206896552" calcext:value-type="float">
            <text:p>45.6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6</text:p>
          </table:table-cell>
          <table:table-cell table:style-name="ce4" office:value-type="string" calcext:value-type="string">
            <text:p>AB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.47" calcext:value-type="float">
            <text:p>100.47</text:p>
          </table:table-cell>
          <table:table-cell table:style-name="ce7" office:value-type="float" office:value="101.48" calcext:value-type="float">
            <text:p>101.48</text:p>
          </table:table-cell>
          <table:table-cell table:style-name="ce10" table:formula="of:=AVERAGE([.D68:.E68])" office:value-type="float" office:value="100.975" calcext:value-type="float">
            <text:p>100.98</text:p>
          </table:table-cell>
          <table:table-cell table:style-name="ce12"/>
          <table:table-cell table:style-name="ce12" office:value-type="float" office:value="55.216" calcext:value-type="float">
            <text:p>55.22</text:p>
          </table:table-cell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320.2528" calcext:value-type="float">
            <text:p>320.2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8]+VIA_13*[.L68]+VIA_16*[.M68]" office:value-type="float" office:value="22.8" calcext:value-type="float">
            <text:p>22.8</text:p>
          </table:table-cell>
          <table:table-cell table:style-name="ce12" table:formula="of:=[.I68]+[.J68]+[.N68]+[.F68]" office:value-type="float" office:value="444.0278" calcext:value-type="float">
            <text:p>444.03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68]-[.P68]" office:value-type="float" office:value="65.6677999999999" calcext:value-type="float">
            <text:p>65.67</text:p>
          </table:table-cell>
          <table:table-cell table:formula="of:=([.P68]-([.F68]+[.N68]))" office:value-type="float" office:value="254.585" calcext:value-type="float">
            <text:p>254.59</text:p>
          </table:table-cell>
          <table:table-cell table:formula="of:=[.R68]/INTERNAL_40" office:value-type="float" office:value="40.4103174603175" calcext:value-type="float">
            <text:p>40.41</text:p>
          </table:table-cell>
          <table:table-cell table:formula="of:=[.R68]/EXTERNAL_40" office:value-type="float" office:value="43.8939655172414" calcext:value-type="float">
            <text:p>43.8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7</text:p>
          </table:table-cell>
          <table:table-cell table:style-name="ce4" office:value-type="string" calcext:value-type="string">
            <text:p>AA14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8.261" calcext:value-type="float">
            <text:p>108.26</text:p>
          </table:table-cell>
          <table:table-cell table:style-name="ce7" office:value-type="float" office:value="109.349" calcext:value-type="float">
            <text:p>109.35</text:p>
          </table:table-cell>
          <table:table-cell table:style-name="ce10" table:formula="of:=AVERAGE([.D69:.E69])" office:value-type="float" office:value="108.805" calcext:value-type="float">
            <text:p>108.81</text:p>
          </table:table-cell>
          <table:table-cell table:style-name="ce12"/>
          <table:table-cell table:style-name="ce12" office:value-type="float" office:value="63.214" calcext:value-type="float">
            <text:p>63.21</text:p>
          </table:table-cell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366.6412" calcext:value-type="float">
            <text:p>366.64</text:p>
          </table:table-cell>
          <table:table-cell table:style-name="ce4" table:number-columns-repeated="3"/>
          <table:table-cell table:style-name="ce4" table:formula="of:=VIA_18*[.K69]+VIA_13*[.L69]+VIA_16*[.M69]" office:value-type="float" office:value="0" calcext:value-type="float">
            <text:p>0</text:p>
          </table:table-cell>
          <table:table-cell table:style-name="ce12" table:formula="of:=[.I69]+[.J69]+[.N69]+[.F69]" office:value-type="float" office:value="475.4462" calcext:value-type="float">
            <text:p>475.45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69]-[.P69]" office:value-type="float" office:value="97.0862" calcext:value-type="float">
            <text:p>97.09</text:p>
          </table:table-cell>
          <table:table-cell table:formula="of:=([.P69]-([.F69]+[.N69]))" office:value-type="float" office:value="269.555" calcext:value-type="float">
            <text:p>269.56</text:p>
          </table:table-cell>
          <table:table-cell table:formula="of:=[.R69]/INTERNAL_40" office:value-type="float" office:value="42.7865079365079" calcext:value-type="float">
            <text:p>42.79</text:p>
          </table:table-cell>
          <table:table-cell table:formula="of:=[.R69]/EXTERNAL_40" office:value-type="float" office:value="46.475" calcext:value-type="float">
            <text:p>46.4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6</text:p>
          </table:table-cell>
          <table:table-cell table:style-name="ce4" office:value-type="string" calcext:value-type="string">
            <text:p>Y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844" calcext:value-type="float">
            <text:p>90.84</text:p>
          </table:table-cell>
          <table:table-cell table:style-name="ce7" office:value-type="float" office:value="91.757" calcext:value-type="float">
            <text:p>91.76</text:p>
          </table:table-cell>
          <table:table-cell table:style-name="ce10" table:formula="of:=AVERAGE([.D70:.E70])" office:value-type="float" office:value="91.3005" calcext:value-type="float">
            <text:p>91.30</text:p>
          </table:table-cell>
          <table:table-cell table:style-name="ce12"/>
          <table:table-cell table:style-name="ce12" office:value-type="float" office:value="55.489" calcext:value-type="float">
            <text:p>55.49</text:p>
          </table:table-cell>
          <table:table-cell table:style-name="ce12" table:formula="of:=[.G70]*INTERNAL_40" office:value-type="float" office:value="0" calcext:value-type="float">
            <text:p>0.00</text:p>
          </table:table-cell>
          <table:table-cell table:style-name="ce12" table:formula="of:=[.H70]*EXTERNAL_40" office:value-type="float" office:value="321.8362" calcext:value-type="float">
            <text:p>321.8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0]+VIA_13*[.L70]+VIA_16*[.M70]" office:value-type="float" office:value="22.8" calcext:value-type="float">
            <text:p>22.8</text:p>
          </table:table-cell>
          <table:table-cell table:style-name="ce12" table:formula="of:=[.I70]+[.J70]+[.N70]+[.F70]" office:value-type="float" office:value="435.9367" calcext:value-type="float">
            <text:p>435.94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70]-[.P70]" office:value-type="float" office:value="57.5767" calcext:value-type="float">
            <text:p>57.58</text:p>
          </table:table-cell>
          <table:table-cell table:formula="of:=([.P70]-([.F70]+[.N70]))" office:value-type="float" office:value="264.2595" calcext:value-type="float">
            <text:p>264.26</text:p>
          </table:table-cell>
          <table:table-cell table:formula="of:=[.R70]/INTERNAL_40" office:value-type="float" office:value="41.9459523809524" calcext:value-type="float">
            <text:p>41.95</text:p>
          </table:table-cell>
          <table:table-cell table:formula="of:=[.R70]/EXTERNAL_40" office:value-type="float" office:value="45.5619827586207" calcext:value-type="float">
            <text:p>45.5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6</text:p>
          </table:table-cell>
          <table:table-cell table:style-name="ce4" office:value-type="string" calcext:value-type="string">
            <text:p>AA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8.038" calcext:value-type="float">
            <text:p>98.04</text:p>
          </table:table-cell>
          <table:table-cell table:style-name="ce7" office:value-type="float" office:value="99.024" calcext:value-type="float">
            <text:p>99.02</text:p>
          </table:table-cell>
          <table:table-cell table:style-name="ce10" table:formula="of:=AVERAGE([.D71:.E71])" office:value-type="float" office:value="98.531" calcext:value-type="float">
            <text:p>98.53</text:p>
          </table:table-cell>
          <table:table-cell table:style-name="ce12"/>
          <table:table-cell table:style-name="ce12" office:value-type="float" office:value="50.878" calcext:value-type="float">
            <text:p>50.88</text:p>
          </table:table-cell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279.829" calcext:value-type="float">
            <text:p>279.83</text:p>
          </table:table-cell>
          <table:table-cell table:style-name="ce4" table:number-columns-repeated="3"/>
          <table:table-cell table:style-name="ce4" table:formula="of:=VIA_18*[.K71]+VIA_13*[.L71]+VIA_16*[.M71]" office:value-type="float" office:value="0" calcext:value-type="float">
            <text:p>0</text:p>
          </table:table-cell>
          <table:table-cell table:style-name="ce12" table:formula="of:=[.I71]+[.J71]+[.N71]+[.F71]" office:value-type="float" office:value="378.36" calcext:value-type="float">
            <text:p>378.36</text:p>
          </table:table-cell>
          <table:table-cell table:style-name="ce12" table:formula="of:=DQS6" office:value-type="float" office:value="378.36" calcext:value-type="float">
            <text:p>378.36</text:p>
          </table:table-cell>
          <table:table-cell table:style-name="ce15" table:formula="of:=[.O71]-[.P7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7_0</text:p>
          </table:table-cell>
          <table:table-cell office:value-type="string" calcext:value-type="string">
            <text:p>V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963" calcext:value-type="float">
            <text:p>58.96</text:p>
          </table:table-cell>
          <table:table-cell table:style-name="ce8" office:value-type="float" office:value="59.556" calcext:value-type="float">
            <text:p>59.56</text:p>
          </table:table-cell>
          <table:table-cell table:formula="of:=AVERAGE([.D72:.E72])" office:value-type="float" office:value="59.2595" calcext:value-type="float">
            <text:p>59.26</text:p>
          </table:table-cell>
          <table:table-cell office:value-type="float" office:value="51.724" calcext:value-type="float">
            <text:p>51.72</text:p>
          </table:table-cell>
          <table:table-cell/>
          <table:table-cell table:formula="of:=[.G72]*INTERNAL_40" office:value-type="float" office:value="325.8612" calcext:value-type="float">
            <text:p>325.86</text:p>
          </table:table-cell>
          <table:table-cell table:formula="of:=[.H72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2]+VIA_13*[.L72]+VIA_16*[.M72]" office:value-type="float" office:value="14.4" calcext:value-type="float">
            <text:p>14.4</text:p>
          </table:table-cell>
          <table:table-cell table:formula="of:=[.I72]+[.J72]+[.N72]+[.F72]" office:value-type="float" office:value="399.5207" calcext:value-type="float">
            <text:p>399.52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72]-[.P72]" office:value-type="float" office:value="-51.4038000000001" calcext:value-type="float">
            <text:p>-51.40</text:p>
          </table:table-cell>
          <table:table-cell table:formula="of:=([.P72]-([.F72]+[.N72]))" office:value-type="float" office:value="377.265" calcext:value-type="float">
            <text:p>377.27</text:p>
          </table:table-cell>
          <table:table-cell table:formula="of:=[.R72]/INTERNAL_40" office:value-type="float" office:value="59.8833333333334" calcext:value-type="float">
            <text:p>59.88</text:p>
          </table:table-cell>
          <table:table-cell table:formula="of:=[.R72]/EXTERNAL_40" office:value-type="float" office:value="65.0456896551724" calcext:value-type="float">
            <text:p>65.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1</text:p>
          </table:table-cell>
          <table:table-cell office:value-type="string" calcext:value-type="string">
            <text:p>T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321" calcext:value-type="float">
            <text:p>58.32</text:p>
          </table:table-cell>
          <table:table-cell table:style-name="ce8" office:value-type="float" office:value="58.907" calcext:value-type="float">
            <text:p>58.91</text:p>
          </table:table-cell>
          <table:table-cell table:formula="of:=AVERAGE([.D73:.E73])" office:value-type="float" office:value="58.614" calcext:value-type="float">
            <text:p>58.61</text:p>
          </table:table-cell>
          <table:table-cell office:value-type="float" office:value="56.642" calcext:value-type="float">
            <text:p>56.64</text:p>
          </table:table-cell>
          <table:table-cell/>
          <table:table-cell table:formula="of:=[.G73]*INTERNAL_40" office:value-type="float" office:value="356.8446" calcext:value-type="float">
            <text:p>356.84</text:p>
          </table:table-cell>
          <table:table-cell table:formula="of:=[.H73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3]+VIA_13*[.L73]+VIA_16*[.M73]" office:value-type="float" office:value="14.4" calcext:value-type="float">
            <text:p>14.4</text:p>
          </table:table-cell>
          <table:table-cell table:formula="of:=[.I73]+[.J73]+[.N73]+[.F73]" office:value-type="float" office:value="429.8586" calcext:value-type="float">
            <text:p>429.86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73]-[.P73]" office:value-type="float" office:value="-21.0659000000001" calcext:value-type="float">
            <text:p>-21.07</text:p>
          </table:table-cell>
          <table:table-cell table:formula="of:=([.P73]-([.F73]+[.N73]))" office:value-type="float" office:value="377.9105" calcext:value-type="float">
            <text:p>377.91</text:p>
          </table:table-cell>
          <table:table-cell table:formula="of:=[.R73]/INTERNAL_40" office:value-type="float" office:value="59.9857936507937" calcext:value-type="float">
            <text:p>59.99</text:p>
          </table:table-cell>
          <table:table-cell table:formula="of:=[.R73]/EXTERNAL_40" office:value-type="float" office:value="65.1569827586207" calcext:value-type="float">
            <text:p>65.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2</text:p>
          </table:table-cell>
          <table:table-cell office:value-type="string" calcext:value-type="string">
            <text:p>W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4.191" calcext:value-type="float">
            <text:p>64.19</text:p>
          </table:table-cell>
          <table:table-cell table:style-name="ce8" office:value-type="float" office:value="64.837" calcext:value-type="float">
            <text:p>64.84</text:p>
          </table:table-cell>
          <table:table-cell table:formula="of:=AVERAGE([.D74:.E74])" office:value-type="float" office:value="64.514" calcext:value-type="float">
            <text:p>64.51</text:p>
          </table:table-cell>
          <table:table-cell/>
          <table:table-cell office:value-type="float" office:value="58.999" calcext:value-type="float">
            <text:p>59.00</text:p>
          </table:table-cell>
          <table:table-cell table:formula="of:=[.G74]*INTERNAL_40" office:value-type="float" office:value="0" calcext:value-type="float">
            <text:p>0.00</text:p>
          </table:table-cell>
          <table:table-cell table:formula="of:=[.H74]*EXTERNAL_40" office:value-type="float" office:value="342.1942" calcext:value-type="float">
            <text:p>342.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4]+VIA_13*[.L74]+VIA_16*[.M74]" office:value-type="float" office:value="22.8" calcext:value-type="float">
            <text:p>22.8</text:p>
          </table:table-cell>
          <table:table-cell table:formula="of:=[.I74]+[.J74]+[.N74]+[.F74]" office:value-type="float" office:value="429.5082" calcext:value-type="float">
            <text:p>429.51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74]-[.P74]" office:value-type="float" office:value="-21.4163" calcext:value-type="float">
            <text:p>-21.42</text:p>
          </table:table-cell>
          <table:table-cell table:formula="of:=([.P74]-([.F74]+[.N74]))" office:value-type="float" office:value="363.6105" calcext:value-type="float">
            <text:p>363.61</text:p>
          </table:table-cell>
          <table:table-cell table:formula="of:=[.R74]/INTERNAL_40" office:value-type="float" office:value="57.7159523809524" calcext:value-type="float">
            <text:p>57.72</text:p>
          </table:table-cell>
          <table:table-cell table:formula="of:=[.R74]/EXTERNAL_40" office:value-type="float" office:value="62.6914655172414" calcext:value-type="float">
            <text:p>62.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3</text:p>
          </table:table-cell>
          <table:table-cell office:value-type="string" calcext:value-type="string">
            <text:p>W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9.229" calcext:value-type="float">
            <text:p>109.23</text:p>
          </table:table-cell>
          <table:table-cell table:style-name="ce8" office:value-type="float" office:value="110.327" calcext:value-type="float">
            <text:p>110.33</text:p>
          </table:table-cell>
          <table:table-cell table:formula="of:=AVERAGE([.D75:.E75])" office:value-type="float" office:value="109.778" calcext:value-type="float">
            <text:p>109.78</text:p>
          </table:table-cell>
          <table:table-cell/>
          <table:table-cell office:value-type="float" office:value="60.301" calcext:value-type="float">
            <text:p>60.30</text:p>
          </table:table-cell>
          <table:table-cell table:formula="of:=[.G75]*INTERNAL_40" office:value-type="float" office:value="0" calcext:value-type="float">
            <text:p>0.00</text:p>
          </table:table-cell>
          <table:table-cell table:formula="of:=[.H75]*EXTERNAL_40" office:value-type="float" office:value="349.7458" calcext:value-type="float">
            <text:p>349.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5]+VIA_13*[.L75]+VIA_16*[.M75]" office:value-type="float" office:value="22.8" calcext:value-type="float">
            <text:p>22.8</text:p>
          </table:table-cell>
          <table:table-cell table:formula="of:=[.I75]+[.J75]+[.N75]+[.F75]" office:value-type="float" office:value="482.3238" calcext:value-type="float">
            <text:p>482.32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75]-[.P75]" office:value-type="float" office:value="31.3992999999999" calcext:value-type="float">
            <text:p>31.40</text:p>
          </table:table-cell>
          <table:table-cell table:formula="of:=([.P75]-([.F75]+[.N75]))" office:value-type="float" office:value="318.3465" calcext:value-type="float">
            <text:p>318.35</text:p>
          </table:table-cell>
          <table:table-cell table:formula="of:=[.R75]/INTERNAL_40" office:value-type="float" office:value="50.5311904761905" calcext:value-type="float">
            <text:p>50.53</text:p>
          </table:table-cell>
          <table:table-cell table:formula="of:=[.R75]/EXTERNAL_40" office:value-type="float" office:value="54.8873275862069" calcext:value-type="float">
            <text:p>54.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4</text:p>
          </table:table-cell>
          <table:table-cell office:value-type="string" calcext:value-type="string">
            <text:p>R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1.145" calcext:value-type="float">
            <text:p>61.15</text:p>
          </table:table-cell>
          <table:table-cell table:style-name="ce8" office:value-type="float" office:value="61.76" calcext:value-type="float">
            <text:p>61.76</text:p>
          </table:table-cell>
          <table:table-cell table:formula="of:=AVERAGE([.D76:.E76])" office:value-type="float" office:value="61.4525" calcext:value-type="float">
            <text:p>61.45</text:p>
          </table:table-cell>
          <table:table-cell office:value-type="float" office:value="58.778" calcext:value-type="float">
            <text:p>58.78</text:p>
          </table:table-cell>
          <table:table-cell/>
          <table:table-cell table:formula="of:=[.G76]*INTERNAL_40" office:value-type="float" office:value="370.3014" calcext:value-type="float">
            <text:p>370.30</text:p>
          </table:table-cell>
          <table:table-cell table:formula="of:=[.H76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6]+VIA_13*[.L76]+VIA_16*[.M76]" office:value-type="float" office:value="14.4" calcext:value-type="float">
            <text:p>14.4</text:p>
          </table:table-cell>
          <table:table-cell table:formula="of:=[.I76]+[.J76]+[.N76]+[.F76]" office:value-type="float" office:value="446.1539" calcext:value-type="float">
            <text:p>446.15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76]-[.P76]" office:value-type="float" office:value="-4.77060000000012" calcext:value-type="float">
            <text:p>-4.77</text:p>
          </table:table-cell>
          <table:table-cell table:formula="of:=([.P76]-([.F76]+[.N76]))" office:value-type="float" office:value="375.072" calcext:value-type="float">
            <text:p>375.07</text:p>
          </table:table-cell>
          <table:table-cell table:formula="of:=[.R76]/INTERNAL_40" office:value-type="float" office:value="59.5352380952381" calcext:value-type="float">
            <text:p>59.54</text:p>
          </table:table-cell>
          <table:table-cell table:formula="of:=[.R76]/EXTERNAL_40" office:value-type="float" office:value="64.6675862068966" calcext:value-type="float">
            <text:p>64.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5</text:p>
          </table:table-cell>
          <table:table-cell office:value-type="string" calcext:value-type="string">
            <text:p>T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59" calcext:value-type="float">
            <text:p>57.59</text:p>
          </table:table-cell>
          <table:table-cell table:style-name="ce8" office:value-type="float" office:value="58.169" calcext:value-type="float">
            <text:p>58.17</text:p>
          </table:table-cell>
          <table:table-cell table:formula="of:=AVERAGE([.D77:.E77])" office:value-type="float" office:value="57.8795" calcext:value-type="float">
            <text:p>57.88</text:p>
          </table:table-cell>
          <table:table-cell office:value-type="float" office:value="58.612" calcext:value-type="float">
            <text:p>58.61</text:p>
          </table:table-cell>
          <table:table-cell/>
          <table:table-cell table:formula="of:=[.G77]*INTERNAL_40" office:value-type="float" office:value="369.2556" calcext:value-type="float">
            <text:p>369.26</text:p>
          </table:table-cell>
          <table:table-cell table:formula="of:=[.H77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7]+VIA_13*[.L77]+VIA_16*[.M77]" office:value-type="float" office:value="14.4" calcext:value-type="float">
            <text:p>14.4</text:p>
          </table:table-cell>
          <table:table-cell table:formula="of:=[.I77]+[.J77]+[.N77]+[.F77]" office:value-type="float" office:value="441.5351" calcext:value-type="float">
            <text:p>441.54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77]-[.P77]" office:value-type="float" office:value="-9.38940000000008" calcext:value-type="float">
            <text:p>-9.39</text:p>
          </table:table-cell>
          <table:table-cell table:formula="of:=([.P77]-([.F77]+[.N77]))" office:value-type="float" office:value="378.645" calcext:value-type="float">
            <text:p>378.65</text:p>
          </table:table-cell>
          <table:table-cell table:formula="of:=[.R77]/INTERNAL_40" office:value-type="float" office:value="60.102380952381" calcext:value-type="float">
            <text:p>60.10</text:p>
          </table:table-cell>
          <table:table-cell table:formula="of:=[.R77]/EXTERNAL_40" office:value-type="float" office:value="65.2836206896552" calcext:value-type="float">
            <text:p>65.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6</text:p>
          </table:table-cell>
          <table:table-cell office:value-type="string" calcext:value-type="string">
            <text:p>U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901" calcext:value-type="float">
            <text:p>57.90</text:p>
          </table:table-cell>
          <table:table-cell table:style-name="ce8" office:value-type="float" office:value="58.483" calcext:value-type="float">
            <text:p>58.48</text:p>
          </table:table-cell>
          <table:table-cell table:formula="of:=AVERAGE([.D78:.E78])" office:value-type="float" office:value="58.192" calcext:value-type="float">
            <text:p>58.19</text:p>
          </table:table-cell>
          <table:table-cell office:value-type="float" office:value="59.441" calcext:value-type="float">
            <text:p>59.44</text:p>
          </table:table-cell>
          <table:table-cell/>
          <table:table-cell table:formula="of:=[.G78]*INTERNAL_40" office:value-type="float" office:value="374.4783" calcext:value-type="float">
            <text:p>374.48</text:p>
          </table:table-cell>
          <table:table-cell table:formula="of:=[.H78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8]+VIA_13*[.L78]+VIA_16*[.M78]" office:value-type="float" office:value="14.4" calcext:value-type="float">
            <text:p>14.4</text:p>
          </table:table-cell>
          <table:table-cell table:formula="of:=[.I78]+[.J78]+[.N78]+[.F78]" office:value-type="float" office:value="447.0703" calcext:value-type="float">
            <text:p>447.07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78]-[.P78]" office:value-type="float" office:value="-3.85420000000011" calcext:value-type="float">
            <text:p>-3.85</text:p>
          </table:table-cell>
          <table:table-cell table:formula="of:=([.P78]-([.F78]+[.N78]))" office:value-type="float" office:value="378.3325" calcext:value-type="float">
            <text:p>378.33</text:p>
          </table:table-cell>
          <table:table-cell table:formula="of:=[.R78]/INTERNAL_40" office:value-type="float" office:value="60.0527777777778" calcext:value-type="float">
            <text:p>60.05</text:p>
          </table:table-cell>
          <table:table-cell table:formula="of:=[.R78]/EXTERNAL_40" office:value-type="float" office:value="65.2297413793104" calcext:value-type="float">
            <text:p>65.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7</text:p>
          </table:table-cell>
          <table:table-cell office:value-type="string" calcext:value-type="string">
            <text:p>U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777" calcext:value-type="float">
            <text:p>57.78</text:p>
          </table:table-cell>
          <table:table-cell table:style-name="ce8" office:value-type="float" office:value="58.358" calcext:value-type="float">
            <text:p>58.36</text:p>
          </table:table-cell>
          <table:table-cell table:formula="of:=AVERAGE([.D79:.E79])" office:value-type="float" office:value="58.0675" calcext:value-type="float">
            <text:p>58.07</text:p>
          </table:table-cell>
          <table:table-cell office:value-type="float" office:value="61.019" calcext:value-type="float">
            <text:p>61.02</text:p>
          </table:table-cell>
          <table:table-cell/>
          <table:table-cell table:formula="of:=[.G79]*INTERNAL_40" office:value-type="float" office:value="384.4197" calcext:value-type="float">
            <text:p>384.42</text:p>
          </table:table-cell>
          <table:table-cell table:formula="of:=[.H79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9]+VIA_13*[.L79]+VIA_16*[.M79]" office:value-type="float" office:value="14.4" calcext:value-type="float">
            <text:p>14.4</text:p>
          </table:table-cell>
          <table:table-cell table:formula="of:=[.I79]+[.J79]+[.N79]+[.F79]" office:value-type="float" office:value="456.8872" calcext:value-type="float">
            <text:p>456.89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79]-[.P79]" office:value-type="float" office:value="5.96269999999987" calcext:value-type="float">
            <text:p>5.96</text:p>
          </table:table-cell>
          <table:table-cell table:formula="of:=([.P79]-([.F79]+[.N79]))" office:value-type="float" office:value="378.457" calcext:value-type="float">
            <text:p>378.46</text:p>
          </table:table-cell>
          <table:table-cell table:formula="of:=[.R79]/INTERNAL_40" office:value-type="float" office:value="60.0725396825397" calcext:value-type="float">
            <text:p>60.07</text:p>
          </table:table-cell>
          <table:table-cell table:formula="of:=[.R79]/EXTERNAL_40" office:value-type="float" office:value="65.2512068965518" calcext:value-type="float">
            <text:p>65.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7</text:p>
          </table:table-cell>
          <table:table-cell office:value-type="string" calcext:value-type="string">
            <text:p>Y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4.887" calcext:value-type="float">
            <text:p>94.89</text:p>
          </table:table-cell>
          <table:table-cell table:style-name="ce8" office:value-type="float" office:value="95.841" calcext:value-type="float">
            <text:p>95.84</text:p>
          </table:table-cell>
          <table:table-cell table:formula="of:=AVERAGE([.D80:.E80])" office:value-type="float" office:value="95.364" calcext:value-type="float">
            <text:p>95.36</text:p>
          </table:table-cell>
          <table:table-cell office:value-type="float" office:value="53.394" calcext:value-type="float">
            <text:p>53.39</text:p>
          </table:table-cell>
          <table:table-cell/>
          <table:table-cell table:formula="of:=[.G80]*INTERNAL_40" office:value-type="float" office:value="336.3822" calcext:value-type="float">
            <text:p>336.38</text:p>
          </table:table-cell>
          <table:table-cell table:formula="of:=[.H80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80]+VIA_13*[.L80]+VIA_16*[.M80]" office:value-type="float" office:value="14.4" calcext:value-type="float">
            <text:p>14.4</text:p>
          </table:table-cell>
          <table:table-cell table:formula="of:=[.I80]+[.J80]+[.N80]+[.F80]" office:value-type="float" office:value="446.1462" calcext:value-type="float">
            <text:p>446.15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80]-[.P80]" office:value-type="float" office:value="-4.77830000000017" calcext:value-type="float">
            <text:p>-4.78</text:p>
          </table:table-cell>
          <table:table-cell table:formula="of:=([.P80]-([.F80]+[.N80]))" office:value-type="float" office:value="341.1605" calcext:value-type="float">
            <text:p>341.16</text:p>
          </table:table-cell>
          <table:table-cell table:formula="of:=[.R80]/INTERNAL_40" office:value-type="float" office:value="54.1524603174603" calcext:value-type="float">
            <text:p>54.15</text:p>
          </table:table-cell>
          <table:table-cell table:formula="of:=[.R80]/EXTERNAL_40" office:value-type="float" office:value="58.820775862069" calcext:value-type="float">
            <text:p>58.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7</text:p>
          </table:table-cell>
          <table:table-cell office:value-type="string" calcext:value-type="string">
            <text:p>W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0.835" calcext:value-type="float">
            <text:p>70.84</text:p>
          </table:table-cell>
          <table:table-cell table:style-name="ce8" office:value-type="float" office:value="71.547" calcext:value-type="float">
            <text:p>71.55</text:p>
          </table:table-cell>
          <table:table-cell table:formula="of:=AVERAGE([.D81:.E81])" office:value-type="float" office:value="71.191" calcext:value-type="float">
            <text:p>71.19</text:p>
          </table:table-cell>
          <table:table-cell/>
          <table:table-cell office:value-type="float" office:value="64.897" calcext:value-type="float">
            <text:p>64.90</text:p>
          </table:table-cell>
          <table:table-cell table:formula="of:=[.G81]*INTERNAL_80" office:value-type="float" office:value="0" calcext:value-type="float">
            <text:p>0.00</text:p>
          </table:table-cell>
          <table:table-cell table:formula="of:=[.H81]*EXTERNAL_80" office:value-type="float" office:value="356.9335" calcext:value-type="float">
            <text:p>356.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81]+VIA_13*[.L81]+VIA_16*[.M81]" office:value-type="float" office:value="22.8" calcext:value-type="float">
            <text:p>22.8</text:p>
          </table:table-cell>
          <table:table-cell table:formula="of:=[.I81]+[.J81]+[.N81]+[.F81]" office:value-type="float" office:value="450.9245" calcext:value-type="float">
            <text:p>450.92</text:p>
          </table:table-cell>
          <table:table-cell table:formula="of:=DQS7" office:value-type="float" office:value="450.9245" calcext:value-type="float">
            <text:p>450.92</text:p>
          </table:table-cell>
          <table:table-cell table:style-name="ce15" table:formula="of:=[.O81]-[.P8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M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8.111" calcext:value-type="float">
            <text:p>78.11</text:p>
          </table:table-cell>
          <table:table-cell table:style-name="ce7" office:value-type="float" office:value="78.896" calcext:value-type="float">
            <text:p>78.90</text:p>
          </table:table-cell>
          <table:table-cell table:style-name="ce10" table:formula="of:=AVERAGE([.D82:.E82])" office:value-type="float" office:value="78.5035" calcext:value-type="float">
            <text:p>78.50</text:p>
          </table:table-cell>
          <table:table-cell table:style-name="ce12" office:value-type="float" office:value="52.673" calcext:value-type="float">
            <text:p>52.67</text:p>
          </table:table-cell>
          <table:table-cell table:style-name="ce12"/>
          <table:table-cell table:style-name="ce12" table:formula="of:=[.G82]*INTERNAL_40" office:value-type="float" office:value="331.8399" calcext:value-type="float">
            <text:p>331.84</text:p>
          </table:table-cell>
          <table:table-cell table:style-name="ce12" table:formula="of:=[.H82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2]+VIA_13*[.L82]+VIA_16*[.M82]" office:value-type="float" office:value="21.8" calcext:value-type="float">
            <text:p>21.8</text:p>
          </table:table-cell>
          <table:table-cell table:style-name="ce12" table:formula="of:=[.I82]+[.J82]+[.N82]+[.F82]" office:value-type="float" office:value="432.1434" calcext:value-type="float">
            <text:p>432.1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2]-[.P82]" office:value-type="float" office:value="96.1984000000001" calcext:value-type="float">
            <text:p>96.20</text:p>
          </table:table-cell>
          <table:table-cell table:formula="of:=([.P82]-([.F82]+[.N82]))" office:value-type="float" office:value="235.6415" calcext:value-type="float">
            <text:p>235.64</text:p>
          </table:table-cell>
          <table:table-cell table:formula="of:=[.R82]/INTERNAL_40" office:value-type="float" office:value="37.4034126984127" calcext:value-type="float">
            <text:p>37.40</text:p>
          </table:table-cell>
          <table:table-cell table:formula="of:=[.R82]/EXTERNAL_40" office:value-type="float" office:value="40.6278448275862" calcext:value-type="float">
            <text:p>40.6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J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3.507" calcext:value-type="float">
            <text:p>113.51</text:p>
          </table:table-cell>
          <table:table-cell table:style-name="ce7" office:value-type="float" office:value="114.647" calcext:value-type="float">
            <text:p>114.65</text:p>
          </table:table-cell>
          <table:table-cell table:style-name="ce10" table:formula="of:=AVERAGE([.D83:.E83])" office:value-type="float" office:value="114.077" calcext:value-type="float">
            <text:p>114.08</text:p>
          </table:table-cell>
          <table:table-cell table:style-name="ce12"/>
          <table:table-cell table:style-name="ce12" office:value-type="float" office:value="36.749" calcext:value-type="float">
            <text:p>36.75</text:p>
          </table:table-cell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213.1442" calcext:value-type="float">
            <text:p>213.14</text:p>
          </table:table-cell>
          <table:table-cell table:style-name="ce4" table:number-columns-repeated="3"/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327.2212" calcext:value-type="float">
            <text:p>327.2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3]-[.P83]" office:value-type="float" office:value="-8.72379999999998" calcext:value-type="float">
            <text:p>-8.72</text:p>
          </table:table-cell>
          <table:table-cell table:formula="of:=([.P83]-([.F83]+[.N83]))" office:value-type="float" office:value="221.868" calcext:value-type="float">
            <text:p>221.87</text:p>
          </table:table-cell>
          <table:table-cell table:formula="of:=[.R83]/INTERNAL_40" office:value-type="float" office:value="35.2171428571429" calcext:value-type="float">
            <text:p>35.22</text:p>
          </table:table-cell>
          <table:table-cell table:formula="of:=[.R83]/EXTERNAL_40" office:value-type="float" office:value="38.2531034482759" calcext:value-type="float">
            <text:p>38.2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R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5.291" calcext:value-type="float">
            <text:p>105.29</text:p>
          </table:table-cell>
          <table:table-cell table:style-name="ce7" office:value-type="float" office:value="106.349" calcext:value-type="float">
            <text:p>106.35</text:p>
          </table:table-cell>
          <table:table-cell table:style-name="ce10" table:formula="of:=AVERAGE([.D84:.E84])" office:value-type="float" office:value="105.82" calcext:value-type="float">
            <text:p>105.82</text:p>
          </table:table-cell>
          <table:table-cell table:style-name="ce12"/>
          <table:table-cell table:style-name="ce12" office:value-type="float" office:value="48.553" calcext:value-type="float">
            <text:p>48.55</text:p>
          </table:table-cell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281.6074" calcext:value-type="float">
            <text:p>281.6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4]+VIA_13*[.L84]+VIA_16*[.M84]" office:value-type="float" office:value="22.8" calcext:value-type="float">
            <text:p>22.8</text:p>
          </table:table-cell>
          <table:table-cell table:style-name="ce12" table:formula="of:=[.I84]+[.J84]+[.N84]+[.F84]" office:value-type="float" office:value="410.2274" calcext:value-type="float">
            <text:p>410.2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4]-[.P84]" office:value-type="float" office:value="74.2824" calcext:value-type="float">
            <text:p>74.28</text:p>
          </table:table-cell>
          <table:table-cell table:formula="of:=([.P84]-([.F84]+[.N84]))" office:value-type="float" office:value="207.325" calcext:value-type="float">
            <text:p>207.33</text:p>
          </table:table-cell>
          <table:table-cell table:formula="of:=[.R84]/INTERNAL_40" office:value-type="float" office:value="32.9087301587302" calcext:value-type="float">
            <text:p>32.91</text:p>
          </table:table-cell>
          <table:table-cell table:formula="of:=[.R84]/EXTERNAL_40" office:value-type="float" office:value="35.7456896551724" calcext:value-type="float">
            <text:p>35.7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J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4.541" calcext:value-type="float">
            <text:p>104.54</text:p>
          </table:table-cell>
          <table:table-cell table:style-name="ce7" office:value-type="float" office:value="105.591" calcext:value-type="float">
            <text:p>105.59</text:p>
          </table:table-cell>
          <table:table-cell table:style-name="ce10" table:formula="of:=AVERAGE([.D85:.E85])" office:value-type="float" office:value="105.066" calcext:value-type="float">
            <text:p>105.07</text:p>
          </table:table-cell>
          <table:table-cell table:style-name="ce12"/>
          <table:table-cell table:style-name="ce12" office:value-type="float" office:value="37.915" calcext:value-type="float">
            <text:p>37.92</text:p>
          </table:table-cell>
          <table:table-cell table:style-name="ce12" table:formula="of:=[.G85]*INTERNAL_40" office:value-type="float" office:value="0" calcext:value-type="float">
            <text:p>0.00</text:p>
          </table:table-cell>
          <table:table-cell table:style-name="ce12" table:formula="of:=[.H85]*EXTERNAL_40" office:value-type="float" office:value="219.907" calcext:value-type="float">
            <text:p>219.91</text:p>
          </table:table-cell>
          <table:table-cell table:style-name="ce4" table:number-columns-repeated="3"/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float" office:value="324.973" calcext:value-type="float">
            <text:p>324.9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5]-[.P85]" office:value-type="float" office:value="-10.972" calcext:value-type="float">
            <text:p>-10.97</text:p>
          </table:table-cell>
          <table:table-cell table:formula="of:=([.P85]-([.F85]+[.N85]))" office:value-type="float" office:value="230.879" calcext:value-type="float">
            <text:p>230.88</text:p>
          </table:table-cell>
          <table:table-cell table:formula="of:=[.R85]/INTERNAL_40" office:value-type="float" office:value="36.6474603174603" calcext:value-type="float">
            <text:p>36.65</text:p>
          </table:table-cell>
          <table:table-cell table:formula="of:=[.R85]/EXTERNAL_40" office:value-type="float" office:value="39.806724137931" calcext:value-type="float">
            <text:p>39.8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J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56" calcext:value-type="float">
            <text:p>107.46</text:p>
          </table:table-cell>
          <table:table-cell table:style-name="ce7" office:value-type="float" office:value="108.536" calcext:value-type="float">
            <text:p>108.54</text:p>
          </table:table-cell>
          <table:table-cell table:style-name="ce10" table:formula="of:=AVERAGE([.D86:.E86])" office:value-type="float" office:value="107.996" calcext:value-type="float">
            <text:p>108.00</text:p>
          </table:table-cell>
          <table:table-cell table:style-name="ce12" office:value-type="float" office:value="46.742" calcext:value-type="float">
            <text:p>46.74</text:p>
          </table:table-cell>
          <table:table-cell table:style-name="ce12"/>
          <table:table-cell table:style-name="ce12" table:formula="of:=[.G86]*INTERNAL_40" office:value-type="float" office:value="294.4746" calcext:value-type="float">
            <text:p>294.47</text:p>
          </table:table-cell>
          <table:table-cell table:style-name="ce12" table:formula="of:=[.H8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6]+VIA_13*[.L86]+VIA_16*[.M86]" office:value-type="float" office:value="21.8" calcext:value-type="float">
            <text:p>21.8</text:p>
          </table:table-cell>
          <table:table-cell table:style-name="ce12" table:formula="of:=[.I86]+[.J86]+[.N86]+[.F86]" office:value-type="float" office:value="424.2706" calcext:value-type="float">
            <text:p>424.2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6]-[.P86]" office:value-type="float" office:value="88.3256" calcext:value-type="float">
            <text:p>88.33</text:p>
          </table:table-cell>
          <table:table-cell table:formula="of:=([.P86]-([.F86]+[.N86]))" office:value-type="float" office:value="206.149" calcext:value-type="float">
            <text:p>206.15</text:p>
          </table:table-cell>
          <table:table-cell table:formula="of:=[.R86]/INTERNAL_40" office:value-type="float" office:value="32.7220634920635" calcext:value-type="float">
            <text:p>32.72</text:p>
          </table:table-cell>
          <table:table-cell table:formula="of:=[.R86]/EXTERNAL_40" office:value-type="float" office:value="35.5429310344828" calcext:value-type="float">
            <text:p>35.5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H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9.592" calcext:value-type="float">
            <text:p>109.59</text:p>
          </table:table-cell>
          <table:table-cell table:style-name="ce7" office:value-type="float" office:value="110.694" calcext:value-type="float">
            <text:p>110.69</text:p>
          </table:table-cell>
          <table:table-cell table:style-name="ce10" table:formula="of:=AVERAGE([.D87:.E87])" office:value-type="float" office:value="110.143" calcext:value-type="float">
            <text:p>110.14</text:p>
          </table:table-cell>
          <table:table-cell table:style-name="ce12"/>
          <table:table-cell table:style-name="ce12" office:value-type="float" office:value="36.418" calcext:value-type="float">
            <text:p>36.42</text:p>
          </table:table-cell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211.2244" calcext:value-type="float">
            <text:p>211.22</text:p>
          </table:table-cell>
          <table:table-cell table:style-name="ce4" table:number-columns-repeated="3"/>
          <table:table-cell table:style-name="ce4" table:formula="of:=VIA_18*[.K87]+VIA_13*[.L87]+VIA_16*[.M87]" office:value-type="float" office:value="0" calcext:value-type="float">
            <text:p>0</text:p>
          </table:table-cell>
          <table:table-cell table:style-name="ce12" table:formula="of:=[.I87]+[.J87]+[.N87]+[.F87]" office:value-type="float" office:value="321.3674" calcext:value-type="float">
            <text:p>321.3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7]-[.P87]" office:value-type="float" office:value="-14.5776" calcext:value-type="float">
            <text:p>-14.58</text:p>
          </table:table-cell>
          <table:table-cell table:formula="of:=([.P87]-([.F87]+[.N87]))" office:value-type="float" office:value="225.802" calcext:value-type="float">
            <text:p>225.80</text:p>
          </table:table-cell>
          <table:table-cell table:formula="of:=[.R87]/INTERNAL_40" office:value-type="float" office:value="35.8415873015873" calcext:value-type="float">
            <text:p>35.84</text:p>
          </table:table-cell>
          <table:table-cell table:formula="of:=[.R87]/EXTERNAL_40" office:value-type="float" office:value="38.9313793103448" calcext:value-type="float">
            <text:p>38.9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H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36" calcext:value-type="float">
            <text:p>107.44</text:p>
          </table:table-cell>
          <table:table-cell table:style-name="ce7" office:value-type="float" office:value="108.516" calcext:value-type="float">
            <text:p>108.52</text:p>
          </table:table-cell>
          <table:table-cell table:style-name="ce10" table:formula="of:=AVERAGE([.D88:.E88])" office:value-type="float" office:value="107.976" calcext:value-type="float">
            <text:p>107.98</text:p>
          </table:table-cell>
          <table:table-cell table:style-name="ce12" office:value-type="float" office:value="46.908" calcext:value-type="float">
            <text:p>46.91</text:p>
          </table:table-cell>
          <table:table-cell table:style-name="ce12"/>
          <table:table-cell table:style-name="ce12" table:formula="of:=[.G88]*INTERNAL_40" office:value-type="float" office:value="295.5204" calcext:value-type="float">
            <text:p>295.52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8]+VIA_13*[.L88]+VIA_16*[.M88]" office:value-type="float" office:value="21.8" calcext:value-type="float">
            <text:p>21.8</text:p>
          </table:table-cell>
          <table:table-cell table:style-name="ce12" table:formula="of:=[.I88]+[.J88]+[.N88]+[.F88]" office:value-type="float" office:value="425.2964" calcext:value-type="float">
            <text:p>425.3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8]-[.P88]" office:value-type="float" office:value="89.3514" calcext:value-type="float">
            <text:p>89.35</text:p>
          </table:table-cell>
          <table:table-cell table:formula="of:=([.P88]-([.F88]+[.N88]))" office:value-type="float" office:value="206.169" calcext:value-type="float">
            <text:p>206.17</text:p>
          </table:table-cell>
          <table:table-cell table:formula="of:=[.R88]/INTERNAL_40" office:value-type="float" office:value="32.7252380952381" calcext:value-type="float">
            <text:p>32.73</text:p>
          </table:table-cell>
          <table:table-cell table:formula="of:=[.R88]/EXTERNAL_40" office:value-type="float" office:value="35.5463793103448" calcext:value-type="float">
            <text:p>35.5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R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39" calcext:value-type="float">
            <text:p>74.39</text:p>
          </table:table-cell>
          <table:table-cell table:style-name="ce7" office:value-type="float" office:value="75.138" calcext:value-type="float">
            <text:p>75.14</text:p>
          </table:table-cell>
          <table:table-cell table:style-name="ce10" table:formula="of:=AVERAGE([.D89:.E89])" office:value-type="float" office:value="74.764" calcext:value-type="float">
            <text:p>74.76</text:p>
          </table:table-cell>
          <table:table-cell table:style-name="ce12"/>
          <table:table-cell table:style-name="ce12" office:value-type="float" office:value="55.39" calcext:value-type="float">
            <text:p>55.39</text:p>
          </table:table-cell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321.262" calcext:value-type="float">
            <text:p>321.2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9]+VIA_13*[.L89]+VIA_16*[.M89]" office:value-type="float" office:value="22.8" calcext:value-type="float">
            <text:p>22.8</text:p>
          </table:table-cell>
          <table:table-cell table:style-name="ce12" table:formula="of:=[.I89]+[.J89]+[.N89]+[.F89]" office:value-type="float" office:value="418.826" calcext:value-type="float">
            <text:p>418.8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9]-[.P89]" office:value-type="float" office:value="82.881" calcext:value-type="float">
            <text:p>82.88</text:p>
          </table:table-cell>
          <table:table-cell table:formula="of:=([.P89]-([.F89]+[.N89]))" office:value-type="float" office:value="238.381" calcext:value-type="float">
            <text:p>238.38</text:p>
          </table:table-cell>
          <table:table-cell table:formula="of:=[.R89]/INTERNAL_40" office:value-type="float" office:value="37.838253968254" calcext:value-type="float">
            <text:p>37.84</text:p>
          </table:table-cell>
          <table:table-cell table:formula="of:=[.R89]/EXTERNAL_40" office:value-type="float" office:value="41.1001724137931" calcext:value-type="float">
            <text:p>41.1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G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3.056" calcext:value-type="float">
            <text:p>123.06</text:p>
          </table:table-cell>
          <table:table-cell table:style-name="ce7" office:value-type="float" office:value="124.292" calcext:value-type="float">
            <text:p>124.29</text:p>
          </table:table-cell>
          <table:table-cell table:style-name="ce10" table:formula="of:=AVERAGE([.D90:.E90])" office:value-type="float" office:value="123.674" calcext:value-type="float">
            <text:p>123.67</text:p>
          </table:table-cell>
          <table:table-cell table:style-name="ce12"/>
          <table:table-cell table:style-name="ce12" office:value-type="float" office:value="36.583" calcext:value-type="float">
            <text:p>36.58</text:p>
          </table:table-cell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212.1814" calcext:value-type="float">
            <text:p>212.18</text:p>
          </table:table-cell>
          <table:table-cell table:style-name="ce4" table:number-columns-repeated="3"/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335.8554" calcext:value-type="float">
            <text:p>335.8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0]-[.P90]" office:value-type="float" office:value="-0.0895999999999617" calcext:value-type="float">
            <text:p>-0.09</text:p>
          </table:table-cell>
          <table:table-cell table:formula="of:=([.P90]-([.F90]+[.N90]))" office:value-type="float" office:value="212.271" calcext:value-type="float">
            <text:p>212.27</text:p>
          </table:table-cell>
          <table:table-cell table:formula="of:=[.R90]/INTERNAL_40" office:value-type="float" office:value="33.6938095238095" calcext:value-type="float">
            <text:p>33.69</text:p>
          </table:table-cell>
          <table:table-cell table:formula="of:=[.R90]/EXTERNAL_40" office:value-type="float" office:value="36.5984482758621" calcext:value-type="float">
            <text:p>36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G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91:.E91])" office:value-type="float" office:value="122.39" calcext:value-type="float">
            <text:p>122.39</text:p>
          </table:table-cell>
          <table:table-cell table:style-name="ce12"/>
          <table:table-cell table:style-name="ce12" office:value-type="float" office:value="37.501" calcext:value-type="float">
            <text:p>37.50</text:p>
          </table:table-cell>
          <table:table-cell table:style-name="ce12" table:formula="of:=[.G91]*INTERNAL_40" office:value-type="float" office:value="0" calcext:value-type="float">
            <text:p>0.00</text:p>
          </table:table-cell>
          <table:table-cell table:style-name="ce12" table:formula="of:=[.H91]*EXTERNAL_40" office:value-type="float" office:value="217.5058" calcext:value-type="float">
            <text:p>217.51</text:p>
          </table:table-cell>
          <table:table-cell table:style-name="ce4" table:number-columns-repeated="3"/>
          <table:table-cell table:style-name="ce4" table:formula="of:=VIA_18*[.K91]+VIA_13*[.L91]+VIA_16*[.M91]" office:value-type="float" office:value="0" calcext:value-type="float">
            <text:p>0</text:p>
          </table:table-cell>
          <table:table-cell table:style-name="ce12" table:formula="of:=[.I91]+[.J91]+[.N91]+[.F91]" office:value-type="float" office:value="339.8958" calcext:value-type="float">
            <text:p>339.9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1]-[.P91]" office:value-type="float" office:value="3.95080000000002" calcext:value-type="float">
            <text:p>3.95</text:p>
          </table:table-cell>
          <table:table-cell table:formula="of:=([.P91]-([.F91]+[.N91]))" office:value-type="float" office:value="213.555" calcext:value-type="float">
            <text:p>213.56</text:p>
          </table:table-cell>
          <table:table-cell table:formula="of:=[.R91]/INTERNAL_40" office:value-type="float" office:value="33.8976190476191" calcext:value-type="float">
            <text:p>33.90</text:p>
          </table:table-cell>
          <table:table-cell table:formula="of:=[.R91]/EXTERNAL_40" office:value-type="float" office:value="36.8198275862069" calcext:value-type="float">
            <text:p>36.8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K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17" calcext:value-type="float">
            <text:p>111.32</text:p>
          </table:table-cell>
          <table:table-cell table:style-name="ce7" office:value-type="float" office:value="112.435" calcext:value-type="float">
            <text:p>112.44</text:p>
          </table:table-cell>
          <table:table-cell table:style-name="ce10" table:formula="of:=AVERAGE([.D92:.E92])" office:value-type="float" office:value="111.876" calcext:value-type="float">
            <text:p>111.88</text:p>
          </table:table-cell>
          <table:table-cell table:style-name="ce12"/>
          <table:table-cell table:style-name="ce12" office:value-type="float" office:value="38.992" calcext:value-type="float">
            <text:p>38.99</text:p>
          </table:table-cell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226.1536" calcext:value-type="float">
            <text:p>226.15</text:p>
          </table:table-cell>
          <table:table-cell table:style-name="ce4" table:number-columns-repeated="3"/>
          <table:table-cell table:style-name="ce4" table:formula="of:=VIA_18*[.K92]+VIA_13*[.L92]+VIA_16*[.M92]" office:value-type="float" office:value="0" calcext:value-type="float">
            <text:p>0</text:p>
          </table:table-cell>
          <table:table-cell table:style-name="ce12" table:formula="of:=[.I92]+[.J92]+[.N92]+[.F92]" office:value-type="float" office:value="338.0296" calcext:value-type="float">
            <text:p>338.0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2]-[.P92]" office:value-type="float" office:value="2.08459999999997" calcext:value-type="float">
            <text:p>2.08</text:p>
          </table:table-cell>
          <table:table-cell table:formula="of:=([.P92]-([.F92]+[.N92]))" office:value-type="float" office:value="224.069" calcext:value-type="float">
            <text:p>224.07</text:p>
          </table:table-cell>
          <table:table-cell table:formula="of:=[.R92]/INTERNAL_40" office:value-type="float" office:value="35.5665079365079" calcext:value-type="float">
            <text:p>35.57</text:p>
          </table:table-cell>
          <table:table-cell table:formula="of:=[.R92]/EXTERNAL_40" office:value-type="float" office:value="38.6325862068965" calcext:value-type="float">
            <text:p>38.6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P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0.825" calcext:value-type="float">
            <text:p>80.83</text:p>
          </table:table-cell>
          <table:table-cell table:style-name="ce7" office:value-type="float" office:value="81.637" calcext:value-type="float">
            <text:p>81.64</text:p>
          </table:table-cell>
          <table:table-cell table:style-name="ce10" table:formula="of:=AVERAGE([.D93:.E93])" office:value-type="float" office:value="81.231" calcext:value-type="float">
            <text:p>81.23</text:p>
          </table:table-cell>
          <table:table-cell table:style-name="ce12"/>
          <table:table-cell table:style-name="ce12" office:value-type="float" office:value="54.339" calcext:value-type="float">
            <text:p>54.34</text:p>
          </table:table-cell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315.1662" calcext:value-type="float">
            <text:p>315.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3]+VIA_13*[.L93]+VIA_16*[.M93]" office:value-type="float" office:value="22.8" calcext:value-type="float">
            <text:p>22.8</text:p>
          </table:table-cell>
          <table:table-cell table:style-name="ce12" table:formula="of:=[.I93]+[.J93]+[.N93]+[.F93]" office:value-type="float" office:value="419.1972" calcext:value-type="float">
            <text:p>419.2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3]-[.P93]" office:value-type="float" office:value="83.2522" calcext:value-type="float">
            <text:p>83.25</text:p>
          </table:table-cell>
          <table:table-cell table:formula="of:=([.P93]-([.F93]+[.N93]))" office:value-type="float" office:value="231.914" calcext:value-type="float">
            <text:p>231.91</text:p>
          </table:table-cell>
          <table:table-cell table:formula="of:=[.R93]/INTERNAL_40" office:value-type="float" office:value="36.811746031746" calcext:value-type="float">
            <text:p>36.81</text:p>
          </table:table-cell>
          <table:table-cell table:formula="of:=[.R93]/EXTERNAL_40" office:value-type="float" office:value="39.9851724137931" calcext:value-type="float">
            <text:p>39.9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526" calcext:value-type="float">
            <text:p>124.53</text:p>
          </table:table-cell>
          <table:table-cell table:style-name="ce7" office:value-type="float" office:value="125.778" calcext:value-type="float">
            <text:p>125.78</text:p>
          </table:table-cell>
          <table:table-cell table:style-name="ce10" table:formula="of:=AVERAGE([.D94:.E94])" office:value-type="float" office:value="125.152" calcext:value-type="float">
            <text:p>125.15</text:p>
          </table:table-cell>
          <table:table-cell table:style-name="ce12"/>
          <table:table-cell table:style-name="ce12" office:value-type="float" office:value="37.666" calcext:value-type="float">
            <text:p>37.67</text:p>
          </table:table-cell>
          <table:table-cell table:style-name="ce12" table:formula="of:=[.G94]*INTERNAL_40" office:value-type="float" office:value="0" calcext:value-type="float">
            <text:p>0.00</text:p>
          </table:table-cell>
          <table:table-cell table:style-name="ce12" table:formula="of:=[.H94]*EXTERNAL_40" office:value-type="float" office:value="218.4628" calcext:value-type="float">
            <text:p>218.46</text:p>
          </table:table-cell>
          <table:table-cell table:style-name="ce4" table:number-columns-repeated="3"/>
          <table:table-cell table:style-name="ce4" table:formula="of:=VIA_18*[.K94]+VIA_13*[.L94]+VIA_16*[.M94]" office:value-type="float" office:value="0" calcext:value-type="float">
            <text:p>0</text:p>
          </table:table-cell>
          <table:table-cell table:style-name="ce12" table:formula="of:=[.I94]+[.J94]+[.N94]+[.F94]" office:value-type="float" office:value="343.6148" calcext:value-type="float">
            <text:p>343.61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4]-[.P94]" office:value-type="float" office:value="7.66980000000001" calcext:value-type="float">
            <text:p>7.67</text:p>
          </table:table-cell>
          <table:table-cell table:formula="of:=([.P94]-([.F94]+[.N94]))" office:value-type="float" office:value="210.793" calcext:value-type="float">
            <text:p>210.79</text:p>
          </table:table-cell>
          <table:table-cell table:formula="of:=[.R94]/INTERNAL_40" office:value-type="float" office:value="33.4592063492064" calcext:value-type="float">
            <text:p>33.46</text:p>
          </table:table-cell>
          <table:table-cell table:formula="of:=[.R94]/EXTERNAL_40" office:value-type="float" office:value="36.3436206896552" calcext:value-type="float">
            <text:p>36.3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P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137" calcext:value-type="float">
            <text:p>112.14</text:p>
          </table:table-cell>
          <table:table-cell table:style-name="ce7" office:value-type="float" office:value="113.265" calcext:value-type="float">
            <text:p>113.27</text:p>
          </table:table-cell>
          <table:table-cell table:style-name="ce10" table:formula="of:=AVERAGE([.D95:.E95])" office:value-type="float" office:value="112.701" calcext:value-type="float">
            <text:p>112.70</text:p>
          </table:table-cell>
          <table:table-cell table:style-name="ce12"/>
          <table:table-cell table:style-name="ce12" office:value-type="float" office:value="37.868" calcext:value-type="float">
            <text:p>37.87</text:p>
          </table:table-cell>
          <table:table-cell table:style-name="ce12" table:formula="of:=[.G95]*INTERNAL_40" office:value-type="float" office:value="0" calcext:value-type="float">
            <text:p>0.00</text:p>
          </table:table-cell>
          <table:table-cell table:style-name="ce12" table:formula="of:=[.H95]*EXTERNAL_40" office:value-type="float" office:value="219.6344" calcext:value-type="float">
            <text:p>219.63</text:p>
          </table:table-cell>
          <table:table-cell table:style-name="ce4" table:number-columns-repeated="3"/>
          <table:table-cell table:style-name="ce4" table:formula="of:=VIA_18*[.K95]+VIA_13*[.L95]+VIA_16*[.M95]" office:value-type="float" office:value="0" calcext:value-type="float">
            <text:p>0</text:p>
          </table:table-cell>
          <table:table-cell table:style-name="ce12" table:formula="of:=[.I95]+[.J95]+[.N95]+[.F95]" office:value-type="float" office:value="332.3354" calcext:value-type="float">
            <text:p>332.3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5]-[.P95]" office:value-type="float" office:value="-3.6096" calcext:value-type="float">
            <text:p>-3.61</text:p>
          </table:table-cell>
          <table:table-cell table:formula="of:=([.P95]-([.F95]+[.N95]))" office:value-type="float" office:value="223.244" calcext:value-type="float">
            <text:p>223.24</text:p>
          </table:table-cell>
          <table:table-cell table:formula="of:=[.R95]/INTERNAL_40" office:value-type="float" office:value="35.4355555555556" calcext:value-type="float">
            <text:p>35.44</text:p>
          </table:table-cell>
          <table:table-cell table:formula="of:=[.R95]/EXTERNAL_40" office:value-type="float" office:value="38.4903448275862" calcext:value-type="float">
            <text:p>38.4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P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5.589" calcext:value-type="float">
            <text:p>85.59</text:p>
          </table:table-cell>
          <table:table-cell table:style-name="ce7" office:value-type="float" office:value="86.449" calcext:value-type="float">
            <text:p>86.45</text:p>
          </table:table-cell>
          <table:table-cell table:style-name="ce10" table:formula="of:=AVERAGE([.D96:.E96])" office:value-type="float" office:value="86.019" calcext:value-type="float">
            <text:p>86.02</text:p>
          </table:table-cell>
          <table:table-cell table:style-name="ce12"/>
          <table:table-cell table:style-name="ce12" office:value-type="float" office:value="53.817" calcext:value-type="float">
            <text:p>53.82</text:p>
          </table:table-cell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312.1386" calcext:value-type="float">
            <text:p>312.1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6]+VIA_13*[.L96]+VIA_16*[.M96]" office:value-type="float" office:value="22.8" calcext:value-type="float">
            <text:p>22.8</text:p>
          </table:table-cell>
          <table:table-cell table:style-name="ce12" table:formula="of:=[.I96]+[.J96]+[.N96]+[.F96]" office:value-type="float" office:value="420.9576" calcext:value-type="float">
            <text:p>420.9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6]-[.P96]" office:value-type="float" office:value="85.0126" calcext:value-type="float">
            <text:p>85.01</text:p>
          </table:table-cell>
          <table:table-cell table:formula="of:=([.P96]-([.F96]+[.N96]))" office:value-type="float" office:value="227.126" calcext:value-type="float">
            <text:p>227.13</text:p>
          </table:table-cell>
          <table:table-cell table:formula="of:=[.R96]/INTERNAL_40" office:value-type="float" office:value="36.051746031746" calcext:value-type="float">
            <text:p>36.05</text:p>
          </table:table-cell>
          <table:table-cell table:formula="of:=[.R96]/EXTERNAL_40" office:value-type="float" office:value="39.1596551724138" calcext:value-type="float">
            <text:p>39.1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P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6.017" calcext:value-type="float">
            <text:p>106.02</text:p>
          </table:table-cell>
          <table:table-cell table:style-name="ce7" office:value-type="float" office:value="107.083" calcext:value-type="float">
            <text:p>107.08</text:p>
          </table:table-cell>
          <table:table-cell table:style-name="ce10" table:formula="of:=AVERAGE([.D97:.E97])" office:value-type="float" office:value="106.55" calcext:value-type="float">
            <text:p>106.55</text:p>
          </table:table-cell>
          <table:table-cell table:style-name="ce12"/>
          <table:table-cell table:style-name="ce12" office:value-type="float" office:value="53.7" calcext:value-type="float">
            <text:p>53.70</text:p>
          </table:table-cell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311.46" calcext:value-type="float">
            <text:p>311.4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7]+VIA_13*[.L97]+VIA_16*[.M97]" office:value-type="float" office:value="22.8" calcext:value-type="float">
            <text:p>22.8</text:p>
          </table:table-cell>
          <table:table-cell table:style-name="ce12" table:formula="of:=[.I97]+[.J97]+[.N97]+[.F97]" office:value-type="float" office:value="440.81" calcext:value-type="float">
            <text:p>440.81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7]-[.P97]" office:value-type="float" office:value="104.865" calcext:value-type="float">
            <text:p>104.87</text:p>
          </table:table-cell>
          <table:table-cell table:formula="of:=([.P97]-([.F97]+[.N97]))" office:value-type="float" office:value="206.595" calcext:value-type="float">
            <text:p>206.60</text:p>
          </table:table-cell>
          <table:table-cell table:formula="of:=[.R97]/INTERNAL_40" office:value-type="float" office:value="32.7928571428571" calcext:value-type="float">
            <text:p>32.79</text:p>
          </table:table-cell>
          <table:table-cell table:formula="of:=[.R97]/EXTERNAL_40" office:value-type="float" office:value="35.6198275862069" calcext:value-type="float">
            <text:p>35.6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K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651" calcext:value-type="float">
            <text:p>112.65</text:p>
          </table:table-cell>
          <table:table-cell table:style-name="ce7" office:value-type="float" office:value="113.783" calcext:value-type="float">
            <text:p>113.78</text:p>
          </table:table-cell>
          <table:table-cell table:style-name="ce10" table:formula="of:=AVERAGE([.D98:.E98])" office:value-type="float" office:value="113.217" calcext:value-type="float">
            <text:p>113.22</text:p>
          </table:table-cell>
          <table:table-cell table:style-name="ce12"/>
          <table:table-cell table:style-name="ce12" office:value-type="float" office:value="37.826" calcext:value-type="float">
            <text:p>37.83</text:p>
          </table:table-cell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219.3908" calcext:value-type="float">
            <text:p>219.39</text:p>
          </table:table-cell>
          <table:table-cell table:style-name="ce4" table:number-columns-repeated="3"/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float" office:value="332.6078" calcext:value-type="float">
            <text:p>332.61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8]-[.P98]" office:value-type="float" office:value="-3.3372" calcext:value-type="float">
            <text:p>-3.34</text:p>
          </table:table-cell>
          <table:table-cell table:formula="of:=([.P98]-([.F98]+[.N98]))" office:value-type="float" office:value="222.728" calcext:value-type="float">
            <text:p>222.73</text:p>
          </table:table-cell>
          <table:table-cell table:formula="of:=[.R98]/INTERNAL_40" office:value-type="float" office:value="35.3536507936508" calcext:value-type="float">
            <text:p>35.35</text:p>
          </table:table-cell>
          <table:table-cell table:formula="of:=[.R98]/EXTERNAL_40" office:value-type="float" office:value="38.4013793103448" calcext:value-type="float">
            <text:p>38.4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N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3.67" calcext:value-type="float">
            <text:p>63.67</text:p>
          </table:table-cell>
          <table:table-cell table:style-name="ce7" office:value-type="float" office:value="64.309" calcext:value-type="float">
            <text:p>64.31</text:p>
          </table:table-cell>
          <table:table-cell table:style-name="ce10" table:formula="of:=AVERAGE([.D99:.E99])" office:value-type="float" office:value="63.9895" calcext:value-type="float">
            <text:p>63.99</text:p>
          </table:table-cell>
          <table:table-cell table:style-name="ce12" office:value-type="float" office:value="51.33" calcext:value-type="float">
            <text:p>51.33</text:p>
          </table:table-cell>
          <table:table-cell table:style-name="ce12"/>
          <table:table-cell table:style-name="ce12" table:formula="of:=[.G99]*INTERNAL_40" office:value-type="float" office:value="323.379" calcext:value-type="float">
            <text:p>323.38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9]+VIA_13*[.L99]+VIA_16*[.M99]" office:value-type="float" office:value="21.8" calcext:value-type="float">
            <text:p>21.8</text:p>
          </table:table-cell>
          <table:table-cell table:style-name="ce12" table:formula="of:=[.I99]+[.J99]+[.N99]+[.F99]" office:value-type="float" office:value="409.1685" calcext:value-type="float">
            <text:p>409.1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9]-[.P99]" office:value-type="float" office:value="73.2235" calcext:value-type="float">
            <text:p>73.22</text:p>
          </table:table-cell>
          <table:table-cell table:formula="of:=([.P99]-([.F99]+[.N99]))" office:value-type="float" office:value="250.1555" calcext:value-type="float">
            <text:p>250.16</text:p>
          </table:table-cell>
          <table:table-cell table:formula="of:=[.R99]/INTERNAL_40" office:value-type="float" office:value="39.7072222222222" calcext:value-type="float">
            <text:p>39.71</text:p>
          </table:table-cell>
          <table:table-cell table:formula="of:=[.R99]/EXTERNAL_40" office:value-type="float" office:value="43.1302586206897" calcext:value-type="float">
            <text:p>43.1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E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358" calcext:value-type="float">
            <text:p>139.36</text:p>
          </table:table-cell>
          <table:table-cell table:style-name="ce7" office:value-type="float" office:value="140.758" calcext:value-type="float">
            <text:p>140.76</text:p>
          </table:table-cell>
          <table:table-cell table:style-name="ce10" table:formula="of:=AVERAGE([.D100:.E100])" office:value-type="float" office:value="140.058" calcext:value-type="float">
            <text:p>140.06</text:p>
          </table:table-cell>
          <table:table-cell table:style-name="ce12"/>
          <table:table-cell table:style-name="ce12" office:value-type="float" office:value="36.169" calcext:value-type="float">
            <text:p>36.17</text:p>
          </table:table-cell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209.7802" calcext:value-type="float">
            <text:p>209.78</text:p>
          </table:table-cell>
          <table:table-cell table:style-name="ce4" table:number-columns-repeated="3"/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349.8382" calcext:value-type="float">
            <text:p>349.8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0]-[.P100]" office:value-type="float" office:value="13.8932" calcext:value-type="float">
            <text:p>13.89</text:p>
          </table:table-cell>
          <table:table-cell table:formula="of:=([.P100]-([.F100]+[.N100]))" office:value-type="float" office:value="195.887" calcext:value-type="float">
            <text:p>195.89</text:p>
          </table:table-cell>
          <table:table-cell table:formula="of:=[.R100]/INTERNAL_40" office:value-type="float" office:value="31.0931746031746" calcext:value-type="float">
            <text:p>31.09</text:p>
          </table:table-cell>
          <table:table-cell table:formula="of:=[.R100]/EXTERNAL_40" office:value-type="float" office:value="33.7736206896552" calcext:value-type="float">
            <text:p>33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N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9.564" calcext:value-type="float">
            <text:p>79.56</text:p>
          </table:table-cell>
          <table:table-cell table:style-name="ce7" office:value-type="float" office:value="80.364" calcext:value-type="float">
            <text:p>80.36</text:p>
          </table:table-cell>
          <table:table-cell table:style-name="ce10" table:formula="of:=AVERAGE([.D101:.E101])" office:value-type="float" office:value="79.964" calcext:value-type="float">
            <text:p>79.96</text:p>
          </table:table-cell>
          <table:table-cell table:style-name="ce12" office:value-type="float" office:value="69.519" calcext:value-type="float">
            <text:p>69.52</text:p>
          </table:table-cell>
          <table:table-cell table:style-name="ce12"/>
          <table:table-cell table:style-name="ce12" table:formula="of:=[.G101]*INTERNAL_40" office:value-type="float" office:value="437.9697" calcext:value-type="float">
            <text:p>437.97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VIA_18*[.K101]+VIA_13*[.L101]+VIA_16*[.M101]" office:value-type="float" office:value="14.4" calcext:value-type="float">
            <text:p>14.4</text:p>
          </table:table-cell>
          <table:table-cell table:style-name="ce12" table:formula="of:=[.I101]+[.J101]+[.N101]+[.F101]" office:value-type="float" office:value="532.3337" calcext:value-type="float">
            <text:p>532.3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1]-[.P101]" office:value-type="float" office:value="196.3887" calcext:value-type="float">
            <text:p>196.39</text:p>
          </table:table-cell>
          <table:table-cell table:formula="of:=([.P101]-([.F101]+[.N101]))" office:value-type="float" office:value="241.581" calcext:value-type="float">
            <text:p>241.58</text:p>
          </table:table-cell>
          <table:table-cell table:formula="of:=[.R101]/INTERNAL_40" office:value-type="float" office:value="38.3461904761905" calcext:value-type="float">
            <text:p>38.35</text:p>
          </table:table-cell>
          <table:table-cell table:formula="of:=[.R101]/EXTERNAL_40" office:value-type="float" office:value="41.6518965517241" calcext:value-type="float">
            <text:p>41.6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0</text:p>
          </table:table-cell>
          <table:table-cell table:style-name="ce4" office:value-type="string" calcext:value-type="string">
            <text:p>E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7.028" calcext:value-type="float">
            <text:p>127.03</text:p>
          </table:table-cell>
          <table:table-cell table:style-name="ce7" office:value-type="float" office:value="128.304" calcext:value-type="float">
            <text:p>128.30</text:p>
          </table:table-cell>
          <table:table-cell table:style-name="ce10" table:formula="of:=AVERAGE([.D102:.E102])" office:value-type="float" office:value="127.666" calcext:value-type="float">
            <text:p>127.67</text:p>
          </table:table-cell>
          <table:table-cell table:style-name="ce12"/>
          <table:table-cell table:style-name="ce12" office:value-type="float" office:value="37.376" calcext:value-type="float">
            <text:p>37.38</text:p>
          </table:table-cell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216.7808" calcext:value-type="float">
            <text:p>216.78</text:p>
          </table:table-cell>
          <table:table-cell table:style-name="ce4" table:number-columns-repeated="3"/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float" office:value="344.4468" calcext:value-type="float">
            <text:p>344.45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2]-[.P102]" office:value-type="float" office:value="8.50179999999995" calcext:value-type="float">
            <text:p>8.50</text:p>
          </table:table-cell>
          <table:table-cell table:formula="of:=([.P102]-([.F102]+[.N102]))" office:value-type="float" office:value="208.279" calcext:value-type="float">
            <text:p>208.28</text:p>
          </table:table-cell>
          <table:table-cell table:formula="of:=[.R102]/INTERNAL_40" office:value-type="float" office:value="33.0601587301587" calcext:value-type="float">
            <text:p>33.06</text:p>
          </table:table-cell>
          <table:table-cell table:formula="of:=[.R102]/EXTERNAL_40" office:value-type="float" office:value="35.9101724137931" calcext:value-type="float">
            <text:p>35.9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0#</text:p>
          </table:table-cell>
          <table:table-cell table:style-name="ce4" office:value-type="string" calcext:value-type="string">
            <text:p>P1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0.963" calcext:value-type="float">
            <text:p>60.96</text:p>
          </table:table-cell>
          <table:table-cell table:style-name="ce7" office:value-type="float" office:value="61.575" calcext:value-type="float">
            <text:p>61.58</text:p>
          </table:table-cell>
          <table:table-cell table:style-name="ce10" table:formula="of:=AVERAGE([.D103:.E103])" office:value-type="float" office:value="61.269" calcext:value-type="float">
            <text:p>61.27</text:p>
          </table:table-cell>
          <table:table-cell table:style-name="ce12" office:value-type="float" office:value="51.405" calcext:value-type="float">
            <text:p>51.41</text:p>
          </table:table-cell>
          <table:table-cell table:style-name="ce12"/>
          <table:table-cell table:style-name="ce12" table:formula="of:=[.G103]*INTERNAL_40" office:value-type="float" office:value="323.8515" calcext:value-type="float">
            <text:p>323.85</text:p>
          </table:table-cell>
          <table:table-cell table:style-name="ce12" table:formula="of:=[.H10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3]+VIA_13*[.L103]+VIA_16*[.M103]" office:value-type="float" office:value="21.8" calcext:value-type="float">
            <text:p>21.8</text:p>
          </table:table-cell>
          <table:table-cell table:style-name="ce12" table:formula="of:=[.I103]+[.J103]+[.N103]+[.F103]" office:value-type="float" office:value="406.9205" calcext:value-type="float">
            <text:p>406.9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3]-[.P103]" office:value-type="float" office:value="70.9755" calcext:value-type="float">
            <text:p>70.98</text:p>
          </table:table-cell>
          <table:table-cell table:formula="of:=([.P103]-([.F103]+[.N103]))" office:value-type="float" office:value="252.876" calcext:value-type="float">
            <text:p>252.88</text:p>
          </table:table-cell>
          <table:table-cell table:formula="of:=[.R103]/INTERNAL_40" office:value-type="float" office:value="40.1390476190476" calcext:value-type="float">
            <text:p>40.14</text:p>
          </table:table-cell>
          <table:table-cell table:formula="of:=[.R103]/EXTERNAL_40" office:value-type="float" office:value="43.5993103448276" calcext:value-type="float">
            <text:p>43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0</text:p>
          </table:table-cell>
          <table:table-cell table:style-name="ce4" office:value-type="string" calcext:value-type="string">
            <text:p>P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776" calcext:value-type="float">
            <text:p>74.78</text:p>
          </table:table-cell>
          <table:table-cell table:style-name="ce7" office:value-type="float" office:value="75.528" calcext:value-type="float">
            <text:p>75.53</text:p>
          </table:table-cell>
          <table:table-cell table:style-name="ce10" table:formula="of:=AVERAGE([.D104:.E104])" office:value-type="float" office:value="75.152" calcext:value-type="float">
            <text:p>75.15</text:p>
          </table:table-cell>
          <table:table-cell table:style-name="ce12" office:value-type="float" office:value="50.239" calcext:value-type="float">
            <text:p>50.24</text:p>
          </table:table-cell>
          <table:table-cell table:style-name="ce12"/>
          <table:table-cell table:style-name="ce12" table:formula="of:=[.G104]*INTERNAL_40" office:value-type="float" office:value="316.5057" calcext:value-type="float">
            <text:p>316.51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4]+VIA_13*[.L104]+VIA_16*[.M104]" office:value-type="float" office:value="21.8" calcext:value-type="float">
            <text:p>21.8</text:p>
          </table:table-cell>
          <table:table-cell table:style-name="ce12" table:formula="of:=[.I104]+[.J104]+[.N104]+[.F104]" office:value-type="float" office:value="413.4577" calcext:value-type="float">
            <text:p>413.4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4]-[.P104]" office:value-type="float" office:value="77.5127" calcext:value-type="float">
            <text:p>77.51</text:p>
          </table:table-cell>
          <table:table-cell table:formula="of:=([.P104]-([.F104]+[.N104]))" office:value-type="float" office:value="238.993" calcext:value-type="float">
            <text:p>238.99</text:p>
          </table:table-cell>
          <table:table-cell table:formula="of:=[.R104]/INTERNAL_40" office:value-type="float" office:value="37.9353968253968" calcext:value-type="float">
            <text:p>37.94</text:p>
          </table:table-cell>
          <table:table-cell table:formula="of:=[.R104]/EXTERNAL_40" office:value-type="float" office:value="41.2056896551724" calcext:value-type="float">
            <text:p>41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M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04" calcext:value-type="float">
            <text:p>111.30</text:p>
          </table:table-cell>
          <table:table-cell table:style-name="ce7" office:value-type="float" office:value="112.422" calcext:value-type="float">
            <text:p>112.42</text:p>
          </table:table-cell>
          <table:table-cell table:style-name="ce10" table:formula="of:=AVERAGE([.D105:.E105])" office:value-type="float" office:value="111.863" calcext:value-type="float">
            <text:p>111.86</text:p>
          </table:table-cell>
          <table:table-cell table:style-name="ce12"/>
          <table:table-cell table:style-name="ce12" office:value-type="float" office:value="38.157" calcext:value-type="float">
            <text:p>38.16</text:p>
          </table:table-cell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221.3106" calcext:value-type="float">
            <text:p>221.31</text:p>
          </table:table-cell>
          <table:table-cell table:style-name="ce4" table:number-columns-repeated="3"/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333.1736" calcext:value-type="float">
            <text:p>333.1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5]-[.P105]" office:value-type="float" office:value="-2.77140000000003" calcext:value-type="float">
            <text:p>-2.77</text:p>
          </table:table-cell>
          <table:table-cell table:formula="of:=([.P105]-([.F105]+[.N105]))" office:value-type="float" office:value="224.082" calcext:value-type="float">
            <text:p>224.08</text:p>
          </table:table-cell>
          <table:table-cell table:formula="of:=[.R105]/INTERNAL_40" office:value-type="float" office:value="35.5685714285714" calcext:value-type="float">
            <text:p>35.57</text:p>
          </table:table-cell>
          <table:table-cell table:formula="of:=[.R105]/EXTERNAL_40" office:value-type="float" office:value="38.6348275862069" calcext:value-type="float">
            <text:p>38.6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N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4.492" calcext:value-type="float">
            <text:p>114.49</text:p>
          </table:table-cell>
          <table:table-cell table:style-name="ce7" office:value-type="float" office:value="115.642" calcext:value-type="float">
            <text:p>115.64</text:p>
          </table:table-cell>
          <table:table-cell table:style-name="ce10" table:formula="of:=AVERAGE([.D106:.E106])" office:value-type="float" office:value="115.067" calcext:value-type="float">
            <text:p>115.07</text:p>
          </table:table-cell>
          <table:table-cell table:style-name="ce12"/>
          <table:table-cell table:style-name="ce12" office:value-type="float" office:value="37.992" calcext:value-type="float">
            <text:p>37.99</text:p>
          </table:table-cell>
          <table:table-cell table:style-name="ce12" table:formula="of:=[.G106]*INTERNAL_40" office:value-type="float" office:value="0" calcext:value-type="float">
            <text:p>0.00</text:p>
          </table:table-cell>
          <table:table-cell table:style-name="ce12" table:formula="of:=[.H106]*EXTERNAL_40" office:value-type="float" office:value="220.3536" calcext:value-type="float">
            <text:p>220.35</text:p>
          </table:table-cell>
          <table:table-cell table:style-name="ce4" table:number-columns-repeated="3"/>
          <table:table-cell table:style-name="ce4" table:formula="of:=VIA_18*[.K106]+VIA_13*[.L106]+VIA_16*[.M106]" office:value-type="float" office:value="0" calcext:value-type="float">
            <text:p>0</text:p>
          </table:table-cell>
          <table:table-cell table:style-name="ce12" table:formula="of:=[.I106]+[.J106]+[.N106]+[.F106]" office:value-type="float" office:value="335.4206" calcext:value-type="float">
            <text:p>335.4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6]-[.P106]" office:value-type="float" office:value="-0.524400000000014" calcext:value-type="float">
            <text:p>-0.52</text:p>
          </table:table-cell>
          <table:table-cell table:formula="of:=([.P106]-([.F106]+[.N106]))" office:value-type="float" office:value="220.878" calcext:value-type="float">
            <text:p>220.88</text:p>
          </table:table-cell>
          <table:table-cell table:formula="of:=[.R106]/INTERNAL_40" office:value-type="float" office:value="35.06" calcext:value-type="float">
            <text:p>35.06</text:p>
          </table:table-cell>
          <table:table-cell table:formula="of:=[.R106]/EXTERNAL_40" office:value-type="float" office:value="38.0824137931034" calcext:value-type="float">
            <text:p>38.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N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206" calcext:value-type="float">
            <text:p>77.21</text:p>
          </table:table-cell>
          <table:table-cell table:style-name="ce7" office:value-type="float" office:value="77.982" calcext:value-type="float">
            <text:p>77.98</text:p>
          </table:table-cell>
          <table:table-cell table:style-name="ce10" table:formula="of:=AVERAGE([.D107:.E107])" office:value-type="float" office:value="77.594" calcext:value-type="float">
            <text:p>77.59</text:p>
          </table:table-cell>
          <table:table-cell table:style-name="ce12" office:value-type="float" office:value="49.322" calcext:value-type="float">
            <text:p>49.32</text:p>
          </table:table-cell>
          <table:table-cell table:style-name="ce12"/>
          <table:table-cell table:style-name="ce12" table:formula="of:=[.G107]*INTERNAL_40" office:value-type="float" office:value="310.7286" calcext:value-type="float">
            <text:p>310.73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7]+VIA_13*[.L107]+VIA_16*[.M107]" office:value-type="float" office:value="21.8" calcext:value-type="float">
            <text:p>21.8</text:p>
          </table:table-cell>
          <table:table-cell table:style-name="ce12" table:formula="of:=[.I107]+[.J107]+[.N107]+[.F107]" office:value-type="float" office:value="410.1226" calcext:value-type="float">
            <text:p>410.1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7]-[.P107]" office:value-type="float" office:value="74.1776" calcext:value-type="float">
            <text:p>74.18</text:p>
          </table:table-cell>
          <table:table-cell table:formula="of:=([.P107]-([.F107]+[.N107]))" office:value-type="float" office:value="236.551" calcext:value-type="float">
            <text:p>236.55</text:p>
          </table:table-cell>
          <table:table-cell table:formula="of:=[.R107]/INTERNAL_40" office:value-type="float" office:value="37.5477777777778" calcext:value-type="float">
            <text:p>37.55</text:p>
          </table:table-cell>
          <table:table-cell table:formula="of:=[.R107]/EXTERNAL_40" office:value-type="float" office:value="40.7846551724138" calcext:value-type="float">
            <text:p>40.7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0</text:p>
          </table:table-cell>
          <table:table-cell table:style-name="ce4" office:value-type="string" calcext:value-type="string">
            <text:p>N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8.819" calcext:value-type="float">
            <text:p>88.82</text:p>
          </table:table-cell>
          <table:table-cell table:style-name="ce7" office:value-type="float" office:value="89.711" calcext:value-type="float">
            <text:p>89.71</text:p>
          </table:table-cell>
          <table:table-cell table:style-name="ce10" table:formula="of:=AVERAGE([.D108:.E108])" office:value-type="float" office:value="89.265" calcext:value-type="float">
            <text:p>89.27</text:p>
          </table:table-cell>
          <table:table-cell table:style-name="ce12"/>
          <table:table-cell table:style-name="ce12" office:value-type="float" office:value="38.6" calcext:value-type="float">
            <text:p>38.60</text:p>
          </table:table-cell>
          <table:table-cell table:style-name="ce12" table:formula="of:=[.G108]*INTERNAL_40" office:value-type="float" office:value="0" calcext:value-type="float">
            <text:p>0.00</text:p>
          </table:table-cell>
          <table:table-cell table:style-name="ce12" table:formula="of:=[.H108]*EXTERNAL_40" office:value-type="float" office:value="223.88" calcext:value-type="float">
            <text:p>223.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08]+VIA_13*[.L108]+VIA_16*[.M108]" office:value-type="float" office:value="22.8" calcext:value-type="float">
            <text:p>22.8</text:p>
          </table:table-cell>
          <table:table-cell table:style-name="ce12" table:formula="of:=[.I108]+[.J108]+[.N108]+[.F108]" office:value-type="float" office:value="335.945" calcext:value-type="float">
            <text:p>335.95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8]-[.P108]" office:value-type="float" office:value="0" calcext:value-type="float">
            <text:p>0.00</text:p>
          </table:table-cell>
          <table:table-cell table:formula="of:=([.P108]-([.F108]+[.N108]))" office:value-type="float" office:value="223.88" calcext:value-type="float">
            <text:p>223.88</text:p>
          </table:table-cell>
          <table:table-cell table:formula="of:=[.R108]/INTERNAL_40" office:value-type="float" office:value="35.5365079365079" calcext:value-type="float">
            <text:p>35.54</text:p>
          </table:table-cell>
          <table:table-cell table:formula="of:=[.R108]/EXTERNAL_40" office:value-type="float" office:value="38.6" calcext:value-type="float">
            <text:p>38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1</text:p>
          </table:table-cell>
          <table:table-cell table:style-name="ce4" office:value-type="string" calcext:value-type="string">
            <text:p>M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5.99" calcext:value-type="float">
            <text:p>95.99</text:p>
          </table:table-cell>
          <table:table-cell table:style-name="ce7" office:value-type="float" office:value="96.954" calcext:value-type="float">
            <text:p>96.95</text:p>
          </table:table-cell>
          <table:table-cell table:style-name="ce10" table:formula="of:=AVERAGE([.D109:.E109])" office:value-type="float" office:value="96.472" calcext:value-type="float">
            <text:p>96.47</text:p>
          </table:table-cell>
          <table:table-cell table:style-name="ce12" office:value-type="float" office:value="44.74" calcext:value-type="float">
            <text:p>44.74</text:p>
          </table:table-cell>
          <table:table-cell table:style-name="ce12" office:value-type="float" office:value="3.89" calcext:value-type="float">
            <text:p>3.89</text:p>
          </table:table-cell>
          <table:table-cell table:style-name="ce12" table:formula="of:=[.G109]*INTERNAL_40" office:value-type="float" office:value="281.862" calcext:value-type="float">
            <text:p>281.86</text:p>
          </table:table-cell>
          <table:table-cell table:style-name="ce12" table:formula="of:=[.H109]*EXTERNAL_40" office:value-type="float" office:value="22.562" calcext:value-type="float">
            <text:p>22.56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9]+VIA_13*[.L109]+VIA_16*[.M109]" office:value-type="float" office:value="21.8" calcext:value-type="float">
            <text:p>21.8</text:p>
          </table:table-cell>
          <table:table-cell table:style-name="ce12" table:formula="of:=[.I109]+[.J109]+[.N109]+[.F109]" office:value-type="float" office:value="422.696" calcext:value-type="float">
            <text:p>422.7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9]-[.P109]" office:value-type="float" office:value="86.751" calcext:value-type="float">
            <text:p>86.75</text:p>
          </table:table-cell>
          <table:table-cell table:formula="of:=([.P109]-([.F109]+[.N109]))" office:value-type="float" office:value="217.673" calcext:value-type="float">
            <text:p>217.67</text:p>
          </table:table-cell>
          <table:table-cell table:formula="of:=[.R109]/INTERNAL_40" office:value-type="float" office:value="34.5512698412698" calcext:value-type="float">
            <text:p>34.55</text:p>
          </table:table-cell>
          <table:table-cell table:formula="of:=[.R109]/EXTERNAL_40" office:value-type="float" office:value="37.5298275862069" calcext:value-type="float">
            <text:p>37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1#</text:p>
          </table:table-cell>
          <table:table-cell table:style-name="ce4" office:value-type="string" calcext:value-type="string">
            <text:p>R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9.941" calcext:value-type="float">
            <text:p>99.94</text:p>
          </table:table-cell>
          <table:table-cell table:style-name="ce7" office:value-type="float" office:value="100.945" calcext:value-type="float">
            <text:p>100.95</text:p>
          </table:table-cell>
          <table:table-cell table:style-name="ce10" table:formula="of:=AVERAGE([.D110:.E110])" office:value-type="float" office:value="100.443" calcext:value-type="float">
            <text:p>100.44</text:p>
          </table:table-cell>
          <table:table-cell table:style-name="ce12"/>
          <table:table-cell table:style-name="ce12" office:value-type="float" office:value="39.033" calcext:value-type="float">
            <text:p>39.03</text:p>
          </table:table-cell>
          <table:table-cell table:style-name="ce12" table:formula="of:=[.G110]*INTERNAL_40" office:value-type="float" office:value="0" calcext:value-type="float">
            <text:p>0.00</text:p>
          </table:table-cell>
          <table:table-cell table:style-name="ce12" table:formula="of:=[.H110]*EXTERNAL_40" office:value-type="float" office:value="226.3914" calcext:value-type="float">
            <text:p>226.39</text:p>
          </table:table-cell>
          <table:table-cell table:style-name="ce4" table:number-columns-repeated="3"/>
          <table:table-cell table:style-name="ce4" table:formula="of:=VIA_18*[.K110]+VIA_13*[.L110]+VIA_16*[.M110]" office:value-type="float" office:value="0" calcext:value-type="float">
            <text:p>0</text:p>
          </table:table-cell>
          <table:table-cell table:style-name="ce12" table:formula="of:=[.I110]+[.J110]+[.N110]+[.F110]" office:value-type="float" office:value="326.8344" calcext:value-type="float">
            <text:p>326.8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0]-[.P110]" office:value-type="float" office:value="-9.11059999999998" calcext:value-type="float">
            <text:p>-9.11</text:p>
          </table:table-cell>
          <table:table-cell table:formula="of:=([.P110]-([.F110]+[.N110]))" office:value-type="float" office:value="235.502" calcext:value-type="float">
            <text:p>235.50</text:p>
          </table:table-cell>
          <table:table-cell table:formula="of:=[.R110]/INTERNAL_40" office:value-type="float" office:value="37.3812698412698" calcext:value-type="float">
            <text:p>37.38</text:p>
          </table:table-cell>
          <table:table-cell table:formula="of:=[.R110]/EXTERNAL_40" office:value-type="float" office:value="40.6037931034483" calcext:value-type="float">
            <text:p>40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1#</text:p>
          </table:table-cell>
          <table:table-cell table:style-name="ce4" office:value-type="string" calcext:value-type="string">
            <text:p>R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1.538" calcext:value-type="float">
            <text:p>71.54</text:p>
          </table:table-cell>
          <table:table-cell table:style-name="ce7" office:value-type="float" office:value="72.257" calcext:value-type="float">
            <text:p>72.26</text:p>
          </table:table-cell>
          <table:table-cell table:style-name="ce10" table:formula="of:=AVERAGE([.D111:.E111])" office:value-type="float" office:value="71.8975" calcext:value-type="float">
            <text:p>71.90</text:p>
          </table:table-cell>
          <table:table-cell table:style-name="ce12" office:value-type="float" office:value="50.736" calcext:value-type="float">
            <text:p>50.74</text:p>
          </table:table-cell>
          <table:table-cell table:style-name="ce12"/>
          <table:table-cell table:style-name="ce12" table:formula="of:=[.G111]*INTERNAL_40" office:value-type="float" office:value="319.6368" calcext:value-type="float">
            <text:p>319.64</text:p>
          </table:table-cell>
          <table:table-cell table:style-name="ce12" table:formula="of:=[.H111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11]+VIA_13*[.L111]+VIA_16*[.M111]" office:value-type="float" office:value="21.8" calcext:value-type="float">
            <text:p>21.8</text:p>
          </table:table-cell>
          <table:table-cell table:style-name="ce12" table:formula="of:=[.I111]+[.J111]+[.N111]+[.F111]" office:value-type="float" office:value="413.3343" calcext:value-type="float">
            <text:p>413.3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1]-[.P111]" office:value-type="float" office:value="77.3893" calcext:value-type="float">
            <text:p>77.39</text:p>
          </table:table-cell>
          <table:table-cell table:formula="of:=([.P111]-([.F111]+[.N111]))" office:value-type="float" office:value="242.2475" calcext:value-type="float">
            <text:p>242.25</text:p>
          </table:table-cell>
          <table:table-cell table:formula="of:=[.R111]/INTERNAL_40" office:value-type="float" office:value="38.4519841269841" calcext:value-type="float">
            <text:p>38.45</text:p>
          </table:table-cell>
          <table:table-cell table:formula="of:=[.R111]/EXTERNAL_40" office:value-type="float" office:value="41.7668103448276" calcext:value-type="float">
            <text:p>41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1</text:p>
          </table:table-cell>
          <table:table-cell table:style-name="ce4" office:value-type="string" calcext:value-type="string">
            <text:p>M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628" calcext:value-type="float">
            <text:p>77.63</text:p>
          </table:table-cell>
          <table:table-cell table:style-name="ce7" office:value-type="float" office:value="78.408" calcext:value-type="float">
            <text:p>78.41</text:p>
          </table:table-cell>
          <table:table-cell table:style-name="ce10" table:formula="of:=AVERAGE([.D112:.E112])" office:value-type="float" office:value="78.018" calcext:value-type="float">
            <text:p>78.02</text:p>
          </table:table-cell>
          <table:table-cell table:style-name="ce12"/>
          <table:table-cell table:style-name="ce12" office:value-type="float" office:value="51.952" calcext:value-type="float">
            <text:p>51.95</text:p>
          </table:table-cell>
          <table:table-cell table:style-name="ce12" table:formula="of:=[.G112]*INTERNAL_40" office:value-type="float" office:value="0" calcext:value-type="float">
            <text:p>0.00</text:p>
          </table:table-cell>
          <table:table-cell table:style-name="ce12" table:formula="of:=[.H112]*EXTERNAL_40" office:value-type="float" office:value="301.3216" calcext:value-type="float">
            <text:p>301.3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2]+VIA_13*[.L112]+VIA_16*[.M112]" office:value-type="float" office:value="22.8" calcext:value-type="float">
            <text:p>22.8</text:p>
          </table:table-cell>
          <table:table-cell table:style-name="ce12" table:formula="of:=[.I112]+[.J112]+[.N112]+[.F112]" office:value-type="float" office:value="402.1396" calcext:value-type="float">
            <text:p>402.1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2]-[.P112]" office:value-type="float" office:value="66.1946" calcext:value-type="float">
            <text:p>66.19</text:p>
          </table:table-cell>
          <table:table-cell table:formula="of:=([.P112]-([.F112]+[.N112]))" office:value-type="float" office:value="235.127" calcext:value-type="float">
            <text:p>235.13</text:p>
          </table:table-cell>
          <table:table-cell table:formula="of:=[.R112]/INTERNAL_40" office:value-type="float" office:value="37.321746031746" calcext:value-type="float">
            <text:p>37.32</text:p>
          </table:table-cell>
          <table:table-cell table:formula="of:=[.R112]/EXTERNAL_40" office:value-type="float" office:value="40.5391379310345" calcext:value-type="float">
            <text:p>40.54</text:p>
          </table:table-cell>
          <table:table-cell table:number-columns-repeated="1004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12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6:41:08.42780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21:50:02.302906206</meta:creation-date>
    <meta:generator>LibreOffice/7.0.4.2$Linux_X86_64 LibreOffice_project/00$Build-2</meta:generator>
    <dc:date>2021-12-07T23:56:00.064281770</dc:date>
    <meta:editing-duration>P6DT23H24M6S</meta:editing-duration>
    <meta:editing-cycles>210</meta:editing-cycles>
    <meta:document-statistic meta:table-count="1" meta:cell-count="1867" meta:object-count="0"/>
  </office:meta>
</office:document-meta>
</file>